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thropic Mono" svg:font-family="'Anthropic Mono', ui-monospace, monospace"/>
    <style:font-face style:name="Anthropic Sans" svg:font-family="'Anthropic Sans', system-ui, 'Segoe UI', Roboto, Helvetica, Arial, sans-serif"/>
    <style:font-face style:name="Google Sans Flex" svg:font-family="'Google Sans Flex', '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vg:font-family="Rasa" style:font-pitch="variable"/>
    <style:font-face style:name="var font-mono" svg:font-family="'var font-mono'"/>
  </office:font-face-decls>
  <office:automatic-styles>
    <style:style style:name="P1" style:family="paragraph" style:parent-style-name="Standard">
      <style:paragraph-properties fo:line-height="100%"/>
      <style:text-properties fo:color="#000000" loext:opacity="100%" style:font-name="Rasa" fo:font-size="12pt" fo:font-weight="bold" officeooo:rsid="001e9d28" officeooo:paragraph-rsid="001e9d28" style:font-size-asian="12pt" style:font-weight-asian="bold" style:font-size-complex="12pt" style:font-weight-complex="bold"/>
    </style:style>
    <style:style style:name="P2" style:family="paragraph" style:parent-style-name="Text_20_body">
      <style:paragraph-properties fo:margin-left="0cm" fo:margin-right="0cm" fo:margin-top="0cm" fo:margin-bottom="0cm" style:contextual-spacing="false" fo:line-height="100%" fo:text-indent="0cm" style:auto-text-indent="false" fo:padding="0cm" fo:border="none"/>
      <style:text-properties fo:color="#000000" loext:opacity="100%" style:font-name="Rasa" fo:font-size="12pt" fo:font-weight="bold" officeooo:rsid="001e9d28" officeooo:paragraph-rsid="001e9d28" style:font-size-asian="12pt" style:font-weight-asian="bold" style:font-size-complex="12pt" style:font-weight-complex="bold"/>
    </style:style>
    <style:style style:name="P3" style:family="paragraph" style:parent-style-name="Standard">
      <style:paragraph-properties fo:line-height="100%"/>
      <style:text-properties fo:color="#000000" loext:opacity="100%" style:font-name="Rasa" fo:font-size="12pt" fo:font-weight="bold" officeooo:paragraph-rsid="001e2d58" style:font-size-asian="12pt" style:font-weight-asian="bold" style:font-size-complex="12pt" style:font-weight-complex="bold"/>
    </style:style>
    <style:style style:name="P4" style:family="paragraph" style:parent-style-name="Text_20_body">
      <style:paragraph-properties fo:margin-left="0cm" fo:margin-right="0cm" fo:margin-top="0cm" fo:margin-bottom="0cm" style:contextual-spacing="false" fo:line-height="100%" fo:text-indent="0cm" style:auto-text-indent="false" fo:padding="0cm" fo:border="none"/>
      <style:text-properties fo:color="#000000" loext:opacity="100%" style:font-name="Rasa" fo:font-size="12pt" fo:font-weight="bold" officeooo:paragraph-rsid="001e2d58"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style:contextual-spacing="false" fo:line-height="100%" fo:orphans="2" fo:widows="2" fo:text-indent="0cm" style:auto-text-indent="false"/>
      <style:text-properties fo:color="#000000" loext:opacity="100%" style:font-name="Rasa" fo:font-size="12pt" fo:font-weight="bold" style:font-size-asian="12pt" style:font-weight-asian="bold" style:font-size-complex="12pt" style:font-weight-complex="bold"/>
    </style:style>
    <style:style style:name="P6" style:family="paragraph" style:parent-style-name="Standard">
      <style:paragraph-properties fo:line-height="100%"/>
      <style:text-properties fo:color="#000000" loext:opacity="100%" style:font-name="Rasa" fo:font-size="12pt" fo:font-weight="bold" officeooo:rsid="001e2d58" officeooo:paragraph-rsid="001e2d58" style:font-size-asian="12pt" style:font-weight-asian="bold" style:font-size-complex="12pt" style:font-weight-complex="bold"/>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Rasa"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color="#000000" loext:opacity="100%" style:font-name="Rasa" fo:font-size="12pt" fo:font-weight="normal" officeooo:rsid="001e2d58" officeooo:paragraph-rsid="001e2d58"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contextual-spacing="false" fo:line-height="100%" fo:text-indent="0cm" style:auto-text-indent="false" fo:padding="0cm" fo:border="none"/>
      <style:text-properties fo:color="#000000" loext:opacity="100%" style:font-name="Rasa" fo:font-size="12pt" fo:font-weight="normal" officeooo:paragraph-rsid="001e2d58"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00%" fo:text-indent="0cm" style:auto-text-indent="false" fo:padding="0cm" fo:border="none"/>
      <style:text-properties fo:color="#000000" loext:opacity="100%" style:font-name="Rasa" fo:font-size="12pt" fo:font-weight="normal" officeooo:rsid="001e9d28" officeooo:paragraph-rsid="001e9d28" style:font-size-asian="12pt" style:font-weight-asian="normal" style:font-size-complex="12pt" style:font-weight-complex="normal"/>
    </style:style>
    <style:style style:name="P11" style:family="paragraph" style:parent-style-name="Standard">
      <style:paragraph-properties fo:line-height="100%"/>
      <style:text-properties officeooo:paragraph-rsid="001e9d28"/>
    </style:style>
    <style:style style:name="P12" style:family="paragraph" style:parent-style-name="Text_20_body">
      <style:paragraph-properties fo:margin-left="0cm" fo:margin-right="0cm" fo:margin-top="0cm" fo:margin-bottom="0cm" style:contextual-spacing="false" fo:line-height="100%" fo:text-indent="0cm" style:auto-text-indent="false" fo:padding="0cm" fo:border="none"/>
      <style:text-properties officeooo:paragraph-rsid="001e9d28"/>
    </style:style>
    <style:style style:name="P13" style:family="paragraph" style:parent-style-name="Standard">
      <style:paragraph-properties fo:line-height="100%" fo:text-align="justify" style:justify-single-word="false"/>
      <style:text-properties officeooo:rsid="001e9d28" officeooo:paragraph-rsid="001e9d28"/>
    </style:style>
    <style:style style:name="P14"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Rasa" fo:font-size="12pt" fo:letter-spacing="normal" fo:font-style="normal"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fo:color="#000000" loext:opacity="100%" style:font-name="Rasa" fo:font-size="12pt" fo:letter-spacing="normal" fo:font-style="normal" fo:font-weight="bold" officeooo:rsid="001e9d28" officeooo:paragraph-rsid="001e9d28" style:font-size-asian="12pt" style:font-weight-asian="bold" style:font-size-complex="12pt" style:font-weight-complex="bold"/>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asa" fo:font-size="12pt" fo:letter-spacing="normal" fo:font-style="normal" fo:font-weight="bold"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asa" fo:font-size="12pt" fo:letter-spacing="normal" fo:font-weight="bold" style:font-size-asian="12pt" style:font-weight-asian="bold" style:font-size-complex="12pt" style:font-weight-complex="bold"/>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paragraph-rsid="001e2d58" style:font-weight-asian="bold" style:font-weight-complex="bold"/>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e2d58"/>
    </style:style>
    <style:style style:name="P20" style:family="paragraph" style:parent-style-name="Preformatted_20_Text">
      <loext:graphic-properties draw:fill="none" draw:fill-color="#ffffff"/>
      <style:paragraph-properties fo:background-color="transparent"/>
    </style:style>
    <style:style style:name="P21" style:family="paragraph" style:parent-style-name="Preformatted_20_Text">
      <loext:graphic-properties draw:fill="none" draw:fill-color="#ffffff"/>
      <style:paragraph-properties fo:margin-top="0cm" fo:margin-bottom="0.499cm" style:contextual-spacing="false" fo:background-color="transparent"/>
    </style:style>
    <style:style style:name="P22" style:family="paragraph" style:parent-style-name="Preformatted_20_Text">
      <style:paragraph-properties fo:margin-top="0cm" fo:margin-bottom="0.499cm" style:contextual-spacing="false" fo:padding="0cm" fo:border="none"/>
    </style:style>
    <style:style style:name="P23" style:family="paragraph" style:parent-style-name="Preformatted_20_Text">
      <style:paragraph-properties fo:padding="0cm" fo:border="none"/>
    </style:style>
    <style:style style:name="P24" style:family="paragraph" style:parent-style-name="Preformatted_20_Text">
      <style:paragraph-properties fo:line-height="100%"/>
      <style:text-properties fo:color="#000000" loext:opacity="100%" officeooo:paragraph-rsid="001e2d58"/>
    </style:style>
    <style:style style:name="P25" style:family="paragraph" style:parent-style-name="Preformatted_20_Text">
      <style:paragraph-properties fo:padding="0cm" fo:border="none"/>
      <style:text-properties fo:color="#000000" loext:opacity="100%"/>
    </style:style>
    <style:style style:name="P26" style:family="paragraph" style:parent-style-name="Preformatted_20_Text">
      <style:paragraph-properties fo:padding="0cm" fo:border="none"/>
      <style:text-properties fo:color="#000000" loext:opacity="100%" loext:padding="0cm" loext:border="none"/>
    </style:style>
    <style:style style:name="P27" style:family="paragraph" style:parent-style-name="Preformatted_20_Text">
      <style:text-properties fo:color="#000000" loext:opacity="100%" fo:font-weight="bold" style:font-weight-asian="bold" style:font-weight-complex="bold"/>
    </style:style>
    <style:style style:name="P28" style:family="paragraph" style:parent-style-name="Preformatted_20_Text">
      <style:paragraph-properties fo:padding="0cm" fo:border="none"/>
      <style:text-properties fo:font-weight="bold" style:font-weight-asian="bold" style:font-weight-complex="bold"/>
    </style:style>
    <style:style style:name="P29" style:family="paragraph" style:parent-style-name="Standard">
      <style:paragraph-properties fo:line-height="100%"/>
      <style:text-properties fo:color="#000000" loext:opacity="100%" fo:font-weight="bold" officeooo:paragraph-rsid="001e9d28" style:font-weight-asian="bold" style:font-weight-complex="bold" loext:padding="0cm" loext:border="none"/>
    </style:style>
    <style:style style:name="P30" style:family="paragraph" style:parent-style-name="Standard">
      <style:paragraph-properties fo:line-height="100%"/>
      <style:text-properties fo:color="#000000" loext:opacity="100%" fo:font-weight="bold" officeooo:rsid="001e9d28" officeooo:paragraph-rsid="001e9d28" style:font-weight-asian="bold" style:font-weight-complex="bold" loext:padding="0cm" loext:border="none"/>
    </style:style>
    <style:style style:name="P31" style:family="paragraph" style:parent-style-name="Standard">
      <style:paragraph-properties fo:line-height="100%" fo:break-before="page"/>
      <style:text-properties fo:color="#000000" loext:opacity="100%" style:font-name="Rasa" fo:font-size="12pt" fo:font-weight="bold" officeooo:rsid="001e2d58" officeooo:paragraph-rsid="001e9d28" style:font-size-asian="12pt" style:font-weight-asian="bold" style:font-size-complex="12pt" style:font-weight-complex="bold"/>
    </style:style>
    <style:style style:name="P32" style:family="paragraph" style:parent-style-name="Standard">
      <style:paragraph-properties fo:line-height="100%"/>
      <style:text-properties fo:color="#000000" loext:opacity="100%" style:font-name="Rasa" fo:font-size="12pt" fo:font-weight="bold" officeooo:rsid="001e2d58" officeooo:paragraph-rsid="001e2d58" style:font-size-asian="12pt" style:font-weight-asian="bold" style:font-size-complex="12pt" style:font-weight-complex="bold"/>
    </style:style>
    <style:style style:name="P33" style:family="paragraph" style:parent-style-name="Standard">
      <style:paragraph-properties fo:line-height="100%"/>
      <style:text-properties fo:color="#000000" loext:opacity="100%" style:font-name="Rasa" fo:font-size="12pt" fo:font-weight="normal" officeooo:rsid="001e2d58" officeooo:paragraph-rsid="001e2d58" style:font-size-asian="12pt" style:font-weight-asian="normal" style:font-size-complex="12pt" style:font-weight-complex="normal"/>
    </style:style>
    <style:style style:name="P34" style:family="paragraph" style:parent-style-name="Standard">
      <style:text-properties fo:color="#000000" loext:opacity="100%" officeooo:paragraph-rsid="0025cf99"/>
    </style:style>
    <style:style style:name="P35" style:family="paragraph" style:parent-style-name="Standard">
      <style:paragraph-properties fo:line-height="100%"/>
      <style:text-properties fo:font-variant="normal" fo:text-transform="none" fo:color="#000000" loext:opacity="100%" style:font-name="Rasa" fo:font-size="12pt" fo:letter-spacing="normal" fo:font-style="normal" fo:font-weight="bold" officeooo:paragraph-rsid="001e9d28" style:font-size-asian="12pt" style:font-weight-asian="bold" style:font-size-complex="12pt" style:font-weight-complex="bold"/>
    </style:style>
    <style:style style:name="P36" style:family="paragraph" style:parent-style-name="Standard">
      <style:text-properties fo:font-variant="normal" fo:text-transform="none" fo:color="#000000" loext:opacity="100%" style:font-name="Anthropic Sans" fo:font-size="12pt" fo:letter-spacing="normal" fo:font-style="normal" fo:font-weight="normal" officeooo:rsid="00223fd6" officeooo:paragraph-rsid="00223fd6" style:font-style-asian="normal" style:font-weight-asian="normal" style:font-style-complex="normal" style:font-weight-complex="normal"/>
    </style:style>
    <style:style style:name="P37" style:family="paragraph" style:parent-style-name="Standard">
      <style:text-properties fo:font-variant="normal" fo:text-transform="none" fo:color="#000000" loext:opacity="100%" style:font-name="Anthropic Sans" fo:font-size="12pt" fo:letter-spacing="normal" fo:font-style="normal" fo:font-weight="bold" style:font-style-asian="normal" style:font-weight-asian="bold" style:font-style-complex="normal" style:font-weight-complex="bold"/>
    </style:style>
    <style:style style:name="P38" style:family="paragraph" style:parent-style-name="Standard">
      <style:text-properties fo:font-variant="normal" fo:text-transform="none" fo:color="#000000" loext:opacity="100%" style:font-name="Anthropic Sans" fo:font-size="12pt" fo:letter-spacing="normal" fo:font-style="normal" fo:font-weight="bold" officeooo:rsid="00223fd6" officeooo:paragraph-rsid="00223fd6" style:font-style-asian="normal" style:font-weight-asian="bold" style:font-style-complex="normal" style:font-weight-complex="bold"/>
    </style:style>
    <style:style style:name="P39" style:family="paragraph" style:parent-style-name="Text_20_body">
      <style:paragraph-properties fo:padding="0cm" fo:border="none"/>
      <style:text-properties loext:padding="0cm" loext:border="none"/>
    </style:style>
    <style:style style:name="P40" style:family="paragraph" style:parent-style-name="Text_20_body">
      <style:paragraph-properties fo:line-height="100%"/>
      <style:text-properties fo:color="#000000" loext:opacity="100%" fo:font-weight="bold" officeooo:paragraph-rsid="001e2d58" style:font-weight-asian="bold" style:font-weight-complex="bold"/>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color="#000000" loext:opacity="100%" fo:font-weight="bold" officeooo:rsid="00090414" officeooo:paragraph-rsid="0025cf99" style:font-weight-asian="bold" style:font-weight-complex="bold"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fo:font-weight="bold" officeooo:paragraph-rsid="0025cf99" style:font-weight-asian="bold" style:font-weight-complex="bold" loext:padding="0cm" loext:border="none"/>
    </style:style>
    <style:style style:name="P43"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fo:font-weight="bold" officeooo:paragraph-rsid="0025cf99" style:font-weight-asian="bold" style:font-weight-complex="bold"/>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fo:color="#000000" loext:opacity="100%" officeooo:paragraph-rsid="0025cf99"/>
    </style:style>
    <style:style style:name="P45" style:family="paragraph" style:parent-style-name="Text_20_body">
      <style:paragraph-properties fo:line-height="100%"/>
      <style:text-properties officeooo:paragraph-rsid="0025cf99"/>
    </style:style>
    <style:style style:name="P46" style:family="paragraph" style:parent-style-name="Text_20_body">
      <style:text-properties officeooo:paragraph-rsid="00223fd6"/>
    </style:style>
    <style:style style:name="P47" style:family="paragraph" style:parent-style-name="Text_20_body">
      <style:paragraph-properties fo:margin-top="0cm" fo:margin-bottom="0cm" style:contextual-spacing="false" fo:orphans="1"/>
    </style:style>
    <style:style style:name="P48" style:family="paragraph" style:parent-style-name="Text_20_body" style:list-style-name="L1"/>
    <style:style style:name="P49" style:family="paragraph" style:parent-style-name="Text_20_body" style:list-style-name="L1">
      <style:paragraph-properties fo:margin-top="0cm" fo:margin-bottom="0cm" style:contextual-spacing="false"/>
    </style:style>
    <style:style style:name="P50" style:family="paragraph" style:parent-style-name="Text_20_body" style:list-style-name="L2"/>
    <style:style style:name="P51" style:family="paragraph" style:parent-style-name="Text_20_body" style:list-style-name="L2">
      <style:paragraph-properties fo:margin-top="0cm" fo:margin-bottom="0cm" style:contextual-spacing="false"/>
    </style:style>
    <style:style style:name="P52" style:family="paragraph" style:parent-style-name="Text_20_body">
      <style:text-properties fo:font-variant="normal" fo:text-transform="none" fo:color="#000000" loext:opacity="100%" style:font-name="Anthropic Sans" fo:font-size="12pt" fo:letter-spacing="normal" fo:font-style="normal" fo:font-weight="bold" officeooo:rsid="00223fd6" officeooo:paragraph-rsid="00223fd6" style:font-style-asian="normal" style:font-weight-asian="bold" style:font-style-complex="normal" style:font-weight-complex="bold"/>
    </style:style>
    <style:style style:name="P53"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fo:color="#000000" loext:opacity="100%" style:font-name="Anthropic Sans" fo:font-size="12pt" fo:letter-spacing="normal" fo:font-style="normal" fo:font-weight="normal" officeooo:rsid="00223fd6" officeooo:paragraph-rsid="0025cf99" style:font-style-asian="normal" style:font-weight-asian="normal" style:font-style-complex="normal" style:font-weight-complex="normal"/>
    </style:style>
    <style:style style:name="P54"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paragraph-rsid="001e2d58" style:font-weight-asian="bold" style:font-weight-complex="bold"/>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rsid="0022ecc5" officeooo:paragraph-rsid="0022ecc5" style:font-weight-asian="bold" style:font-weight-complex="bold"/>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rsid="002433a5" officeooo:paragraph-rsid="002433a5" style:font-weight-asian="bold" style:font-weight-complex="bold"/>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rsid="00090414" officeooo:paragraph-rsid="0025cf99" style:font-weight-asian="bold" style:font-weight-complex="bold"/>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paragraph-rsid="0025cf99" style:font-weight-asian="bold" style:font-weight-complex="bold"/>
    </style:style>
    <style:style style:name="P59" style:family="paragraph" style:parent-style-name="Text_20_body">
      <style:paragraph-properties fo:margin-left="0cm" fo:margin-right="0cm" fo:margin-top="0cm" fo:margin-bottom="0cm" style:contextual-spacing="false" fo:text-indent="0cm" style:auto-text-indent="false" fo:padding="0cm" fo:border="none"/>
      <style:text-properties officeooo:rsid="00090414" officeooo:paragraph-rsid="0025cf99"/>
    </style:style>
    <style:style style:name="P6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5cf99"/>
    </style:style>
    <style:style style:name="T1" style:family="text">
      <style:text-properties officeooo:rsid="001e2d58"/>
    </style:style>
    <style:style style:name="T2" style:family="text">
      <style:text-properties fo:font-variant="normal" fo:text-transform="none" fo:color="#000000" loext:opacity="100%" style:font-name="Rasa" fo:font-size="12pt" fo:letter-spacing="normal" fo:font-style="normal" fo:font-weight="bold" officeooo:rsid="001e9d28" style:font-size-asian="12pt" style:font-weight-asian="bold" style:font-size-complex="12pt" style:font-weight-complex="bold"/>
    </style:style>
    <style:style style:name="T3" style:family="text">
      <style:text-properties fo:font-variant="normal" fo:text-transform="none" fo:color="#000000" loext:opacity="100%" style:font-name="Anthropic Mono" fo:font-size="9pt" fo:letter-spacing="normal" fo:font-style="normal" fo:font-weight="normal" officeooo:rsid="00223fd6"/>
    </style:style>
    <style:style style:name="T4" style:family="text">
      <style:text-properties fo:font-variant="normal" fo:text-transform="none" fo:color="#000000" loext:opacity="100%" style:font-name="Anthropic Mono" fo:font-size="9pt" fo:letter-spacing="normal" fo:font-style="normal" officeooo:rsid="00223fd6"/>
    </style:style>
    <style:style style:name="T5" style:family="text">
      <style:text-properties fo:font-variant="normal" fo:text-transform="none" fo:color="#000000" loext:opacity="100%" style:font-name="Anthropic Mono" fo:font-size="9pt" fo:letter-spacing="normal" fo:font-style="normal" fo:font-weight="bold" officeooo:rsid="00223fd6" style:font-weight-asian="bold" style:font-weight-complex="bold"/>
    </style:style>
    <style:style style:name="T6" style:family="text">
      <style:text-properties fo:font-variant="normal" fo:text-transform="none" style:font-name="Anthropic Mono" fo:font-size="9pt" fo:letter-spacing="normal" fo:font-style="normal"/>
    </style:style>
    <style:style style:name="T7" style:family="text">
      <style:text-properties fo:font-variant="normal" fo:text-transform="none" style:font-name="Anthropic Mono" fo:font-size="9pt" fo:letter-spacing="normal" fo:font-style="normal" fo:font-weight="normal" officeooo:rsid="00223fd6"/>
    </style:style>
    <style:style style:name="T8" style:family="text">
      <style:text-properties fo:font-variant="normal" fo:text-transform="none" style:font-name="Anthropic Mono" fo:font-size="9pt" fo:letter-spacing="normal" fo:font-style="normal" officeooo:rsid="00223fd6"/>
    </style:style>
    <style:style style:name="T9" style:family="text">
      <style:text-properties fo:font-variant="normal" fo:text-transform="none" fo:font-size="9pt" fo:letter-spacing="normal" fo:font-style="normal" fo:font-weight="bold" officeooo:rsid="00223fd6" style:font-weight-asian="bold" style:font-weight-complex="bold" loext:padding="0cm" loext:border="none"/>
    </style:style>
    <style:style style:name="T10" style:family="text">
      <style:text-properties fo:font-variant="normal" fo:text-transform="none" fo:font-size="9pt" fo:letter-spacing="normal" fo:font-style="normal" loext:padding="0cm" loext:border="none"/>
    </style:style>
    <style:style style:name="T11" style:family="text">
      <style:text-properties officeooo:rsid="00090414"/>
    </style:style>
    <style:style style:name="T12" style:family="text">
      <style:text-properties fo:font-weight="normal" officeooo:rsid="001e2d58" style:font-weight-asian="normal" style:font-weight-complex="normal"/>
    </style:style>
    <style:style style:name="T13" style:family="text">
      <style:text-properties officeooo:rsid="001e9d28"/>
    </style:style>
    <style:style style:name="T14" style:family="text">
      <style:text-properties fo:font-style="normal"/>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loext:padding="0cm" loext:border="none"/>
    </style:style>
    <style:style style:name="T17" style:family="text">
      <style:text-properties fo:color="#000000" loext:opacity="100%" style:font-name="Rasa" fo:font-size="12pt" fo:font-weight="bold" officeooo:rsid="001e9d28" style:font-size-asian="12pt" style:font-weight-asian="bold" style:font-size-complex="12pt" style:font-weight-complex="bold"/>
    </style:style>
    <style:style style:name="T18" style:family="text">
      <style:text-properties fo:color="#000000" loext:opacity="100%" style:font-name="Rasa" fo:font-size="12pt" fo:font-weight="normal" officeooo:rsid="001e9d28" style:font-size-asian="12pt" style:font-weight-asian="normal" style:font-size-complex="12pt" style:font-weight-complex="normal"/>
    </style:style>
    <style:style style:name="T19" style:family="text">
      <style:text-properties fo:color="#000000" loext:opacity="100%" fo:font-weight="bold" style:font-weight-asian="bold" style:font-weight-complex="bold" loext:padding="0cm" loext:border="none"/>
    </style:style>
    <style:style style:name="T20" style:family="text">
      <style:text-properties fo:color="#000000" loext:opacity="100%" style:font-name="var font-mono" fo:background-color="transparent" loext:char-shading-value="0"/>
    </style:style>
    <style:style style:name="T21" style:family="text">
      <style:text-properties style:font-name="Rasa" fo:font-size="12pt" officeooo:rsid="001e2d58" style:font-size-asian="12pt" style:font-size-complex="12pt" loext:padding="0cm" loext:border="none"/>
    </style:style>
    <style:style style:name="T22" style:family="text">
      <style:text-properties style:font-name="Anthropic Mono" fo:font-size="9pt"/>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Leider habe ich nicht mehr jeden prompt da ich manche am meisten die für die doku ohne accounts geschrieben habe. Doch für die doku wurde KI hauptsächlich zur besseren formulierung unserer selbst geschriebenen Texte benutzt. </text:p>
      <text:p text:style-name="P55">Das sind alle prompts die ich finden konnte.</text:p>
      <text:p text:style-name="P56">Es wurde claude und gemini benutzt.</text:p>
      <text:p text:style-name="P18"/>
      <text:p text:style-name="P18"/>
      <text:p text:style-name="P18">Mediapipe:</text:p>
      <text:p text:style-name="P19"/>
      <text:p text:style-name="P19"/>
      <text:p text:style-name="P18">promp<text:span text:style-name="T11">t</text:span>: <text:span text:style-name="T11">Gemini</text:span></text:p>
      <text:p text:style-name="P18">ich habe eine roboter hand als projekt. Diese roboter hand wir mit einem eps32 gesteuert. der ep32 hat eine website wo man den manuell steuern kann mit einzelnen balken für die finger oder man kann zu flex sensore steuerug switchen und dann mit einem handschuh steuern. was kann ich noch alles dazu fügen</text:p>
      <text:p text:style-name="P19"/>
      <text:p text:style-name="P19">antwort:</text:p>
      <text:p text:style-name="P19">2. Automatisierung &amp; Intelligenz</text:p>
      <text:p text:style-name="P19">Lass die Hand Aufgaben allein erledigen, ohne dass du jeden Finger einzeln steuern musst.</text:p>
      <text:p text:style-name="P19"/>
      <text:p text:style-name="P19">Gesten-Speicher: Füge auf der Website Buttons für "Presets" hinzu (z. B. "Faust", "Victory-Zeichen", "Pinzettengriff"). Der ESP32 fährt dann vordefinierte Servo-Werte an.</text:p>
      <text:p text:style-name="P19"/>
      <text:p text:style-name="P19">Sprachsteuerung: Nutze die Web-Speech API deines Browsers auf der Steuerungs-Website. So kannst du sagen "Hand schließen" und der ESP32 führt den Befehl aus.</text:p>
      <text:p text:style-name="P19"/>
      <text:p text:style-name="P9">Computer Vision (KI): Verbinde eine Kamera (oder nutze die Kamera deines Laptops) und nutze MediaPipe. Die KI erkennt deine Handbewegungen im Video-Feed und sendet die Koordinaten per WLAN an den ESP32 – Steuerung ganz ohne Handschuh!</text:p>
      <text:p text:style-name="P9"/>
      <text:p text:style-name="P9">----------------------------------------------------------------------------------------------</text:p>
      <text:p text:style-name="P9"/>
      <text:p text:style-name="P2">prompt:</text:p>
      <text:p text:style-name="P15">oem@oem-ThinkPad-L13-Yoga:~$ /usr/bin/python3 /home/oem/Desktop/TEST/send.py</text:p>
      <text:p text:style-name="P16">Traceback (most recent call last):</text:p>
      <text:p text:style-name="P17">  <text:span text:style-name="T14">File "/home/oem/Desktop/TEST/send.py", line 8, in &lt;module&gt;</text:span></text:p>
      <text:p text:style-name="P17">    <text:span text:style-name="T14">mp_drawing = mp.solutions.drawing.utils</text:span></text:p>
      <text:p text:style-name="P16">AttributeError: module 'mediapipe' has no attribute 'solutions'</text:p>
      <text:p text:style-name="P7"/>
      <text:p text:style-name="P7"/>
      <text:p text:style-name="P16">import cv2</text:p>
      <text:p text:style-name="P16">import mediapipe as mp</text:p>
      <text:p text:style-name="P7"/>
      <text:p text:style-name="P16">cap = cv2.VideoCapture(0)</text:p>
      <text:p text:style-name="P16">cap.set(cv2.CAP_PROP_FRAME_WIDTH, 600)</text:p>
      <text:p text:style-name="P16">cap.set(cv2.CAP_PROP_FRAME_HEIGHT, 600)</text:p>
      <text:p text:style-name="P7"><text:soft-page-break/></text:p>
      <text:p text:style-name="P16">mp_drawing = mp.solutions.drawing.utils</text:p>
      <text:p text:style-name="P16">mp_hands = mp.solutions.hands</text:p>
      <text:p text:style-name="P16">hand = mp.hands.Hands()</text:p>
      <text:p text:style-name="P7"/>
      <text:p text:style-name="P16">while True:</text:p>
      <text:p text:style-name="P16">sucess, frame = cap.rad() #ist bgr</text:p>
      <text:p text:style-name="P16">if sucess:</text:p>
      <text:p text:style-name="P16">RGB_frame = cv2.cvtColor(frame, cv2.COLOR_BGR2RBG)</text:p>
      <text:p text:style-name="P16">result = hand.process(RGB_frame)</text:p>
      <text:p text:style-name="P7"/>
      <text:p text:style-name="P16">if result.multi_hand_landmarks:</text:p>
      <text:p text:style-name="P16">for hand_landmarks in result.multi_hand_landmarks:</text:p>
      <text:p text:style-name="P16">print(hand_landmarks)</text:p>
      <text:p text:style-name="P16">mp_drawing.draw_landmarks(frame, hand_landmarks, mp_hands.HAND_CONNECTIONS)</text:p>
      <text:p text:style-name="P16">cv2.imshow("capture image", frame) #rgb</text:p>
      <text:p text:style-name="P16">if cv2.waitKey(1)== ord('q'):</text:p>
      <text:p text:style-name="P16">break</text:p>
      <text:p text:style-name="P16">cv2.destroyAllWindows()</text:p>
      <text:p text:style-name="P7"/>
      <text:p text:style-name="P16">print("MediaPipe Hands erfolgreich importiert!")</text:p>
      <text:p text:style-name="P2"/>
      <text:p text:style-name="P4"/>
      <text:p text:style-name="P10">antwort:</text:p>
      <text:p text:style-name="P12">The AttributeError: module 'mediapipe' has no attribute 'solutions' is a common roadblock, but it usually stems from a quick fix. However, looking at your script, there are also a few typos further down that will cause the program to crash immediately after you fix the import error!</text:p>
      <text:p text:style-name="P12">Let's get this fully sorted out.</text:p>
      <text:p text:style-name="P12">Step 1: Fix the AttributeError</text:p>
      <text:p text:style-name="P12">When Python says mediapipe doesn't have solutions, it almost always means one of two things:</text:p>
      <text:p text:style-name="P12"><text:s text:c="4"/>1. You have a file named mediapipe.py or a folder named mediapipe in your TEST directory: If you created a file named mediapipe.py (maybe to test the library) in /home/oem/Desktop/TEST/, Python will try to load that file instead of the actual MediaPipe library you installed.</text:p>
      <text:p text:style-name="P12"><text:s text:c="8"/>◦ The Fix: Look inside /home/oem/Desktop/TEST/. If you see a mediapipe.py or a folder named mediapipe, rename it to something else (e.g., my_mediapipe_test.py).</text:p>
      <text:p text:style-name="P12"><text:s text:c="4"/>2. Corrupted or outdated installation: If there is no local file confusing Python, your MediaPipe installation might be broken or outdated.</text:p>
      <text:p text:style-name="P12"><text:s text:c="8"/>◦ The Fix: Open your terminal and run:</text:p>
      <text:p text:style-name="P12"><text:s text:c="10"/>Bash</text:p>
      <text:p text:style-name="P12"><text:s text:c="10"/>pip3 install --upgrade mediapipe</text:p>
      <text:p text:style-name="P12">Step 2: Fix the Typos in Your Code</text:p>
      <text:p text:style-name="P12">Once the AttributeError is fixed, your script is going to hit a few roadblocks due to some small typos. I've corrected them for you:</text:p>
      <text:p text:style-name="P12"><text:s text:c="4"/>• drawing.utils needs to be drawing_utils (underscore, not a dot).</text:p>
      <text:p text:style-name="P12"><text:s text:c="4"/>• mp.hands.Hands() needs to be mp_hands.Hands() (using the variable you defined right above it).</text:p>
      <text:p text:style-name="P12"><text:s text:c="4"/>• cap.rad() needs to be cap.read().</text:p>
      <text:p text:style-name="P12"><text:s text:c="4"/>• cv2.COLOR_BGR2RBG needs to be cv2.COLOR_BGR2RGB.</text:p>
      <text:p text:style-name="P12"><text:soft-page-break/>Here is your fully corrected, ready-to-run script:</text:p>
      <text:p text:style-name="P12">Python</text:p>
      <text:p text:style-name="P12">import cv2</text:p>
      <text:p text:style-name="P12">import mediapipe as mp</text:p>
      <text:p text:style-name="P12"/>
      <text:p text:style-name="P12">cap = cv2.VideoCapture(0)</text:p>
      <text:p text:style-name="P12">cap.set(cv2.CAP_PROP_FRAME_WIDTH, 600)</text:p>
      <text:p text:style-name="P12">cap.set(cv2.CAP_PROP_FRAME_HEIGHT, 600)</text:p>
      <text:p text:style-name="P12"/>
      <text:p text:style-name="P12"># FIXED: underscore instead of dot</text:p>
      <text:p text:style-name="P12">mp_drawing = mp.solutions.drawing_utils </text:p>
      <text:p text:style-name="P12">mp_hands = mp.solutions.hands</text:p>
      <text:p text:style-name="P12"/>
      <text:p text:style-name="P12"># FIXED: mp_hands instead of mp.hands</text:p>
      <text:p text:style-name="P12">hand = mp_hands.Hands() </text:p>
      <text:p text:style-name="P12"/>
      <text:p text:style-name="P12">while True:</text:p>
      <text:p text:style-name="P12"><text:s text:c="4"/># FIXED: read() instead of rad()</text:p>
      <text:p text:style-name="P12"><text:s text:c="4"/>success, frame = cap.read() </text:p>
      <text:p text:style-name="P12"><text:s text:c="4"/></text:p>
      <text:p text:style-name="P12"><text:s text:c="4"/>if success: </text:p>
      <text:p text:style-name="P12"><text:s text:c="8"/># FIXED: COLOR_BGR2RGB instead of COLOR_BGR2RBG</text:p>
      <text:p text:style-name="P12"><text:s text:c="8"/>RGB_frame = cv2.cvtColor(frame, cv2.COLOR_BGR2RGB)</text:p>
      <text:p text:style-name="P12"><text:s text:c="8"/>result = hand.process(RGB_frame)</text:p>
      <text:p text:style-name="P12"/>
      <text:p text:style-name="P12"><text:s text:c="8"/>if result.multi_hand_landmarks:</text:p>
      <text:p text:style-name="P12"><text:s text:c="11"/>for hand_landmarks in result.multi_hand_landmarks:</text:p>
      <text:p text:style-name="P12"><text:s text:c="15"/>print(hand_landmarks)</text:p>
      <text:p text:style-name="P12"><text:s text:c="15"/>mp_drawing.draw_landmarks(frame, hand_landmarks, mp_hands.HAND_CONNECTIONS)</text:p>
      <text:p text:style-name="P12"><text:s text:c="15"/></text:p>
      <text:p text:style-name="P12"><text:s text:c="8"/>cv2.imshow("capture image", frame)</text:p>
      <text:p text:style-name="P12"><text:s text:c="8"/></text:p>
      <text:p text:style-name="P12"><text:s text:c="8"/>if cv2.waitKey(1) == ord('q'):</text:p>
      <text:p text:style-name="P12"><text:s text:c="12"/>break</text:p>
      <text:p text:style-name="P12"><text:s text:c="8"/></text:p>
      <text:p text:style-name="P12">cv2.destroyAllWindows()</text:p>
      <text:p text:style-name="P12"/>
      <text:p text:style-name="P12">print("MediaPipe Hands erfolgreich importiert und beendet!")</text:p>
      <text:p text:style-name="P12">Check your TEST folder for any confusing filenames, run the pip upgrade command just to be safe, and try running this updated code.</text:p>
      <text:p text:style-name="P12">Would you like me to explain how to customize the drawing utility so you can change the color and thickness of the hand tracking lines</text:p>
      <text:p text:style-name="P3"><text:span text:style-name="T12">--------------------------------------------------------------------------------------------------</text:span><text:span text:style-name="T1"><text:line-break/><text:line-break/></text:span><text:span text:style-name="T13">prompt : </text:span><text:span text:style-name="T1">none of the two solutions are the case</text:span></text:p>
      <text:p text:style-name="P3"/>
      <text:p text:style-name="P11"><text:span text:style-name="T18">antwort:</text:span><text:span text:style-name="T17"> </text:span></text:p>
      <text:p text:style-name="P11">I apologize for the runaround! You are absolutely right, and I missed a major, very recent change to the library.The Real Culprit: The MediaPipe Update</text:p>
      <text:p text:style-name="P11">If you don't have a local naming conflict and your installation isn't corrupted, the issue is your MediaPipe version. In recent releases (specifically versions 0.10.31 and newer, which rolled out <text:soft-page-break/>around late 2025/early 2026), Google completely removed the Legacy Solutions API (mp.solutions).</text:p>
      <text:p text:style-name="P11">Because you likely installed the newest version of the library, the solutions module literally does not exist in your installation anymore. It has been permanently replaced by the new MediaPipe Tasks API.</text:p>
      <text:p text:style-name="P11">You have two ways to solve this:</text:p>
      <text:p text:style-name="P11">Option 1: The Quick Fix (Downgrade MediaPipe)</text:p>
      <text:p text:style-name="P11">If you want your current code to work exactly as written without having to learn the new API, you just need to downgrade MediaPipe to a version where mp.solutions still existed (version 0.10.14 or 0.10.21 are very stable).</text:p>
      <text:p text:style-name="P11">Run this in your terminal:</text:p>
      <text:p text:style-name="P11">Bash</text:p>
      <text:p text:style-name="P11">pip3 uninstall mediapipe -y</text:p>
      <text:p text:style-name="P11">pip3 install mediapipe==0.10.14</text:p>
      <text:p text:style-name="P11">(Note: Since you are running the system python at /usr/bin/python3, you might need to add --user to the install command or use sudo depending on your setup, though a virtual environment is always best).</text:p>
      <text:p text:style-name="P11">Option 2: The Future-Proof Fix (Use the Tasks API)</text:p>
      <text:p text:style-name="P11">If you want to stay on the latest version of MediaPipe, you will need to abandon mp.solutions entirely and rewrite your script to use mediapipe.tasks.vision.HandLandmarker.</text:p>
      <text:p text:style-name="P11"/>
      <text:p text:style-name="P11">Would you like me to rewrite your script using the new MediaPipe Tasks API so it works flawlessly with your current, updated installation?</text:p>
      <text:p text:style-name="P1">-----------------------------------------------------------------------------------------------------</text:p>
      <text:p text:style-name="P11"><text:span text:style-name="T17">prompt:</text:span><text:span text:style-name="T2">would u recommend the newer version or is the older one fine for my project</text:span><text:span text:style-name="T19"> </text:span></text:p>
      <text:p text:style-name="P29"/>
      <text:p text:style-name="P29"/>
      <text:p text:style-name="P30">antwort:</text:p>
      <text:p text:style-name="P13">For your specific project—controlling an ESP32 and 5 servos to mimic your hand—I actually highly recommend using the older version (Legacy mp.solutions, like version 0.10.14).</text:p>
      <text:p text:style-name="P13"/>
      <text:p text:style-name="P13">Here is why the older version is the winner for hardware projects like this:</text:p>
      <text:p text:style-name="P13"/>
      <text:p text:style-name="P13">The "Copy-Paste" Advantage: Integrating Python, AI, serial communication, and C++ hardware code all at once is tricky. Because the legacy version has been around for years, 99% of the "MediaPipe Robotic Hand" tutorials, YouTube videos, and GitHub repositories use the older mp.solutions code. If you hit a bug where your index finger servo is twitching or moving backwards, you will easily find a forum post from someone who solved that exact problem using the legacy code.</text:p>
      <text:p text:style-name="P13"/>
      <text:p text:style-name="P13">Simpler Data Extraction: To move your servos, you are going to be doing a lot of math grabbing specific points (e.g., "get the Y coordinate of point 8 and subtract the Y coordinate of point 0"). The older API makes extracting these specific coordinates just a little bit cleaner and requires less boilerplate code than the new Tasks API.</text:p>
      <text:p text:style-name="P13"/>
      <text:p text:style-name="P13">Speed isn't your bottleneck: While the new Tasks API has faster AI models, your physical servos and the USB serial connection are relatively slow. The older MediaPipe version is already more than fast enough to keep up with the physical motors, so the AI upgrades in the new version won't actually make your robot hand move any faster.</text:p>
      <text:p text:style-name="P13"/>
      <text:p text:style-name="P13">When you are building physical robotics, simplicity and access to community troubleshooting are your best friends.</text:p>
      <text:p text:style-name="P13"><text:soft-page-break/>If you'd like, I can give you the Python code using the older version that calculates how much your fingers are bending and prepares that data to be sent over USB to your ESP32. Would you like to start there, or do you want to tackle the ESP32 C++ code first?</text:p>
      <text:p text:style-name="P31">Prompt: </text:p>
      <text:p text:style-name="P35">#include &lt;WiFi.h&gt;</text:p>
      <text:p text:style-name="P14">#include &lt;WebServer.h&gt;</text:p>
      <text:p text:style-name="P14">#include &lt;Wire.h&gt;</text:p>
      <text:p text:style-name="P14">#include "Freenove_4WD_Car_For_ESP32.h"</text:p>
      <text:p text:style-name="P5"/>
      <text:p text:style-name="P14">// --- WLAN-Daten ---</text:p>
      <text:p text:style-name="P14">const char* ssid = "Nisa";</text:p>
      <text:p text:style-name="P14">const char* password = "12345678";</text:p>
      <text:p text:style-name="P5"/>
      <text:p text:style-name="P14">WebServer server(80);</text:p>
      <text:p text:style-name="P5"/>
      <text:p text:style-name="P14">// --- NEU: Unsere Variable für den Button ---</text:p>
      <text:p text:style-name="P14">bool pose1 = false;</text:p>
      <text:p text:style-name="P5"/>
      <text:p text:style-name="P14">// Variablen für die Finger-Werte</text:p>
      <text:p text:style-name="P14">int VServo_Thumb = 0;</text:p>
      <text:p text:style-name="P14">int VServo_Pointer = 0;</text:p>
      <text:p text:style-name="P14">int VServo_Middle = 0;</text:p>
      <text:p text:style-name="P14">int VServo_Ring = 0;</text:p>
      <text:p text:style-name="P14">int VServo_Pinky = 0;</text:p>
      <text:p text:style-name="P5"/>
      <text:p text:style-name="P5"/>
      <text:p text:style-name="P5"/>
      <text:p text:style-name="P14">const int VServo_Thumb_AUF = 120;</text:p>
      <text:p text:style-name="P14">const int VServo_Thumb_ZU = 50;</text:p>
      <text:p text:style-name="P5"/>
      <text:p text:style-name="P14">const int VServo_Pointer_AUF = 130;</text:p>
      <text:p text:style-name="P14">const int VServo_Pointer_ZU = 90;</text:p>
      <text:p text:style-name="P5"/>
      <text:p text:style-name="P14">const int VServo_Middle_AUF = 115;</text:p>
      <text:p text:style-name="P14">const int VServo_Middle_ZU = 80;</text:p>
      <text:p text:style-name="P5"/>
      <text:p text:style-name="P14">const int VServo_Ring_AUF = 80;</text:p>
      <text:p text:style-name="P14">const int VServo_Ring_ZU = 125;</text:p>
      <text:p text:style-name="P5"/>
      <text:p text:style-name="P14">const int VServo_Pinky_AUF = 70;</text:p>
      <text:p text:style-name="P14">const int VServo_Pinky_ZU = 115;</text:p>
      <text:p text:style-name="P5"/>
      <text:p text:style-name="P5"/>
      <text:p text:style-name="P14">// Website generieren</text:p>
      <text:p text:style-name="P14">void handleRoot() {</text:p>
      <text:p text:style-name="P14">String html = "&lt;!DOCTYPE html&gt;&lt;html&gt;&lt;head&gt;&lt;meta charset='utf-8'&gt;";</text:p>
      <text:p text:style-name="P14">html += "&lt;meta name='viewport' content='width=device-width, initial-scale=1.0'&gt;";</text:p>
      <text:p text:style-name="P14">html += "&lt;title&gt;Freenove Steuerung&lt;/title&gt;&lt;/head&gt;";</text:p>
      <text:p text:style-name="P14">html += "&lt;body style='font-family: Arial; text-align: center; margin-top: 50px;'&gt;";</text:p>
      <text:p text:style-name="P14">html += "&lt;h1&gt;Freenove Pan-Servo \U0001F697&lt;/h1&gt;";</text:p>
      <text:p text:style-name="P14">// Der Slider (bleibt komplett unverändert)</text:p>
      <text:p text:style-name="P14">html += "&lt;p&gt;Verschiebe den Balken, um die Kamera zu drehen:&lt;/p&gt;";</text:p>
      <text:p text:style-name="P14"><text:soft-page-break/>html += "&lt;input type='range' id='servoSlider' min='0' max='180' step='1' value='" + String(aktuellerServoWinkel) + "' oninput='sendeServoWinkel(this.value)' style='width: 300px; height: 30px;'&gt;&lt;br&gt;&lt;br&gt;";</text:p>
      <text:p text:style-name="P14">html += "&lt;p&gt;Winkel: &lt;span id='winkelAnzeige'&gt;" + String(aktuellerServoWinkel) + "&lt;/span&gt;°&lt;/p&gt;&lt;br&gt;&lt;br&gt;";</text:p>
      <text:p text:style-name="P14">// --- NEU: Der Button, der pose1 auslöst ---</text:p>
      <text:p text:style-name="P14">html += "&lt;button onclick='aktivierePose1()' style='padding: 15px 32px; font-size: 16px; background-color: #FF9800; color: white; border: none; border-radius: 8px; cursor: pointer;'&gt;Pose 1 aktivieren&lt;/button&gt;";</text:p>
      <text:p text:style-name="P14">// --- JAVASCRIPT ---</text:p>
      <text:p text:style-name="P14">html += "&lt;script&gt;";</text:p>
      <text:p text:style-name="P14">// JS-Funktion 1: Für den Slider (bleibt gleich)</text:p>
      <text:p text:style-name="P14">html += " function sendeServoWinkel(winkel) {";</text:p>
      <text:p text:style-name="P14">html += " document.getElementById('winkelAnzeige').innerHTML = winkel;";</text:p>
      <text:p text:style-name="P14">html += " var xhttp = new XMLHttpRequest();";</text:p>
      <text:p text:style-name="P14">html += " xhttp.open('GET', '/stellServo?winkel=' + winkel, true);";</text:p>
      <text:p text:style-name="P14">html += " xhttp.send();";</text:p>
      <text:p text:style-name="P14">html += " }";</text:p>
      <text:p text:style-name="P14">// JS-Funktion 2: NEU für den Button</text:p>
      <text:p text:style-name="P14">html += " function aktivierePose1() {";</text:p>
      <text:p text:style-name="P14">html += " var xhttp = new XMLHttpRequest();";</text:p>
      <text:p text:style-name="P14">html += " xhttp.open('GET', '/setPose1', true);"; // Ruft die neue URL auf</text:p>
      <text:p text:style-name="P14">html += " xhttp.send();";</text:p>
      <text:p text:style-name="P14">html += " }";</text:p>
      <text:p text:style-name="P14">html += "&lt;/script&gt;";</text:p>
      <text:p text:style-name="P14">// ------------------</text:p>
      <text:p text:style-name="P14">html += "&lt;/body&gt;&lt;/html&gt;";</text:p>
      <text:p text:style-name="P14">server.send(200, "text/html", html);</text:p>
      <text:p text:style-name="P14">}</text:p>
      <text:p text:style-name="P5"/>
      <text:p text:style-name="P14">// Funktion für den Slider</text:p>
      <text:p text:style-name="P14">void handleServo() {</text:p>
      <text:p text:style-name="P14">if (server.hasArg("winkel")) {</text:p>
      <text:p text:style-name="P14">int winkelZahl = server.arg("winkel").toInt();</text:p>
      <text:p text:style-name="P14">// Motor bewegen</text:p>
      <text:p text:style-name="P14">winkelZahl = constrain(winkelZahl, 90, 130);</text:p>
      <text:p text:style-name="P14">Servo_Angle(1, winkelZahl); // (Hier aufpassen, dass es bei dir richtig heißt, z.B. Servo_Angle(1, winkelZahl); falls deine Lib das so verlangt)</text:p>
      <text:p text:style-name="P14">aktuellerServoWinkel = winkelZahl;</text:p>
      <text:p text:style-name="P14">Serial.print("Neuer Slider-Winkel: ");</text:p>
      <text:p text:style-name="P14">Serial.println(winkelZahl);</text:p>
      <text:p text:style-name="P14">server.send(200, "text/plain", "OK");</text:p>
      <text:p text:style-name="P14">} else {</text:p>
      <text:p text:style-name="P14">server.send(400, "text/plain", "Fehler: Kein Winkel.");</text:p>
      <text:p text:style-name="P14">}</text:p>
      <text:p text:style-name="P14">}</text:p>
      <text:p text:style-name="P5"/>
      <text:p text:style-name="P14">// --- NEU: Funktion für den Button ---</text:p>
      <text:p text:style-name="P14">void handlePose1() {</text:p>
      <text:p text:style-name="P14"><text:soft-page-break/>pose1 = true; // Setzt die C++ Variable auf true!</text:p>
      <text:p text:style-name="P14">Serial.println("Button geklickt! Variable 'pose1' ist jetzt TRUE.");</text:p>
      <text:p text:style-name="P14">// Dem Browser kurz antworten, dass alles geklappt hat</text:p>
      <text:p text:style-name="P14">server.send(200, "text/plain", "Pose 1 gesetzt");</text:p>
      <text:p text:style-name="P14">}</text:p>
      <text:p text:style-name="P5"/>
      <text:p text:style-name="P14">void handleNotFound() {</text:p>
      <text:p text:style-name="P14">server.send(404, "text/plain", "Fehler 404: Seite nicht gefunden.");</text:p>
      <text:p text:style-name="P14">}</text:p>
      <text:p text:style-name="P5"/>
      <text:p text:style-name="P14">void setup() {</text:p>
      <text:p text:style-name="P14">Serial.begin(115200);</text:p>
      <text:p text:style-name="P14">delay(10);</text:p>
      <text:p text:style-name="P5"/>
      <text:p text:style-name="P14">// Freenove Setup aktivieren</text:p>
      <text:p text:style-name="P14">PCA9685_Setup();</text:p>
      <text:p text:style-name="P5"/>
      <text:p text:style-name="P14">Serial.println("\nVerbinde mit WLAN...");</text:p>
      <text:p text:style-name="P14">WiFi.begin(ssid, password);</text:p>
      <text:p text:style-name="P14">while (WiFi.status() != WL_CONNECTED) {</text:p>
      <text:p text:style-name="P14">delay(500);</text:p>
      <text:p text:style-name="P14">Serial.print(".");</text:p>
      <text:p text:style-name="P14">}</text:p>
      <text:p text:style-name="P5"/>
      <text:p text:style-name="P14">Serial.println("\nErfolgreich verbunden!");</text:p>
      <text:p text:style-name="P14">Serial.print("IP-Adresse deines ESP32: ");</text:p>
      <text:p text:style-name="P14">Serial.println(WiFi.localIP());</text:p>
      <text:p text:style-name="P5"/>
      <text:p text:style-name="P14">// Routen festlegen</text:p>
      <text:p text:style-name="P14">server.on("/", handleRoot);</text:p>
      <text:p text:style-name="P14">server.on("/stellServo", handleServo); // Route für den Slider</text:p>
      <text:p text:style-name="P14">server.on("/setPose1", handlePose1); // NEU: Route für den Button</text:p>
      <text:p text:style-name="P14">server.onNotFound(handleNotFound);</text:p>
      <text:p text:style-name="P5"/>
      <text:p text:style-name="P14">server.begin();</text:p>
      <text:p text:style-name="P14">Serial.println("Webserver gestartet.");</text:p>
      <text:p text:style-name="P14">}</text:p>
      <text:p text:style-name="P5"/>
      <text:p text:style-name="P5"/>
      <text:p text:style-name="P14">void loop() {</text:p>
      <text:p text:style-name="P14">server.handleClient();</text:p>
      <text:p text:style-name="P14">// Wenn der Button auf der Website gedrückt wurde:</text:p>
      <text:p text:style-name="P14">if (pose1 == true) {</text:p>
      <text:p text:style-name="P14">Serial.println("Führe Pose 1 aus (Peace-Zeichen ✌️)...");</text:p>
      <text:p text:style-name="P14">// 1. Die Werte wie gewünscht setzen</text:p>
      <text:p text:style-name="P14">VServo_Pointer = 180;</text:p>
      <text:p text:style-name="P14">VServo_Middle = 180;</text:p>
      <text:p text:style-name="P14">VServo_Thumb = 0;</text:p>
      <text:p text:style-name="P14">VServo_Ring = 0;</text:p>
      <text:p text:style-name="P14"><text:soft-page-break/>VServo_Pinky = 0;</text:p>
      <text:p text:style-name="P5"/>
      <text:p text:style-name="P14">// 2. Werte zur Kontrolle im Seriellen Monitor ausgeben</text:p>
      <text:p text:style-name="P14">Serial.print("Pointer: "); Serial.println(VServo_Pointer);</text:p>
      <text:p text:style-name="P14">Serial.print("Middle: "); Serial.println(VServo_Middle);</text:p>
      <text:p text:style-name="P14">Serial.print("Thumb: "); Serial.println(VServo_Thumb);</text:p>
      <text:p text:style-name="P14">// 3. HIER DIE MOTOREN BEWEGEN</text:p>
      <text:p text:style-name="P14">// (Passe die Zahlen 0, 1, 2 etc. an die Steckplätze auf deinem Freenove-Board an,</text:p>
      <text:p text:style-name="P14">// an denen die jeweiligen Finger-Servos stecken!)</text:p>
      <text:p text:style-name="P14">Servo_Angle(0, 50); //Set servo 1 Angle</text:p>
      <text:p text:style-name="P14">Servo_Angle(1, 130); //Set servo 2 Angle</text:p>
      <text:p text:style-name="P14">Servo_Angle(2, 115); //Set servo 1 Angle</text:p>
      <text:p text:style-name="P14">Servo_Angle(3, 125); //Set servo 2 Angle</text:p>
      <text:p text:style-name="P14">Servo_Angle(4, 115); //Set servo 1 Angle</text:p>
      <text:p text:style-name="P14">// WICHTIG: Danach wieder auf false setzen, sonst macht er das endlos!</text:p>
      <text:p text:style-name="P14">pose1 = false;</text:p>
      <text:p text:style-name="P14">}</text:p>
      <text:p text:style-name="P5"/>
      <text:p text:style-name="P14">}</text:p>
      <text:p text:style-name="P5"/>
      <text:p text:style-name="P5"/>
      <text:p text:style-name="P14">ich möchte buttons wo ich zwischen der website steuerung und der flex sensoren bewg ändern kann.</text:p>
      <text:p text:style-name="P14">wenn dir website steuerung ausgewähöt wurde sollen buttons frei geschaltet werden(die solltem schon die ganze zeit da sein aber nichts machen wenn der flex sensor version ausgewählt ist)</text:p>
      <text:p text:style-name="P14">bei der website bew version möchte ich 2 buttons mit posen. fünf balken wo jeder ein finger steuert.</text:p>
      <text:p text:style-name="P14">in beiden versionen also flex und website möchte ich einen button (der bei beiden funktionier) wo man die werte also die pose speicher kann am besten in einem array und dann diese position laden kann aber dafür muss man im website steuerung sein. gib den versionen noch einen passenden namen.</text:p>
      <text:p text:style-name="P6"/>
      <text:p text:style-name="P8">Anwort:</text:p>
      <text:p text:style-name="P8">#include &lt;WiFi.h&gt;</text:p>
      <text:p text:style-name="P8">#include &lt;WebServer.h&gt;</text:p>
      <text:p text:style-name="P8">#include &lt;Wire.h&gt;</text:p>
      <text:p text:style-name="P8">#include "Freenove_4WD_Car_For_ESP32.h" </text:p>
      <text:p text:style-name="P8"/>
      <text:p text:style-name="P8">// --- WLAN-Daten ---</text:p>
      <text:p text:style-name="P8">const char* ssid = "Nisa";</text:p>
      <text:p text:style-name="P8">const char* password = "12345678";</text:p>
      <text:p text:style-name="P8"/>
      <text:p text:style-name="P8">WebServer server(80); </text:p>
      <text:p text:style-name="P8"/>
      <text:p text:style-name="P8">// --- MODUS STEUERUNG ---</text:p>
      <text:p text:style-name="P8">// true = Web-Control-Mode (Manuell), false = Flex-Sense-Mode (Sensoren)</text:p>
      <text:p text:style-name="P8">bool manualMode = true; </text:p>
      <text:p text:style-name="P8"/>
      <text:p text:style-name="P8">// --- SERVO VARIABLEN ---</text:p>
      <text:p text:style-name="P8">int fingerAngles[5] = {90, 90, 90, 90, 90}; // Aktuelle Winkel der 5 Finger</text:p>
      <text:p text:style-name="P8">int savedPose[5] = {90, 90, 90, 90, 90}; <text:s text:c="2"/>// Speicher für die Pose</text:p>
      <text:p text:style-name="P8"><text:soft-page-break/></text:p>
      <text:p text:style-name="P8">// Pins für Flex-Sensoren (Beispielhaft, bitte anpassen)</text:p>
      <text:p text:style-name="P8">const int flexPins[5] = {32, 33, 34, 35, 36}; </text:p>
      <text:p text:style-name="P8"/>
      <text:p text:style-name="P8">// Hilfsfunktion zum Bewegen aller Servos</text:p>
      <text:p text:style-name="P8">void moveServos() {</text:p>
      <text:p text:style-name="P8"><text:s text:c="2"/>for (int i = 0; i &lt; 5; i++) {</text:p>
      <text:p text:style-name="P8"><text:s text:c="4"/>Servo_Angle(i, fingerAngles[i]);</text:p>
      <text:p text:style-name="P8"><text:s text:c="2"/>}</text:p>
      <text:p text:style-name="P8">}</text:p>
      <text:p text:style-name="P8"/>
      <text:p text:style-name="P8">// --- HTML / WEBSITE ---</text:p>
      <text:p text:style-name="P8">void handleRoot() {</text:p>
      <text:p text:style-name="P8"><text:s text:c="2"/>String html = "&lt;!DOCTYPE html&gt;&lt;html&gt;&lt;head&gt;&lt;meta charset='utf-8'&gt;";</text:p>
      <text:p text:style-name="P8"><text:s text:c="2"/>html += "&lt;meta name='viewport' content='width=device-width, initial-scale=1.0'&gt;";</text:p>
      <text:p text:style-name="P8"><text:s text:c="2"/>html += "&lt;title&gt;Robo-Hand Steuerung&lt;/title&gt;";</text:p>
      <text:p text:style-name="P8"><text:s text:c="2"/>html += "&lt;style&gt;";</text:p>
      <text:p text:style-name="P8"><text:s text:c="2"/>html += "body { font-family: sans-serif; text-align: center; background: #f4f4f4; }";</text:p>
      <text:p text:style-name="P8"><text:s text:c="2"/>html += ".container { max-width: 400px; margin: auto; background: white; padding: 20px; border-radius: 15px; shadow: 5px; }";</text:p>
      <text:p text:style-name="P8"><text:s text:c="2"/>html += "button { padding: 10px 20px; margin: 5px; cursor: pointer; border-radius: 5px; border: none; font-weight: bold; }";</text:p>
      <text:p text:style-name="P8"><text:s text:c="2"/>html += ".btn-mode { background-color: #2196F3; color: white; width: 80%; }";</text:p>
      <text:p text:style-name="P8"><text:s text:c="2"/>html += ".btn-pose { background-color: #4CAF50; color: white; }";</text:p>
      <text:p text:style-name="P8"><text:s text:c="2"/>html += ".btn-save { background-color: #f44336; color: white; }";</text:p>
      <text:p text:style-name="P8"><text:s text:c="2"/>html += "input[type=range] { width: 80%; height: 20px; }";</text:p>
      <text:p text:style-name="P8"><text:s text:c="2"/>html += "input:disabled { opacity: 0.3; cursor: not-allowed; }"; // Styling für deaktivierte Elemente</text:p>
      <text:p text:style-name="P8"><text:s text:c="2"/>html += "&lt;/style&gt;&lt;/head&gt;&lt;body&gt;";</text:p>
      <text:p text:style-name="P8"/>
      <text:p text:style-name="P8"><text:s text:c="2"/>html += "&lt;div class='container'&gt;&lt;h1&gt;Robo-Hand 🤖&lt;/h1&gt;";</text:p>
      <text:p text:style-name="P8"/>
      <text:p text:style-name="P8"><text:s text:c="2"/>// Sektion 1: Modus-Umschalter (Immer aktiv)</text:p>
      <text:p text:style-name="P8"><text:s text:c="2"/>html += "&lt;h3&gt;Modus wählen&lt;/h3&gt;";</text:p>
      <text:p text:style-name="P8"><text:s text:c="2"/>html += "&lt;button class='btn-mode' onclick=\"send('/setMode?val=0')\"&gt;Flex-Sense-Mode&lt;/button&gt;";</text:p>
      <text:p text:style-name="P8"><text:s text:c="2"/>html += "&lt;button class='btn-mode' onclick=\"send('/setMode?val=1')\"&gt;Web-Control-Mode&lt;/button&gt;";</text:p>
      <text:p text:style-name="P8"><text:s text:c="2"/>html += "&lt;p&gt;Aktueller Modus: &lt;b&gt;" + String(manualMode ? "Web-Control" : "Flex-Sense") + "&lt;/b&gt;&lt;/p&gt;&lt;hr&gt;";</text:p>
      <text:p text:style-name="P8"/>
      <text:p text:style-name="P8"><text:s text:c="2"/>// Sektion 2: Manuelle Slider (Deaktiviert wenn Flex-Mode)</text:p>
      <text:p text:style-name="P8"><text:s text:c="2"/>String dis = manualMode ? "" : "disabled"; </text:p>
      <text:p text:style-name="P8"><text:s text:c="2"/>html += "&lt;h3&gt;Finger Steuerung&lt;/h3&gt;";</text:p>
      <text:p text:style-name="P8"><text:s text:c="2"/>for(int i=0; i&lt;5; i++) {</text:p>
      <text:p text:style-name="P8"><text:s text:c="4"/>html += "&lt;label&gt;Finger " + String(i+1) + "&lt;/label&gt;&lt;br&gt;";</text:p>
      <text:p text:style-name="P8"><text:s text:c="4"/>html += "&lt;input type='range' min='0' max='180' value='" + String(fingerAngles[i]) + "' " + dis + " onchange=\"send('/setFinger?id=" + String(i) + "&amp;val='+this.value)\"&gt;&lt;br&gt;";</text:p>
      <text:p text:style-name="P8"><text:s text:c="2"/>}</text:p>
      <text:p text:style-name="P8"/>
      <text:p text:style-name="P8"><text:s text:c="2"/>// Sektion 3: Posen &amp; Speicher</text:p>
      <text:p text:style-name="P8"><text:s text:c="2"/>html += "&lt;h3&gt;Posen&lt;/h3&gt;";</text:p>
      <text:p text:style-name="P8"><text:soft-page-break/><text:s text:c="2"/>html += "&lt;button class='btn-pose' " + dis + " onclick=\"send('/pose?p=1')\"&gt;Peace ✌️&lt;/button&gt;";</text:p>
      <text:p text:style-name="P8"><text:s text:c="2"/>html += "&lt;button class='btn-pose' " + dis + " onclick=\"send('/pose?p=2')\"&gt;Faust ✊&lt;/button&gt;&lt;br&gt;";</text:p>
      <text:p text:style-name="P8"><text:s text:c="2"/></text:p>
      <text:p text:style-name="P8"><text:s text:c="2"/>html += "&lt;h3&gt;Memory&lt;/h3&gt;";</text:p>
      <text:p text:style-name="P8"><text:s text:c="2"/>html += "&lt;button class='btn-save' onclick=\"send('/save')\"&gt;Pose Speichern (Alle Modi)&lt;/button&gt;";</text:p>
      <text:p text:style-name="P8"><text:s text:c="2"/>html += "&lt;button class='btn-pose' " + dis + " onclick=\"send('/load')\"&gt;Speicher Laden&lt;/button&gt;";</text:p>
      <text:p text:style-name="P8"/>
      <text:p text:style-name="P8"><text:s text:c="2"/>html += "&lt;/div&gt;&lt;script&gt;";</text:p>
      <text:p text:style-name="P8"><text:s text:c="2"/>html += "function send(url) { fetch(url).then(() =&gt; location.reload()); }"; // Seite lädt neu um Status zu zeigen</text:p>
      <text:p text:style-name="P8"><text:s text:c="2"/>html += "&lt;/script&gt;&lt;/body&gt;&lt;/html&gt;";</text:p>
      <text:p text:style-name="P8"><text:s text:c="2"/></text:p>
      <text:p text:style-name="P8"><text:s text:c="2"/>server.send(200, "text/html", html);</text:p>
      <text:p text:style-name="P8">}</text:p>
      <text:p text:style-name="P8"/>
      <text:p text:style-name="P8">// --- SERVER HANDLER ---</text:p>
      <text:p text:style-name="P8"/>
      <text:p text:style-name="P8">void handleMode() {</text:p>
      <text:p text:style-name="P8"><text:s text:c="2"/>manualMode = (server.arg("val") == "1");</text:p>
      <text:p text:style-name="P8"><text:s text:c="2"/>Serial.println(manualMode ? "Modus: Web-Control" : "Modus: Flex-Sense");</text:p>
      <text:p text:style-name="P8"><text:s text:c="2"/>server.send(200, "text/plain", "OK");</text:p>
      <text:p text:style-name="P8">}</text:p>
      <text:p text:style-name="P8"/>
      <text:p text:style-name="P8">void handleFinger() {</text:p>
      <text:p text:style-name="P8"><text:s text:c="2"/>if (manualMode) {</text:p>
      <text:p text:style-name="P8"><text:s text:c="4"/>int id = server.arg("id").toInt();</text:p>
      <text:p text:style-name="P8"><text:s text:c="4"/>int val = server.arg("val").toInt();</text:p>
      <text:p text:style-name="P8"><text:s text:c="4"/>if (id &gt;= 0 &amp;&amp; id &lt; 5) fingerAngles[id] = val;</text:p>
      <text:p text:style-name="P8"><text:s text:c="4"/>moveServos();</text:p>
      <text:p text:style-name="P8"><text:s text:c="2"/>}</text:p>
      <text:p text:style-name="P8"><text:s text:c="2"/>server.send(200, "text/plain", "OK");</text:p>
      <text:p text:style-name="P8">}</text:p>
      <text:p text:style-name="P8"/>
      <text:p text:style-name="P8">void handlePose() {</text:p>
      <text:p text:style-name="P8"><text:s text:c="2"/>if (manualMode) {</text:p>
      <text:p text:style-name="P8"><text:s text:c="4"/>int p = server.arg("p").toInt();</text:p>
      <text:p text:style-name="P8"><text:s text:c="4"/>if (p == 1) { // Peace</text:p>
      <text:p text:style-name="P8"><text:s text:c="6"/>int p1[5] = {50, 180, 180, 50, 50}; </text:p>
      <text:p text:style-name="P8"><text:s text:c="6"/>memcpy(fingerAngles, p1, sizeof(fingerAngles));</text:p>
      <text:p text:style-name="P8"><text:s text:c="4"/>} else if (p == 2) { // Faust</text:p>
      <text:p text:style-name="P8"><text:s text:c="6"/>int p2[5] = {50, 50, 50, 50, 50}; </text:p>
      <text:p text:style-name="P8"><text:s text:c="6"/>memcpy(fingerAngles, p2, sizeof(fingerAngles));</text:p>
      <text:p text:style-name="P8"><text:s text:c="4"/>}</text:p>
      <text:p text:style-name="P8"><text:s text:c="4"/>moveServos();</text:p>
      <text:p text:style-name="P8"><text:s text:c="2"/>}</text:p>
      <text:p text:style-name="P8"><text:s text:c="2"/>server.send(200, "text/plain", "OK");</text:p>
      <text:p text:style-name="P8">}</text:p>
      <text:p text:style-name="P8"/>
      <text:p text:style-name="P8">void handleSave() {</text:p>
      <text:p text:style-name="P8"><text:soft-page-break/><text:s text:c="2"/>// Speichert die aktuellen Winkel (egal ob von Flex oder Web)</text:p>
      <text:p text:style-name="P8"><text:s text:c="2"/>memcpy(savedPose, fingerAngles, sizeof(savedPose));</text:p>
      <text:p text:style-name="P8"><text:s text:c="2"/>Serial.println("Pose im Array gespeichert!");</text:p>
      <text:p text:style-name="P8"><text:s text:c="2"/>server.send(200, "text/plain", "Gespeichert");</text:p>
      <text:p text:style-name="P8">}</text:p>
      <text:p text:style-name="P8"/>
      <text:p text:style-name="P8">void handleLoad() {</text:p>
      <text:p text:style-name="P8"><text:s text:c="2"/>if (manualMode) {</text:p>
      <text:p text:style-name="P8"><text:s text:c="4"/>memcpy(fingerAngles, savedPose, sizeof(fingerAngles));</text:p>
      <text:p text:style-name="P8"><text:s text:c="4"/>moveServos();</text:p>
      <text:p text:style-name="P8"><text:s text:c="2"/>}</text:p>
      <text:p text:style-name="P8"><text:s text:c="2"/>server.send(200, "text/plain", "Geladen");</text:p>
      <text:p text:style-name="P8">}</text:p>
      <text:p text:style-name="P8"/>
      <text:p text:style-name="P8">// --- SETUP &amp; LOOP ---</text:p>
      <text:p text:style-name="P8"/>
      <text:p text:style-name="P8">void setup() {</text:p>
      <text:p text:style-name="P8"><text:s text:c="2"/>Serial.begin(115200);</text:p>
      <text:p text:style-name="P8"><text:s text:c="2"/>PCA9685_Setup(); </text:p>
      <text:p text:style-name="P8"><text:s text:c="2"/></text:p>
      <text:p text:style-name="P8"><text:s text:c="2"/>WiFi.begin(ssid, password);</text:p>
      <text:p text:style-name="P8"><text:s text:c="2"/>while (WiFi.status() != WL_CONNECTED) { delay(500); }</text:p>
      <text:p text:style-name="P8"><text:s text:c="2"/></text:p>
      <text:p text:style-name="P8"><text:s text:c="2"/>Serial.println(WiFi.localIP());</text:p>
      <text:p text:style-name="P8"/>
      <text:p text:style-name="P8"><text:s text:c="2"/>server.on("/", handleRoot);</text:p>
      <text:p text:style-name="P8"><text:s text:c="2"/>server.on("/setMode", handleMode);</text:p>
      <text:p text:style-name="P8"><text:s text:c="2"/>server.on("/setFinger", handleFinger);</text:p>
      <text:p text:style-name="P8"><text:s text:c="2"/>server.on("/pose", handlePose);</text:p>
      <text:p text:style-name="P8"><text:s text:c="2"/>server.on("/save", handleSave);</text:p>
      <text:p text:style-name="P8"><text:s text:c="2"/>server.on("/load", handleLoad);</text:p>
      <text:p text:style-name="P8"><text:s text:c="2"/></text:p>
      <text:p text:style-name="P8"><text:s text:c="2"/>server.begin();</text:p>
      <text:p text:style-name="P8">}</text:p>
      <text:p text:style-name="P8"/>
      <text:p text:style-name="P8">void loop() {</text:p>
      <text:p text:style-name="P8"><text:s text:c="2"/>server.handleClient();</text:p>
      <text:p text:style-name="P8"/>
      <text:p text:style-name="P8"><text:s text:c="2"/>// FLEX-SENSE LOGIK</text:p>
      <text:p text:style-name="P8"><text:s text:c="2"/>if (!manualMode) {</text:p>
      <text:p text:style-name="P8"><text:s text:c="4"/>// Wenn nicht im manuellen Modus, lies die Sensoren aus</text:p>
      <text:p text:style-name="P8"><text:s text:c="4"/>for (int i = 0; i &lt; 5; i++) {</text:p>
      <text:p text:style-name="P8"><text:s text:c="6"/>int raw = analogRead(flexPins[i]); </text:p>
      <text:p text:style-name="P8"><text:s text:c="6"/>// Mapping: Sensor-Wert (0-4095) auf Servo-Winkel (0-180)</text:p>
      <text:p text:style-name="P8"><text:s text:c="6"/>fingerAngles[i] = map(raw, 2000, 3500, 0, 180); </text:p>
      <text:p text:style-name="P8"><text:s text:c="6"/>fingerAngles[i] = constrain(fingerAngles[i], 0, 180);</text:p>
      <text:p text:style-name="P8"><text:s text:c="4"/>}</text:p>
      <text:p text:style-name="P8"><text:s text:c="4"/>moveServos();</text:p>
      <text:p text:style-name="P8"><text:s text:c="4"/>delay(20); // Kurze Pause für Stabilität</text:p>
      <text:p text:style-name="P8"><text:soft-page-break/><text:s text:c="2"/>}</text:p>
      <text:p text:style-name="P8">}<text:line-break/>----------------------------------------------------------------------------------------------------</text:p>
      <text:p text:style-name="P6"/>
      <text:p text:style-name="P40"><text:span text:style-name="T21">kannst du diesen code in meinen main code einbaen so das er es mit dem prinzip bewegt also mit diff und so.</text:span><text:line-break/><text:span text:style-name="T6">/********** alle werte auf eine eigene ebene gemacht um einfacher zu überschauen und kontrollieren Servo-Werte: Daumen: 120 (zu) → 80 (auf) Zeigefinger: 120 (zu) → 60 (auf) Mittelfinger: 120 (zu) → 80 (auf) Ringfinger: 70 (zu) → 115 (auf) Kleiner Finger: 70 (zu) → 140 (auf) *****/ /********LIBS************/ #include &lt;WiFi.h&gt; #include &lt;WebServer.h&gt; #include &lt;Wire.h&gt; #include "Freenove_4WD_Car_For_ESP32.h" #include "MedianFilter.h" /************************/ /*********W-LAN DATEN*********/ const char* ssid = "Nisa"; const char* password = "12345678"; /****************************/ WebServer server(80); /*********BETRIEBSMODI*******/ enum Mode { MODE_MANUAL, MODE_FLEX, MODE_CAMERA }; Mode aktuellerModus = MODE_MANUAL; /*********SERVO-DATEN***********/ // Reihenfolge: Daumen, Zeigefinger, Mittelfinger, Ringfinger, Kleiner Finger int servoPins[] = { 0, 1, 2, 3, 4 }; int aktuelleWerte[5] = { 80, 60, 80, 115, 140 }; // Startposition = offen int gespeichertePose[5] = { 90, 90, 90, 90, 90 }; /*********SMOOTHING***********/ float servoSmooth[5] = { 80, 60, 80, 115, 140 }; const float SMOOTH_FAKTOR = 0; /*****************************/ /*********MAP-WERTE PRO FINGER***********/ // Flex-Rohwerte: Sensor-Bereich je Finger (hier anpassen nach Messung!) // DAU ZEI MIT RIN KLE const int flexMin[5] = { 3220, 3180, 3170, 3215, 3085 }; const int flexMax[5] = { 3245, 3200, 3190, 3190, 3085 }; // Servo-Zielwerte: // flexMin (Finger gerade) → servoMin (offen) // flexMax (Finger gebogen) → servoMax (zu) // DAU ZEI MIT RIN KLE const int servoMin[5] = { 80, 60, 80, 115, 140 }; // offen const int servoMax[5] = { 120, 120, 120, 70, 70 }; // zu // Servo-Grenzwerte für constrain() – Schutz vor Überschreitung // DAU ZEI MIT RIN KLE const int servoLow[5] = { 80, 60, 80, 70, 70 }; const int servoHigh[5] = { 120, 120, 120, 115, 140 }; /****************************************/ /*****MedianFilter – ein Filter pro Finger********/ MedianFilter flexFilter0(15, 3200); // Daumen – A0 MedianFilter flexFilter1(15, 3170); // Zeigefinger – A3 MedianFilter flexFilter2(15, 3170); // Mittelfinger – A6 MedianFilter flexFilter3(15, 3170); // Ringfinger – A7 MedianFilter flexFilter4(15, 3040); // Kleiner – A4 // Pin-Zuordnung der Flex-Sensoren // Reihenfolge: Daumen, Zeigefinger, Mittelfinger, Ringfinger, Kleiner Finger const int flexPins[5] = { A0, A3, A6, A7, A4 }; MedianFilter* flexFilters[5] = { &amp;flexFilter0, &amp;flexFilter1, &amp;flexFilter2, &amp;flexFilter3, &amp;flexFilter4 }; int roheWerte[5] = { 0, 0, 0, 0, 0 }; int saubereWerte[5] = { 0, 0, 0, 0, 0 }; int ServoWert; int zeit; unsigned long letzteMessung = 0; unsigned long letzteDebug = 0; const int MESS_INTERVALL = 20; const int DEBUG_INTERVALL = 500; /************************/ /****************HTML************************/ void handleRoot() { String html = "&lt;!DOCTYPE html&gt;&lt;html lang='de'&gt;&lt;head&gt;"; html += "&lt;meta charset='UTF-8'&gt;&lt;meta name='viewport' content='width=device-width, initial-scale=1.0'&gt;"; html += "&lt;title&gt;RoboHand Controller&lt;/title&gt;"; html += "&lt;style&gt;"; html += "body { font-family: sans-serif; text-align: center; background: #f4f4f9; padding: 20px; }"; html += ".section { background: white; padding: 15px; border-radius: 10px; margin-bottom: 20px; box-shadow: 0 2px 5px rgba(0,0,0,0.1); }"; html += "button { padding: 10px 20px; margin: 5px; font-size: 16px; cursor: pointer; border-radius: 5px; border: none; transition: 0.3s; }"; html += ".btn-mode { background: #2196F3; color: white; }"; html += ".btn-pose { background: #4CAF50; color: white; }"; html += ".btn-save { background: #f44336; color: white; }"; html += "input[type=range] { width: 80%; height: 20px; }"; html += "button:disabled { background: #ccc; cursor: not-allowed; }"; html += "&lt;/style&gt;&lt;/head&gt;&lt;body&gt;"; html += "&lt;h1&gt;\U0001F916 RoboHand Control&lt;/h1&gt;"; // Sektion 1: Modus-Umschalter html += "&lt;div class='section'&gt;"; html += "&lt;h3&gt;Betriebsmodus&lt;/h3&gt;"; html += "&lt;button class='btn-mode' onclick=\"setMode('manual')\"&gt;Website-Steuerung&lt;/button&gt;"; html += "&lt;button class='btn-mode' onclick=\"setMode('flex')\"&gt;Flex-Sensor Modus&lt;/button&gt;"; html += "&lt;button class='btn-mode' onclick=\"setMode('camera')\"&gt;Kamera Modus&lt;/button&gt;"; String statusString = "Website"; if (aktuellerModus == MODE_FLEX) statusString = "Flex-Sensoren"; else if (aktuellerModus == MODE_CAMERA) statusString = "Kamera Modus"; html += "&lt;p&gt;Aktueller Status: &lt;b id='statusText'&gt;" + statusString + "&lt;/b&gt;&lt;/p&gt;"; html += "&lt;/div&gt;"; // Sektion 2: Manuelle Steuerung (Slider) html += "&lt;div class='section' id='manualControls'&gt;"; html += "&lt;h3&gt;Manuelle Fingersteuerung&lt;/h3&gt;"; String fingerNames[] = { "Daumen", "Zeigefinger", "Mittelfinger", "Ringfinger", "Kleiner Finger" }; for (int i = 0; i &lt; 5; i++) { html += "&lt;p&gt;" + fingerNames[i] + ": &lt;input type='range' min='0' max='180' value='" + String(aktuelleWerte[i]) + "' onchange='sendServo(" + String(i) + ", this.value)'&gt;&lt;/p&gt;"; } html += "&lt;/div&gt;"; // Sektion 3: Posen &amp; Speicher html += "&lt;div class='section'&gt;"; html += "&lt;h3&gt;Posen-Speicher&lt;/h3&gt;"; html += "&lt;button class='btn-pose' id='p1' onclick=\"runPose('peace')\"&gt;✌️ Peace&lt;/button&gt;"; html += "&lt;button class='btn-pose' id='p2' onclick=\"runPose('fist')\"&gt;✊ Faust&lt;/button&gt;"; html += "&lt;button class='btn-pose' id='p3' onclick=\"runPose('load')\"&gt;Speicher laden&lt;/button&gt;"; html += "&lt;hr&gt;&lt;button class='btn-</text:span><text:soft-page-break/><text:span text:style-name="T6">save' onclick=\"runPose('save')\"&gt;Aktuelle Pose speichern&lt;/button&gt;"; html += "&lt;/div&gt;"; // JAVASCRIPT html += "&lt;script&gt;"; html += "var isManual = " + String(aktuellerModus == MODE_MANUAL ? "true" : "false") + ";"; html += "function updateUI() {"; html += " const controls = ['p1', 'p2', 'p3', 'manualControls'];"; html += " controls.forEach(id =&gt; {"; html += " const el = document.getElementById(id);"; html += " if(el.tagName === 'BUTTON') el.disabled = !isManual;"; html += " else el.style.opacity = isManual ? '1' : '0.3';"; html += " });"; html += "}"; html += "function setMode(m) {"; html += " isManual = (m === 'manual'); updateUI();"; html += " fetch('/setMode?val=' + m);"; html += " let text = 'Website';"; html += " if(m === 'flex') text = 'Flex-Sensoren';"; html += " if(m === 'camera') text = 'Kamera Modus';"; html += " document.getElementById('statusText').innerText = text;"; html += "}"; html += "function sendServo(id, val) { if(isManual) fetch('/setServo?id=' + id + '&amp;val=' + val); }"; html += "function runPose(p) { fetch('/setPose?type=' + p); }"; html += "window.onload = updateUI;"; html += "&lt;/script&gt;&lt;/body&gt;&lt;/html&gt;"; server.send(200, "text/html", html); } void handleSetMode() { String val = server.arg("val"); if (val == "manual") aktuellerModus = MODE_MANUAL; else if (val == "flex") aktuellerModus = MODE_FLEX; else if (val == "camera") aktuellerModus = MODE_CAMERA; Serial.println("Modus gewechselt auf: " + val); server.send(200, "text/plain", "OK"); } void handleSetServo() { if (aktuellerModus == MODE_MANUAL) { int id = server.arg("id").toInt(); int val = server.arg("val").toInt(); aktuelleWerte[id] = val; // Mapping Slider (0-180) auf kalibrierte Servo-Werte if (id == 0) val = map(val, 0, 180, 80, 120); // Daumen if (id == 1) val = map(val, 0, 180, 60, 120); // Zeigefinger if (id == 2) val = map(val, 0, 180, 80, 120); // Mittelfinger if (id == 3) val = map(val, 0, 180, 115, 70); // Ringfinger (invertiert) if (id == 4) val = map(val, 0, 180, 140, 70); // Kleiner Finger (invertiert) Servo_Angle(servoPins[id], val); } server.send(200, "text/plain", "OK"); } void handleSetPose() { String type = server.arg("type"); if (type == "save") { for (int i = 0; i &lt; 5; i++) gespeichertePose[i] = aktuelleWerte[i]; Serial.println("Pose gespeichert!"); } else if (aktuellerModus == MODE_MANUAL) { if (type == "peace") { // Zeige- und Mittelfinger offen, Rest zu int p[] = { 120, 60, 80, 115, 140 }; for (int i = 0; i &lt; 5; i++) { aktuelleWerte[i] = p[i]; Servo_Angle(servoPins[i], p[i]); } } else if (type == "fist") { // Alle Finger zu int p[] = { 120, 120, 120, 70, 70 }; for (int i = 0; i &lt; 5; i++) { aktuelleWerte[i] = p[i]; Servo_Angle(servoPins[i], p[i]); } } else if (type == "load") { for (int i = 0; i &lt; 5; i++) { aktuelleWerte[i] = gespeichertePose[i]; Servo_Angle(servoPins[i], aktuelleWerte[i]); } } } server.send(200, "text/plain", "OK"); } void leseFlex() { for (int i = 0; i &lt; 5; i++) { roheWerte[i] = analogRead(flexPins[i]); saubereWerte[i] = flexFilters[i]-&gt;in(roheWerte[i]); } } void debugAusgabe() { if (millis() - letzteDebug &lt; DEBUG_INTERVALL) return; letzteDebug = millis(); String fingerKuerzel[] = { "DAU", "ZEI", "MIT", "RIN", "KLE" }; Serial.println("=== Flex-Sensor Messwerte ==="); for (int i = 0; i &lt; 5; i++) { Serial.print("["); Serial.print(fingerKuerzel[i]); Serial.print("] Roh: "); Serial.print(roheWerte[i]); Serial.print(" | Gefiltert: "); Serial.print(saubereWerte[i]); Serial.print(" | Servo (geglättet): "); Serial.println((int)servoSmooth[i]); } Serial.println("-----------------------------"); } void setup() { Serial.begin(115200); PCA9685_Setup(); for (int i = 0; i &lt; 5; i++) { pinMode(flexPins[i], INPUT); } WiFi.begin(ssid, password); while (WiFi.status() != WL_CONNECTED) { delay(500); Serial.print("."); zeit++; if (zeit == 30) Serial.print("Ich habe nicht ewig Zeit &gt;:("); else if (zeit == 70) Serial.print("Wird's mal!?"); } Serial.println("\ndu bist Verbunden! \nWebsite IP: " + WiFi.localIP().toString()); server.on("/", handleRoot); server.on("/setMode", handleSetMode); server.on("/setServo", handleSetServo); server.on("/setPose", handleSetPose); server.begin(); } void loop() { server.handleClient(); // 1. FLEX-SENSOR LOGIK if (aktuellerModus == MODE_FLEX) { if (millis() - letzteMessung &gt;= MESS_INTERVALL) { letzteMessung = millis(); leseFlex(); for (int i = 0; i &lt; 5; i++) { int ziel = map(saubereWerte[i], flexMin[i], flexMax[i], servoMin[i], servoMax[i]); ziel = constrain(ziel, servoLow[i], servoHigh[i]); servoSmooth[i] += (ziel - servoSmooth[i]) * SMOOTH_FAKTOR; Servo_Angle(servoPins[i], (int)servoSmooth[i]); } debugAusgabe(); } } // 2. KAMERA MODUS LOGIK else if (aktuellerModus == MODE_CAMERA) { if (Serial.available() &gt; 0) { String data = Serial.readStringUntil('\n'); data.trim(); int comma1 = data.indexOf(','); int comma2 = data.indexOf(',', comma1 + 1); int comma3 = data.indexOf(',', comma2 + 1); int comma4 = data.indexOf(',', comma3 + 1); if (comma1 &gt; 0 &amp;&amp; comma4 &gt; 0) { int v0 = data.substring(0, comma1).toInt(); int v1 = data.substring(comma1 + 1, comma2).toInt(); int v2 = data.substring(comma2 + 1, comma3).toInt(); int v3 = data.substring(comma3 + 1, comma4).toInt(); int v4 = data.substring(comma4 + 1).toInt(); // KI gibt 0 (zu) oder 180 (auf) → auf kalibrierte Werte mappen v0 = map(v0, 0, 180, 120, 80); // Daumen v1 = map(v1, 0, 180, 120, 60); // Zeigefinger v2 = map(v2, 0, 180, 120, 80); // Mittelfinger v3 = map(v3, 0, 180, 70, 115); // Ringfinger v4 = map(v4, 0, 180, 70, 140); // Kleiner Finger aktuelleWerte[0] = v0; Servo_Angle(servoPins[0], v0); aktuelleWerte[1] = v1; Servo_Angle(servoPins[1], v1); aktuelleWerte[2] = v2; Servo_Angle(servoPins[2], v2); aktuelleWerte[3] = v3; Servo_Angle(servoPins[3], v3); aktuelleWerte[4] = v4; Servo_Angle(servoPins[4], v4); } } } }</text:span></text:p>
      <text:p text:style-name="P40"><text:span text:style-name="T6"/></text:p>
      <text:p text:style-name="P40"><text:span text:style-name="T6">// </text:span><text:span text:style-name="T8">Diff code</text:span></text:p>
      <text:p text:style-name="P24"><text:span text:style-name="Source_20_Text"><text:span text:style-name="T9">#include "MedianFilter.h"</text:span></text:span></text:p>
      <text:p text:style-name="P23"><text:soft-page-break/><text:span text:style-name="Source_20_Text"><text:span text:style-name="T16">#include &lt;Wire.h&gt;</text:span></text:span></text:p>
      <text:p text:style-name="P23"><text:span text:style-name="Source_20_Text"><text:span text:style-name="T16">#include "Freenove_4WD_Car_For_ESP32.h"</text:span></text:span></text:p>
      <text:p text:style-name="P28"/>
      <text:p text:style-name="P23"><text:span text:style-name="Source_20_Text"><text:span text:style-name="T16">// 1. Filter erstellen: Startwert näher an deine tatsächlichen Werte legen</text:span></text:span></text:p>
      <text:p text:style-name="P23"><text:span text:style-name="Source_20_Text"><text:span text:style-name="T16">MedianFilter flexFilter(15, 2980); </text:span></text:span></text:p>
      <text:p text:style-name="P28"/>
      <text:p text:style-name="P23"><text:span text:style-name="Source_20_Text"><text:span text:style-name="T16">// Am ESP32 am besten die direkte GPIO Nummer nutzen (z.B. 35 anstatt A7)</text:span></text:span></text:p>
      <text:p text:style-name="P23"><text:span text:style-name="Source_20_Text"><text:span text:style-name="T16">// Bitte prüfe, an welchem GPIO Pin dein Flex-Sensor wirklich hängt!</text:span></text:span></text:p>
      <text:p text:style-name="P23"><text:span text:style-name="Source_20_Text"><text:span text:style-name="T16">const int flex = A4; </text:span></text:span></text:p>
      <text:p text:style-name="P23"><text:span text:style-name="Source_20_Text"><text:span text:style-name="T16">int ServoWert;</text:span></text:span></text:p>
      <text:p text:style-name="P23"><text:span text:style-name="Source_20_Text"><text:span text:style-name="T16">int saubererWert;</text:span></text:span></text:p>
      <text:p text:style-name="P23"><text:span text:style-name="Source_20_Text"><text:span text:style-name="T16">int WertDiff = 0;</text:span></text:span></text:p>
      <text:p text:style-name="P23"><text:span text:style-name="Source_20_Text"><text:span text:style-name="T16">void setup() {</text:span></text:span></text:p>
      <text:p text:style-name="P23"><text:span text:style-name="Source_20_Text"><text:span text:style-name="T16"><text:s text:c="2"/>Serial.begin(115200); </text:span></text:span></text:p>
      <text:p text:style-name="P23"><text:span text:style-name="Source_20_Text"><text:span text:style-name="T16"><text:s text:c="2"/>pinMode(flex, INPUT);</text:span></text:span></text:p>
      <text:p text:style-name="P28"/>
      <text:p text:style-name="P23"><text:span text:style-name="Source_20_Text"><text:span text:style-name="T16"><text:s text:c="2"/>// WICHTIG: I2C und den Servo-Treiber-Chip auf dem Freenove Board starten!</text:span></text:span></text:p>
      <text:p text:style-name="P23"><text:span text:style-name="Source_20_Text"><text:span text:style-name="T16"><text:s text:c="2"/>PCA9685_Setup(); </text:span></text:span></text:p>
      <text:p text:style-name="P23"><text:span text:style-name="Source_20_Text"><text:span text:style-name="T16">}</text:span></text:span></text:p>
      <text:p text:style-name="P28"/>
      <text:p text:style-name="P23"><text:span text:style-name="Source_20_Text"><text:span text:style-name="T16">void loop() {</text:span></text:span></text:p>
      <text:p text:style-name="P23"><text:span text:style-name="Source_20_Text"><text:span text:style-name="T16"><text:s text:c="2"/>int roherWert = analogRead(flex); </text:span></text:span></text:p>
      <text:p text:style-name="P23"><text:span text:style-name="Source_20_Text"><text:span text:style-name="T16"><text:s text:c="2"/>int lastWert = saubererWert;</text:span></text:span></text:p>
      <text:p text:style-name="P23"><text:span text:style-name="Source_20_Text"><text:span text:style-name="T16"><text:s text:c="2"/>saubererWert = flexFilter.in(roherWert); </text:span></text:span></text:p>
      <text:p text:style-name="P28"/>
      <text:p text:style-name="P23"><text:span text:style-name="Source_20_Text"><text:span text:style-name="T16"><text:s text:c="2"/>int diff = saubererWert - lastWert;</text:span></text:span></text:p>
      <text:p text:style-name="P28"/>
      <text:p text:style-name="P23"><text:span text:style-name="Source_20_Text"><text:span text:style-name="T16"><text:s text:c="2"/>WertDiff = WertDiff + diff;</text:span></text:span></text:p>
      <text:p text:style-name="P23"><text:span text:style-name="Source_20_Text"><text:span text:style-name="T16"><text:s text:c="2"/></text:span></text:span></text:p>
      <text:p text:style-name="P23"><text:span text:style-name="Source_20_Text"><text:span text:style-name="T16"><text:s text:c="2"/>WertDiff = constrain(WertDiff,0,20);</text:span></text:span></text:p>
      <text:p text:style-name="P28"/>
      <text:p text:style-name="P23"><text:span text:style-name="Source_20_Text"><text:span text:style-name="T16"><text:s text:c="2"/>Serial.printf("saubererWert: %d lastWert: %d diff: %d WertDiff: %d\n", saubererWert, lastWert, diff, WertDiff);</text:span></text:span></text:p>
      <text:p text:style-name="P28"/>
      <text:p text:style-name="P23"><text:span text:style-name="Source_20_Text"><text:span text:style-name="T16"><text:s text:c="2"/>// WICHTIG: Ersetze 2970 und 2990 durch die tiefsten und höchsten Werte, </text:span></text:span></text:p>
      <text:p text:style-name="P23"><text:span text:style-name="Source_20_Text"><text:span text:style-name="T16"><text:s text:c="2"/>// die du im Seriellen Monitor siehst, wenn du den Sensor biegst!</text:span></text:span></text:p>
      <text:p text:style-name="P28"/>
      <text:p text:style-name="P28"/>
      <text:p text:style-name="P23"><text:span text:style-name="Source_20_Text"><text:span text:style-name="T16"><text:s text:c="2"/>ServoWert = map(WertDiff, 0, 20, 0, 200);</text:span></text:span></text:p>
      <text:p text:style-name="P28"/>
      <text:p text:style-name="P23"><text:span text:style-name="Source_20_Text"><text:span text:style-name="T16"><text:s text:c="2"/>ServoWert = constrain(ServoWert, 75, 130);</text:span></text:span></text:p>
      <text:p text:style-name="P28"/>
      <text:p text:style-name="P23"><text:span text:style-name="Source_20_Text"><text:span text:style-name="T16"><text:s text:c="2"/>// Servo 1 auf den berechneten Wert setzen</text:span></text:span></text:p>
      <text:p text:style-name="P23"><text:span text:style-name="Source_20_Text"><text:span text:style-name="T16"><text:s text:c="2"/>Servo_Angle(0, ServoWert);</text:span></text:span></text:p>
      <text:p text:style-name="P28"/>
      <text:p text:style-name="P23"><text:span text:style-name="Source_20_Text"><text:span text:style-name="T16"><text:s text:c="2"/>delay(50); </text:span></text:span></text:p>
      <text:p text:style-name="P23"><text:span text:style-name="Source_20_Text"><text:span text:style-name="T16">}</text:span></text:span></text:p>
      <text:p text:style-name="P23"/>
      <text:p text:style-name="P25"><text:span text:style-name="T7"/></text:p>
      <text:p text:style-name="P26"><text:span text:style-name="T7"/></text:p>
      <text:p text:style-name="P39">Verstanden! Das Diff-Prinzip akkumuliert kleine Änderungen statt direkt zu mappen – das macht es viel robuster gegen Rauschen. Ich baue es für alle 5 Finger ein:</text:p>
      <text:p text:style-name="P39">Alles klar! Das Diff-Prinzip läuft so: Änderung akkumulieren → begrenzen → mappen. Ich baue das für alle 5 Finger in den Main-Code ein:</text:p>
      <text:p text:style-name="Text_20_body"><text:line-break/></text:p>
      <text:p text:style-name="Text_20_body"><text:span text:style-name="T3"/></text:p>
      <text:p text:style-name="Text_20_body"><text:span text:style-name="T3"/></text:p>
      <text:p text:style-name="Text_20_body"><text:soft-page-break/><text:span text:style-name="T3">/**********</text:span></text:p>
      <text:p text:style-name="Text_20_body"><text:span text:style-name="T3">alle werte auf eine eigene ebene gemacht um einfacher zu überschauen und kontrollieren</text:span></text:p>
      <text:p text:style-name="Text_20_body"><text:span text:style-name="T3"/></text:p>
      <text:p text:style-name="Text_20_body"><text:span text:style-name="T3">Servo-Werte:</text:span></text:p>
      <text:p text:style-name="Text_20_body"><text:span text:style-name="T3">Daumen: <text:s text:c="7"/>120 (zu) → 80 <text:s/>(auf)</text:span></text:p>
      <text:p text:style-name="Text_20_body"><text:span text:style-name="T3">Zeigefinger: <text:s text:c="2"/>120 (zu) → 60 <text:s/>(auf)</text:span></text:p>
      <text:p text:style-name="Text_20_body"><text:span text:style-name="T3">Mittelfinger: <text:s/>120 (zu) → 80 <text:s/>(auf)</text:span></text:p>
      <text:p text:style-name="Text_20_body"><text:span text:style-name="T3">Ringfinger: <text:s text:c="4"/>70 (zu) → 115 (auf)</text:span></text:p>
      <text:p text:style-name="Text_20_body"><text:span text:style-name="T3">Kleiner Finger: 70 (zu) → 140 (auf)</text:span></text:p>
      <text:p text:style-name="Text_20_body"><text:span text:style-name="T3">*****/</text:span></text:p>
      <text:p text:style-name="Text_20_body"><text:span text:style-name="T3"/></text:p>
      <text:p text:style-name="Text_20_body"><text:span text:style-name="T3">/********LIBS************/</text:span></text:p>
      <text:p text:style-name="Text_20_body"><text:span text:style-name="T3">#include &lt;WiFi.h&gt;</text:span></text:p>
      <text:p text:style-name="Text_20_body"><text:span text:style-name="T3">#include &lt;WebServer.h&gt;</text:span></text:p>
      <text:p text:style-name="Text_20_body"><text:span text:style-name="T3">#include &lt;Wire.h&gt;</text:span></text:p>
      <text:p text:style-name="Text_20_body"><text:span text:style-name="T3">#include "Freenove_4WD_Car_For_ESP32.h"</text:span></text:p>
      <text:p text:style-name="Text_20_body"><text:span text:style-name="T3">#include "MedianFilter.h"</text:span></text:p>
      <text:p text:style-name="Text_20_body"><text:span text:style-name="T3">/************************/</text:span></text:p>
      <text:p text:style-name="Text_20_body"><text:span text:style-name="T3"/></text:p>
      <text:p text:style-name="Text_20_body"><text:span text:style-name="T3">/*********W-LAN DATEN*********/</text:span></text:p>
      <text:p text:style-name="Text_20_body"><text:span text:style-name="T3">const char* ssid <text:s text:c="4"/>= "Nisa";</text:span></text:p>
      <text:p text:style-name="Text_20_body"><text:span text:style-name="T3">const char* password = "12345678";</text:span></text:p>
      <text:p text:style-name="Text_20_body"><text:span text:style-name="T3">/****************************/</text:span></text:p>
      <text:p text:style-name="Text_20_body"><text:span text:style-name="T3"/></text:p>
      <text:p text:style-name="Text_20_body"><text:span text:style-name="T3">WebServer server(80);</text:span></text:p>
      <text:p text:style-name="Text_20_body"><text:span text:style-name="T3"/></text:p>
      <text:p text:style-name="Text_20_body"><text:span text:style-name="T3">/*********BETRIEBSMODI*******/</text:span></text:p>
      <text:p text:style-name="Text_20_body"><text:span text:style-name="T3">enum Mode { MODE_MANUAL, MODE_FLEX, MODE_CAMERA };</text:span></text:p>
      <text:p text:style-name="Text_20_body"><text:span text:style-name="T3">Mode aktuellerModus = MODE_MANUAL;</text:span></text:p>
      <text:p text:style-name="Text_20_body"><text:span text:style-name="T3"/></text:p>
      <text:p text:style-name="Text_20_body"><text:span text:style-name="T3">/*********SERVO-DATEN***********/</text:span></text:p>
      <text:p text:style-name="Text_20_body"><text:span text:style-name="T3">int servoPins[] <text:s text:c="8"/>= { 0, <text:s text:c="2"/>1, <text:s text:c="2"/>2, <text:s text:c="2"/>3, <text:s text:c="2"/>4 <text:s text:c="2"/>};</text:span></text:p>
      <text:p text:style-name="Text_20_body"><text:span text:style-name="T3">int aktuelleWerte[5] <text:s text:c="3"/>= { 80, <text:s/>60, <text:s/>80, <text:s/>115, 140 <text:s/>}; // Startposition = offen</text:span></text:p>
      <text:p text:style-name="Text_20_body"><text:span text:style-name="T3">int gespeichertePose[5] = { 90, <text:s/>90, <text:s/>90, <text:s/>90, <text:s/>90 <text:s text:c="2"/>};</text:span></text:p>
      <text:p text:style-name="Text_20_body"><text:span text:style-name="T3"/></text:p>
      <text:p text:style-name="Text_20_body"><text:span text:style-name="T3">/*********SERVO-GRENZEN***********/</text:span></text:p>
      <text:p text:style-name="Text_20_body"><text:span text:style-name="T3">const int servoLow[5] <text:s/>= { <text:s/>80, <text:s/>60, <text:s/>80, <text:s/>70, <text:s/>70 };</text:span></text:p>
      <text:p text:style-name="Text_20_body"><text:span text:style-name="T3">const int servoHigh[5] = { 120, 120, 120, 115, 140 };</text:span></text:p>
      <text:p text:style-name="Text_20_body"><text:soft-page-break/><text:span text:style-name="T3">/*********************************/</text:span></text:p>
      <text:p text:style-name="Text_20_body"><text:span text:style-name="T3"/></text:p>
      <text:p text:style-name="Text_20_body"><text:span text:style-name="T3">/*****MedianFilter – ein Filter pro Finger********/</text:span></text:p>
      <text:p text:style-name="Text_20_body"><text:span text:style-name="T3">MedianFilter flexFilter0(15, 3200);</text:span></text:p>
      <text:p text:style-name="Text_20_body"><text:span text:style-name="T3">MedianFilter flexFilter1(15, 3170);</text:span></text:p>
      <text:p text:style-name="Text_20_body"><text:span text:style-name="T3">MedianFilter flexFilter2(15, 3170);</text:span></text:p>
      <text:p text:style-name="Text_20_body"><text:span text:style-name="T3">MedianFilter flexFilter3(15, 3170);</text:span></text:p>
      <text:p text:style-name="Text_20_body"><text:span text:style-name="T3">MedianFilter flexFilter4(15, 3040);</text:span></text:p>
      <text:p text:style-name="Text_20_body"><text:span text:style-name="T3"/></text:p>
      <text:p text:style-name="Text_20_body"><text:span text:style-name="T3">const int flexPins[5] = { A0, A3, A6, A7, A4 };</text:span></text:p>
      <text:p text:style-name="Text_20_body"><text:span text:style-name="T3"/></text:p>
      <text:p text:style-name="Text_20_body"><text:span text:style-name="T3">MedianFilter* flexFilters[5] = {</text:span></text:p>
      <text:p text:style-name="Text_20_body"><text:span text:style-name="T3"><text:s text:c="2"/>&amp;flexFilter0, &amp;flexFilter1, &amp;flexFilter2,</text:span></text:p>
      <text:p text:style-name="Text_20_body"><text:span text:style-name="T3"><text:s text:c="2"/>&amp;flexFilter3, &amp;flexFilter4</text:span></text:p>
      <text:p text:style-name="Text_20_body"><text:span text:style-name="T3">};</text:span></text:p>
      <text:p text:style-name="Text_20_body"><text:span text:style-name="T3"/></text:p>
      <text:p text:style-name="Text_20_body"><text:span text:style-name="T3">int roheWerte[5] <text:s text:c="3"/>= { 0, 0, 0, 0, 0 };</text:span></text:p>
      <text:p text:style-name="Text_20_body"><text:span text:style-name="T3">int saubereWerte[5] = { 0, 0, 0, 0, 0 };</text:span></text:p>
      <text:p text:style-name="Text_20_body"><text:span text:style-name="T3"/></text:p>
      <text:p text:style-name="Text_20_body"><text:span text:style-name="T3">/*********DIFF-PRINZIP VARIABLEN***********/</text:span></text:p>
      <text:p text:style-name="Text_20_body"><text:span text:style-name="T3">int lastWerte[5] <text:s/>= { 0, 0, 0, 0, 0 }; <text:s/>// vorheriger gefilterter Wert pro Finger</text:span></text:p>
      <text:p text:style-name="Text_20_body"><text:span text:style-name="T3">int wertDiff[5] <text:s text:c="2"/>= { 0, 0, 0, 0, 0 }; <text:s/>// akkumulierter Diff pro Finger</text:span></text:p>
      <text:p text:style-name="Text_20_body"><text:span text:style-name="T3"/></text:p>
      <text:p text:style-name="Text_20_body"><text:span text:style-name="T3">// Bereich in dem wertDiff gehalten wird (entspricht dem "0,20" aus dem Testcode)</text:span></text:p>
      <text:p text:style-name="Text_20_body"><text:span text:style-name="T3">// Hier kannst du pro Finger feinjustieren wie empfindlich die Bewegung ist</text:span></text:p>
      <text:p text:style-name="Text_20_body"><text:span text:style-name="T3">const int diffMin[5] = { <text:s/>0, <text:s/>0, <text:s/>0, <text:s/>0, <text:s/>0 };</text:span></text:p>
      <text:p text:style-name="Text_20_body"><text:span text:style-name="T3">const int diffMax[5] = { 20, 20, 20, 20, 20 };</text:span></text:p>
      <text:p text:style-name="Text_20_body"><text:span text:style-name="T3">/******************************************/</text:span></text:p>
      <text:p text:style-name="Text_20_body"><text:span text:style-name="T3"/></text:p>
      <text:p text:style-name="Text_20_body"><text:span text:style-name="T3">int ServoWert;</text:span></text:p>
      <text:p text:style-name="Text_20_body"><text:span text:style-name="T3">int zeit;</text:span></text:p>
      <text:p text:style-name="Text_20_body"><text:span text:style-name="T3"/></text:p>
      <text:p text:style-name="Text_20_body"><text:span text:style-name="T3">unsigned long letzteMessung = 0;</text:span></text:p>
      <text:p text:style-name="Text_20_body"><text:span text:style-name="T3">unsigned long letzteDebug <text:s text:c="2"/>= 0;</text:span></text:p>
      <text:p text:style-name="Text_20_body"><text:span text:style-name="T3">const int MESS_INTERVALL <text:s text:c="3"/>= 50; <text:s/>// auf 50ms erhöht (wie im Testcode mit delay(50))</text:span></text:p>
      <text:p text:style-name="Text_20_body"><text:span text:style-name="T3">const int DEBUG_INTERVALL <text:s text:c="2"/>= 500;</text:span></text:p>
      <text:p text:style-name="Text_20_body"><text:span text:style-name="T3">/************************/</text:span></text:p>
      <text:p text:style-name="Text_20_body"><text:span text:style-name="T3"/></text:p>
      <text:p text:style-name="Text_20_body"><text:soft-page-break/><text:span text:style-name="T3">/****************HTML************************/</text:span></text:p>
      <text:p text:style-name="Text_20_body"><text:span text:style-name="T3">void handleRoot() {</text:span></text:p>
      <text:p text:style-name="Text_20_body"><text:span text:style-name="T3"><text:s text:c="2"/>String html = "&lt;!DOCTYPE html&gt;&lt;html lang='de'&gt;&lt;head&gt;";</text:span></text:p>
      <text:p text:style-name="Text_20_body"><text:span text:style-name="T3"><text:s text:c="2"/>html += "&lt;meta charset='UTF-8'&gt;&lt;meta name='viewport' content='width=device-width, initial-scale=1.0'&gt;";</text:span></text:p>
      <text:p text:style-name="Text_20_body"><text:span text:style-name="T3"><text:s text:c="2"/>html += "&lt;title&gt;RoboHand Controller&lt;/title&gt;";</text:span></text:p>
      <text:p text:style-name="Text_20_body"><text:span text:style-name="T3"><text:s text:c="2"/>html += "&lt;style&gt;";</text:span></text:p>
      <text:p text:style-name="Text_20_body"><text:span text:style-name="T3"><text:s text:c="2"/>html += "body { font-family: sans-serif; text-align: center; background: #f4f4f9; padding: 20px; }";</text:span></text:p>
      <text:p text:style-name="Text_20_body"><text:span text:style-name="T3"><text:s text:c="2"/>html += ".section { background: white; padding: 15px; border-radius: 10px; margin-bottom: 20px; box-shadow: 0 2px 5px rgba(0,0,0,0.1); }";</text:span></text:p>
      <text:p text:style-name="Text_20_body"><text:span text:style-name="T3"><text:s text:c="2"/>html += "button { padding: 10px 20px; margin: 5px; font-size: 16px; cursor: pointer; border-radius: 5px; border: none; transition: 0.3s; }";</text:span></text:p>
      <text:p text:style-name="Text_20_body"><text:span text:style-name="T3"><text:s text:c="2"/>html += ".btn-mode { background: #2196F3; color: white; }";</text:span></text:p>
      <text:p text:style-name="Text_20_body"><text:span text:style-name="T3"><text:s text:c="2"/>html += ".btn-pose { background: #4CAF50; color: white; }";</text:span></text:p>
      <text:p text:style-name="Text_20_body"><text:span text:style-name="T3"><text:s text:c="2"/>html += ".btn-save { background: #f44336; color: white; }";</text:span></text:p>
      <text:p text:style-name="Text_20_body"><text:span text:style-name="T3"><text:s text:c="2"/>html += "input[type=range] { width: 80%; height: 20px; }";</text:span></text:p>
      <text:p text:style-name="Text_20_body"><text:span text:style-name="T3"><text:s text:c="2"/>html += "button:disabled { background: #ccc; cursor: not-allowed; }";</text:span></text:p>
      <text:p text:style-name="Text_20_body"><text:span text:style-name="T3"><text:s text:c="2"/>html += "&lt;/style&gt;&lt;/head&gt;&lt;body&gt;";</text:span></text:p>
      <text:p text:style-name="Text_20_body"><text:span text:style-name="T3"/></text:p>
      <text:p text:style-name="Text_20_body"><text:span text:style-name="T3"><text:s text:c="2"/>html += "&lt;h1&gt;\U0001F916 RoboHand Control&lt;/h1&gt;";</text:span></text:p>
      <text:p text:style-name="Text_20_body"><text:span text:style-name="T3"/></text:p>
      <text:p text:style-name="Text_20_body"><text:span text:style-name="T3"><text:s text:c="2"/>html += "&lt;div class='section'&gt;";</text:span></text:p>
      <text:p text:style-name="Text_20_body"><text:span text:style-name="T3"><text:s text:c="2"/>html += "&lt;h3&gt;Betriebsmodus&lt;/h3&gt;";</text:span></text:p>
      <text:p text:style-name="Text_20_body"><text:span text:style-name="T3"><text:s text:c="2"/>html += "&lt;button class='btn-mode' onclick=\"setMode('manual')\"&gt;Website-Steuerung&lt;/button&gt;";</text:span></text:p>
      <text:p text:style-name="Text_20_body"><text:span text:style-name="T3"><text:s text:c="2"/>html += "&lt;button class='btn-mode' onclick=\"setMode('flex')\"&gt;Flex-Sensor Modus&lt;/button&gt;";</text:span></text:p>
      <text:p text:style-name="Text_20_body"><text:span text:style-name="T3"><text:s text:c="2"/>html += "&lt;button class='btn-mode' onclick=\"setMode('camera')\"&gt;Kamera Modus&lt;/button&gt;";</text:span></text:p>
      <text:p text:style-name="Text_20_body"><text:span text:style-name="T3"/></text:p>
      <text:p text:style-name="Text_20_body"><text:span text:style-name="T3"><text:s text:c="2"/>String statusString = "Website";</text:span></text:p>
      <text:p text:style-name="Text_20_body"><text:span text:style-name="T3"><text:s text:c="2"/>if (aktuellerModus == MODE_FLEX) <text:s text:c="7"/>statusString = "Flex-Sensoren";</text:span></text:p>
      <text:p text:style-name="Text_20_body"><text:span text:style-name="T3"><text:s text:c="2"/>else if (aktuellerModus == MODE_CAMERA) statusString = "Kamera Modus";</text:span></text:p>
      <text:p text:style-name="Text_20_body"><text:span text:style-name="T3"/></text:p>
      <text:p text:style-name="Text_20_body"><text:span text:style-name="T3"><text:s text:c="2"/>html += "&lt;p&gt;Aktueller Status: &lt;b id='statusText'&gt;" + statusString + "&lt;/b&gt;&lt;/p&gt;";</text:span></text:p>
      <text:p text:style-name="Text_20_body"><text:span text:style-name="T3"><text:s text:c="2"/>html += "&lt;/div&gt;";</text:span></text:p>
      <text:p text:style-name="Text_20_body"><text:span text:style-name="T3"/></text:p>
      <text:p text:style-name="Text_20_body"><text:span text:style-name="T3"><text:s text:c="2"/>html += "&lt;div class='section' id='manualControls'&gt;";</text:span></text:p>
      <text:p text:style-name="Text_20_body"><text:span text:style-name="T3"><text:s text:c="2"/>html += "&lt;h3&gt;Manuelle Fingersteuerung&lt;/h3&gt;";</text:span></text:p>
      <text:p text:style-name="Text_20_body"><text:span text:style-name="T3"><text:s text:c="2"/>String fingerNames[] = { "Daumen", "Zeigefinger", "Mittelfinger", "Ringfinger", "Kleiner Finger" };</text:span></text:p>
      <text:p text:style-name="Text_20_body"><text:span text:style-name="T3"><text:s text:c="2"/>for (int i = 0; i &lt; 5; i++) {</text:span></text:p>
      <text:p text:style-name="Text_20_body"><text:span text:style-name="T3"><text:s text:c="4"/>html += "&lt;p&gt;" + fingerNames[i] + ": &lt;input type='range' min='0' max='180' value='"</text:span></text:p>
      <text:p text:style-name="Text_20_body"><text:soft-page-break/><text:span text:style-name="T3"><text:s text:c="9"/>+ String(aktuelleWerte[i])</text:span></text:p>
      <text:p text:style-name="Text_20_body"><text:span text:style-name="T3"><text:s text:c="9"/>+ "' onchange='sendServo(" + String(i) + ", this.value)'&gt;&lt;/p&gt;";</text:span></text:p>
      <text:p text:style-name="Text_20_body"><text:span text:style-name="T3"><text:s text:c="2"/>}</text:span></text:p>
      <text:p text:style-name="Text_20_body"><text:span text:style-name="T3"><text:s text:c="2"/>html += "&lt;/div&gt;";</text:span></text:p>
      <text:p text:style-name="Text_20_body"><text:span text:style-name="T3"/></text:p>
      <text:p text:style-name="Text_20_body"><text:span text:style-name="T3"><text:s text:c="2"/>html += "&lt;div class='section'&gt;";</text:span></text:p>
      <text:p text:style-name="Text_20_body"><text:span text:style-name="T3"><text:s text:c="2"/>html += "&lt;h3&gt;Posen-Speicher&lt;/h3&gt;";</text:span></text:p>
      <text:p text:style-name="Text_20_body"><text:span text:style-name="T3"><text:s text:c="2"/>html += "&lt;button class='btn-pose' id='p1' onclick=\"runPose('peace')\"&gt;✌️ Peace&lt;/button&gt;";</text:span></text:p>
      <text:p text:style-name="Text_20_body"><text:span text:style-name="T3"><text:s text:c="2"/>html += "&lt;button class='btn-pose' id='p2' onclick=\"runPose('fist')\"&gt;✊ Faust&lt;/button&gt;";</text:span></text:p>
      <text:p text:style-name="Text_20_body"><text:span text:style-name="T3"><text:s text:c="2"/>html += "&lt;button class='btn-pose' id='p3' onclick=\"runPose('load')\"&gt;Speicher laden&lt;/button&gt;";</text:span></text:p>
      <text:p text:style-name="Text_20_body"><text:span text:style-name="T3"><text:s text:c="2"/>html += "&lt;hr&gt;&lt;button class='btn-save' onclick=\"runPose('save')\"&gt;Aktuelle Pose speichern&lt;/button&gt;";</text:span></text:p>
      <text:p text:style-name="Text_20_body"><text:span text:style-name="T3"><text:s text:c="2"/>html += "&lt;/div&gt;";</text:span></text:p>
      <text:p text:style-name="Text_20_body"><text:span text:style-name="T3"/></text:p>
      <text:p text:style-name="Text_20_body"><text:span text:style-name="T3"><text:s text:c="2"/>html += "&lt;script&gt;";</text:span></text:p>
      <text:p text:style-name="Text_20_body"><text:span text:style-name="T3"><text:s text:c="2"/>html += "var isManual = " + String(aktuellerModus == MODE_MANUAL ? "true" : "false") + ";";</text:span></text:p>
      <text:p text:style-name="Text_20_body"><text:span text:style-name="T3"><text:s text:c="2"/>html += "function updateUI() {";</text:span></text:p>
      <text:p text:style-name="Text_20_body"><text:span text:style-name="T3"><text:s text:c="2"/>html += " const controls = ['p1', 'p2', 'p3', 'manualControls'];";</text:span></text:p>
      <text:p text:style-name="Text_20_body"><text:span text:style-name="T3"><text:s text:c="2"/>html += " controls.forEach(id =&gt; {";</text:span></text:p>
      <text:p text:style-name="Text_20_body"><text:span text:style-name="T3"><text:s text:c="2"/>html += " <text:s text:c="2"/>const el = document.getElementById(id);";</text:span></text:p>
      <text:p text:style-name="Text_20_body"><text:span text:style-name="T3"><text:s text:c="2"/>html += " <text:s text:c="2"/>if(el.tagName === 'BUTTON') el.disabled = !isManual;";</text:span></text:p>
      <text:p text:style-name="Text_20_body"><text:span text:style-name="T3"><text:s text:c="2"/>html += " <text:s text:c="2"/>else el.style.opacity = isManual ? '1' : '0.3';";</text:span></text:p>
      <text:p text:style-name="Text_20_body"><text:span text:style-name="T3"><text:s text:c="2"/>html += " });";</text:span></text:p>
      <text:p text:style-name="Text_20_body"><text:span text:style-name="T3"><text:s text:c="2"/>html += "}";</text:span></text:p>
      <text:p text:style-name="Text_20_body"><text:span text:style-name="T3"><text:s text:c="2"/>html += "function setMode(m) {";</text:span></text:p>
      <text:p text:style-name="Text_20_body"><text:span text:style-name="T3"><text:s text:c="2"/>html += " isManual = (m === 'manual'); updateUI();";</text:span></text:p>
      <text:p text:style-name="Text_20_body"><text:span text:style-name="T3"><text:s text:c="2"/>html += " fetch('/setMode?val=' + m);";</text:span></text:p>
      <text:p text:style-name="Text_20_body"><text:span text:style-name="T3"><text:s text:c="2"/>html += " let text = 'Website';";</text:span></text:p>
      <text:p text:style-name="Text_20_body"><text:span text:style-name="T3"><text:s text:c="2"/>html += " if(m === 'flex') <text:s text:c="2"/>text = 'Flex-Sensoren';";</text:span></text:p>
      <text:p text:style-name="Text_20_body"><text:span text:style-name="T3"><text:s text:c="2"/>html += " if(m === 'camera') text = 'Kamera Modus';";</text:span></text:p>
      <text:p text:style-name="Text_20_body"><text:span text:style-name="T3"><text:s text:c="2"/>html += " document.getElementById('statusText').innerText = text;";</text:span></text:p>
      <text:p text:style-name="Text_20_body"><text:span text:style-name="T3"><text:s text:c="2"/>html += "}";</text:span></text:p>
      <text:p text:style-name="Text_20_body"><text:span text:style-name="T3"><text:s text:c="2"/>html += "function sendServo(id, val) { if(isManual) fetch('/setServo?id=' + id + '&amp;val=' + val); }";</text:span></text:p>
      <text:p text:style-name="Text_20_body"><text:span text:style-name="T3"><text:s text:c="2"/>html += "function runPose(p) { fetch('/setPose?type=' + p); }";</text:span></text:p>
      <text:p text:style-name="Text_20_body"><text:span text:style-name="T3"><text:s text:c="2"/>html += "window.onload = updateUI;";</text:span></text:p>
      <text:p text:style-name="Text_20_body"><text:span text:style-name="T3"><text:s text:c="2"/>html += "&lt;/script&gt;&lt;/body&gt;&lt;/html&gt;";</text:span></text:p>
      <text:p text:style-name="Text_20_body"><text:span text:style-name="T3"/></text:p>
      <text:p text:style-name="Text_20_body"><text:span text:style-name="T3"><text:s text:c="2"/>server.send(200, "text/html", html);</text:span></text:p>
      <text:p text:style-name="Text_20_body"><text:soft-page-break/><text:span text:style-name="T3">}</text:span></text:p>
      <text:p text:style-name="Text_20_body"><text:span text:style-name="T3"/></text:p>
      <text:p text:style-name="Text_20_body"><text:span text:style-name="T3">void handleSetMode() {</text:span></text:p>
      <text:p text:style-name="Text_20_body"><text:span text:style-name="T3"><text:s text:c="2"/>String val = server.arg("val");</text:span></text:p>
      <text:p text:style-name="Text_20_body"><text:span text:style-name="T3"><text:s text:c="2"/>if <text:s text:c="5"/>(val == "manual") aktuellerModus = MODE_MANUAL;</text:span></text:p>
      <text:p text:style-name="Text_20_body"><text:span text:style-name="T3"><text:s text:c="2"/>else if (val == "flex") <text:s text:c="2"/>aktuellerModus = MODE_FLEX;</text:span></text:p>
      <text:p text:style-name="Text_20_body"><text:span text:style-name="T3"><text:s text:c="2"/>else if (val == "camera") aktuellerModus = MODE_CAMERA;</text:span></text:p>
      <text:p text:style-name="Text_20_body"><text:span text:style-name="T3"/></text:p>
      <text:p text:style-name="Text_20_body"><text:span text:style-name="T3"><text:s text:c="2"/>// Beim Wechsel in Flex-Modus: Diff-Akkumulatoren zurücksetzen</text:span></text:p>
      <text:p text:style-name="Text_20_body"><text:span text:style-name="T3"><text:s text:c="2"/>if (val == "flex") {</text:span></text:p>
      <text:p text:style-name="Text_20_body"><text:span text:style-name="T3"><text:s text:c="4"/>for (int i = 0; i &lt; 5; i++) {</text:span></text:p>
      <text:p text:style-name="Text_20_body"><text:span text:style-name="T3"><text:s text:c="6"/>wertDiff[i] <text:s/>= 0;</text:span></text:p>
      <text:p text:style-name="Text_20_body"><text:span text:style-name="T3"><text:s text:c="6"/>lastWerte[i] = 0;</text:span></text:p>
      <text:p text:style-name="Text_20_body"><text:span text:style-name="T3"><text:s text:c="4"/>}</text:span></text:p>
      <text:p text:style-name="Text_20_body"><text:span text:style-name="T3"><text:s text:c="2"/>}</text:span></text:p>
      <text:p text:style-name="Text_20_body"><text:span text:style-name="T3"/></text:p>
      <text:p text:style-name="Text_20_body"><text:span text:style-name="T3"><text:s text:c="2"/>Serial.println("Modus gewechselt auf: " + val);</text:span></text:p>
      <text:p text:style-name="Text_20_body"><text:span text:style-name="T3"><text:s text:c="2"/>server.send(200, "text/plain", "OK");</text:span></text:p>
      <text:p text:style-name="Text_20_body"><text:span text:style-name="T3">}</text:span></text:p>
      <text:p text:style-name="Text_20_body"><text:span text:style-name="T3"/></text:p>
      <text:p text:style-name="Text_20_body"><text:span text:style-name="T3">void handleSetServo() {</text:span></text:p>
      <text:p text:style-name="Text_20_body"><text:span text:style-name="T3"><text:s text:c="2"/>if (aktuellerModus == MODE_MANUAL) {</text:span></text:p>
      <text:p text:style-name="Text_20_body"><text:span text:style-name="T3"><text:s text:c="4"/>int id <text:s/>= server.arg("id").toInt();</text:span></text:p>
      <text:p text:style-name="Text_20_body"><text:span text:style-name="T3"><text:s text:c="4"/>int val = server.arg("val").toInt();</text:span></text:p>
      <text:p text:style-name="Text_20_body"><text:span text:style-name="T3"><text:s text:c="4"/>aktuelleWerte[id] = val;</text:span></text:p>
      <text:p text:style-name="Text_20_body"><text:span text:style-name="T3"/></text:p>
      <text:p text:style-name="Text_20_body"><text:span text:style-name="T3"><text:s text:c="4"/>if (id == 0) val = map(val, 0, 180, <text:s/>80, 120);</text:span></text:p>
      <text:p text:style-name="Text_20_body"><text:span text:style-name="T3"><text:s text:c="4"/>if (id == 1) val = map(val, 0, 180, <text:s/>60, 120);</text:span></text:p>
      <text:p text:style-name="Text_20_body"><text:span text:style-name="T3"><text:s text:c="4"/>if (id == 2) val = map(val, 0, 180, <text:s/>80, 120);</text:span></text:p>
      <text:p text:style-name="Text_20_body"><text:span text:style-name="T3"><text:s text:c="4"/>if (id == 3) val = map(val, 0, 180, 115, <text:s/>70);</text:span></text:p>
      <text:p text:style-name="Text_20_body"><text:span text:style-name="T3"><text:s text:c="4"/>if (id == 4) val = map(val, 0, 180, 140, <text:s/>70);</text:span></text:p>
      <text:p text:style-name="Text_20_body"><text:span text:style-name="T3"/></text:p>
      <text:p text:style-name="Text_20_body"><text:span text:style-name="T3"><text:s text:c="4"/>Servo_Angle(servoPins[id], val);</text:span></text:p>
      <text:p text:style-name="Text_20_body"><text:span text:style-name="T3"><text:s text:c="2"/>}</text:span></text:p>
      <text:p text:style-name="Text_20_body"><text:span text:style-name="T3"><text:s text:c="2"/>server.send(200, "text/plain", "OK");</text:span></text:p>
      <text:p text:style-name="Text_20_body"><text:span text:style-name="T3">}</text:span></text:p>
      <text:p text:style-name="Text_20_body"><text:span text:style-name="T3"/></text:p>
      <text:p text:style-name="Text_20_body"><text:span text:style-name="T3">void handleSetPose() {</text:span></text:p>
      <text:p text:style-name="Text_20_body"><text:soft-page-break/><text:span text:style-name="T3"><text:s text:c="2"/>String type = server.arg("type");</text:span></text:p>
      <text:p text:style-name="Text_20_body"><text:span text:style-name="T3"/></text:p>
      <text:p text:style-name="Text_20_body"><text:span text:style-name="T3"><text:s text:c="2"/>if (type == "save") {</text:span></text:p>
      <text:p text:style-name="Text_20_body"><text:span text:style-name="T3"><text:s text:c="4"/>for (int i = 0; i &lt; 5; i++) gespeichertePose[i] = aktuelleWerte[i];</text:span></text:p>
      <text:p text:style-name="Text_20_body"><text:span text:style-name="T3"><text:s text:c="4"/>Serial.println("Pose gespeichert!");</text:span></text:p>
      <text:p text:style-name="Text_20_body"><text:span text:style-name="T3"><text:s text:c="2"/>}</text:span></text:p>
      <text:p text:style-name="Text_20_body"><text:span text:style-name="T3"><text:s text:c="2"/>else if (aktuellerModus == MODE_MANUAL) {</text:span></text:p>
      <text:p text:style-name="Text_20_body"><text:span text:style-name="T3"><text:s text:c="4"/>if (type == "peace") {</text:span></text:p>
      <text:p text:style-name="Text_20_body"><text:span text:style-name="T3"><text:s text:c="6"/>int p[] = { 120, 60, 80, 115, 140 };</text:span></text:p>
      <text:p text:style-name="Text_20_body"><text:span text:style-name="T3"><text:s text:c="6"/>for (int i = 0; i &lt; 5; i++) { aktuelleWerte[i] = p[i]; Servo_Angle(servoPins[i], p[i]); }</text:span></text:p>
      <text:p text:style-name="Text_20_body"><text:span text:style-name="T3"><text:s text:c="4"/>}</text:span></text:p>
      <text:p text:style-name="Text_20_body"><text:span text:style-name="T3"><text:s text:c="4"/>else if (type == "fist") {</text:span></text:p>
      <text:p text:style-name="Text_20_body"><text:span text:style-name="T3"><text:s text:c="6"/>int p[] = { 120, 120, 120, 70, 70 };</text:span></text:p>
      <text:p text:style-name="Text_20_body"><text:span text:style-name="T3"><text:s text:c="6"/>for (int i = 0; i &lt; 5; i++) { aktuelleWerte[i] = p[i]; Servo_Angle(servoPins[i], p[i]); }</text:span></text:p>
      <text:p text:style-name="Text_20_body"><text:span text:style-name="T3"><text:s text:c="4"/>}</text:span></text:p>
      <text:p text:style-name="Text_20_body"><text:span text:style-name="T3"><text:s text:c="4"/>else if (type == "load") {</text:span></text:p>
      <text:p text:style-name="Text_20_body"><text:span text:style-name="T3"><text:s text:c="6"/>for (int i = 0; i &lt; 5; i++) {</text:span></text:p>
      <text:p text:style-name="Text_20_body"><text:span text:style-name="T3"><text:s text:c="8"/>aktuelleWerte[i] = gespeichertePose[i];</text:span></text:p>
      <text:p text:style-name="Text_20_body"><text:span text:style-name="T3"><text:s text:c="8"/>Servo_Angle(servoPins[i], aktuelleWerte[i]);</text:span></text:p>
      <text:p text:style-name="Text_20_body"><text:span text:style-name="T3"><text:s text:c="6"/>}</text:span></text:p>
      <text:p text:style-name="Text_20_body"><text:span text:style-name="T3"><text:s text:c="4"/>}</text:span></text:p>
      <text:p text:style-name="Text_20_body"><text:span text:style-name="T3"><text:s text:c="2"/>}</text:span></text:p>
      <text:p text:style-name="Text_20_body"><text:span text:style-name="T3"><text:s text:c="2"/>server.send(200, "text/plain", "OK");</text:span></text:p>
      <text:p text:style-name="Text_20_body"><text:span text:style-name="T3">}</text:span></text:p>
      <text:p text:style-name="Text_20_body"><text:span text:style-name="T3"/></text:p>
      <text:p text:style-name="Text_20_body"><text:span text:style-name="T3">void leseFlex() {</text:span></text:p>
      <text:p text:style-name="Text_20_body"><text:span text:style-name="T3"><text:s text:c="2"/>for (int i = 0; i &lt; 5; i++) {</text:span></text:p>
      <text:p text:style-name="Text_20_body"><text:span text:style-name="T3"><text:s text:c="4"/>roheWerte[i] <text:s text:c="3"/>= analogRead(flexPins[i]);</text:span></text:p>
      <text:p text:style-name="Text_20_body"><text:span text:style-name="T3"><text:s text:c="4"/>saubereWerte[i] = flexFilters[i]-&gt;in(roheWerte[i]);</text:span></text:p>
      <text:p text:style-name="Text_20_body"><text:span text:style-name="T3"><text:s text:c="2"/>}</text:span></text:p>
      <text:p text:style-name="Text_20_body"><text:span text:style-name="T3">}</text:span></text:p>
      <text:p text:style-name="Text_20_body"><text:span text:style-name="T3"/></text:p>
      <text:p text:style-name="Text_20_body"><text:span text:style-name="T3">void debugAusgabe() {</text:span></text:p>
      <text:p text:style-name="Text_20_body"><text:span text:style-name="T3"><text:s text:c="2"/>if (millis() - letzteDebug &lt; DEBUG_INTERVALL) return;</text:span></text:p>
      <text:p text:style-name="Text_20_body"><text:span text:style-name="T3"><text:s text:c="2"/>letzteDebug = millis();</text:span></text:p>
      <text:p text:style-name="Text_20_body"><text:span text:style-name="T3"/></text:p>
      <text:p text:style-name="Text_20_body"><text:span text:style-name="T3"><text:s text:c="2"/>String fingerKuerzel[] = { "DAU", "ZEI", "MIT", "RIN", "KLE" };</text:span></text:p>
      <text:p text:style-name="Text_20_body"><text:span text:style-name="T3"><text:s text:c="2"/>Serial.println("=== Flex-Sensor Messwerte (Diff-Modus) ===");</text:span></text:p>
      <text:p text:style-name="Text_20_body"><text:soft-page-break/><text:span text:style-name="T3"><text:s text:c="2"/>for (int i = 0; i &lt; 5; i++) {</text:span></text:p>
      <text:p text:style-name="Text_20_body"><text:span text:style-name="T3"><text:s text:c="4"/>Serial.print("[");</text:span></text:p>
      <text:p text:style-name="Text_20_body"><text:span text:style-name="T3"><text:s text:c="4"/>Serial.print(fingerKuerzel[i]);</text:span></text:p>
      <text:p text:style-name="Text_20_body"><text:span text:style-name="T3"><text:s text:c="4"/>Serial.print("] Roh: ");</text:span></text:p>
      <text:p text:style-name="Text_20_body"><text:span text:style-name="T3"><text:s text:c="4"/>Serial.print(roheWerte[i]);</text:span></text:p>
      <text:p text:style-name="Text_20_body"><text:span text:style-name="T3"><text:s text:c="4"/>Serial.print(" <text:s/>| <text:s/>Gefiltert: ");</text:span></text:p>
      <text:p text:style-name="Text_20_body"><text:span text:style-name="T3"><text:s text:c="4"/>Serial.print(saubereWerte[i]);</text:span></text:p>
      <text:p text:style-name="Text_20_body"><text:span text:style-name="T3"><text:s text:c="4"/>Serial.print(" <text:s/>| <text:s/>WertDiff: ");</text:span></text:p>
      <text:p text:style-name="Text_20_body"><text:span text:style-name="T3"><text:s text:c="4"/>Serial.print(wertDiff[i]);</text:span></text:p>
      <text:p text:style-name="Text_20_body"><text:span text:style-name="T3"><text:s text:c="4"/>Serial.print(" <text:s/>| <text:s/>Servo: ");</text:span></text:p>
      <text:p text:style-name="Text_20_body"><text:span text:style-name="T3"><text:s text:c="4"/>Serial.println(aktuelleWerte[i]);</text:span></text:p>
      <text:p text:style-name="Text_20_body"><text:span text:style-name="T3"><text:s text:c="2"/>}</text:span></text:p>
      <text:p text:style-name="Text_20_body"><text:span text:style-name="T3"><text:s text:c="2"/>Serial.println("------------------------------------------");</text:span></text:p>
      <text:p text:style-name="Text_20_body"><text:span text:style-name="T3">}</text:span></text:p>
      <text:p text:style-name="Text_20_body"><text:span text:style-name="T3"/></text:p>
      <text:p text:style-name="Text_20_body"><text:span text:style-name="T3">void setup() {</text:span></text:p>
      <text:p text:style-name="Text_20_body"><text:span text:style-name="T3"><text:s text:c="2"/>Serial.begin(115200);</text:span></text:p>
      <text:p text:style-name="Text_20_body"><text:span text:style-name="T3"><text:s text:c="2"/>PCA9685_Setup();</text:span></text:p>
      <text:p text:style-name="Text_20_body"><text:span text:style-name="T3"/></text:p>
      <text:p text:style-name="Text_20_body"><text:span text:style-name="T3"><text:s text:c="2"/>for (int i = 0; i &lt; 5; i++) {</text:span></text:p>
      <text:p text:style-name="Text_20_body"><text:span text:style-name="T3"><text:s text:c="4"/>pinMode(flexPins[i], INPUT);</text:span></text:p>
      <text:p text:style-name="Text_20_body"><text:span text:style-name="T3"><text:s text:c="2"/>}</text:span></text:p>
      <text:p text:style-name="Text_20_body"><text:span text:style-name="T3"/></text:p>
      <text:p text:style-name="Text_20_body"><text:span text:style-name="T3"><text:s text:c="2"/>WiFi.begin(ssid, password);</text:span></text:p>
      <text:p text:style-name="Text_20_body"><text:span text:style-name="T3"><text:s text:c="2"/>while (WiFi.status() != WL_CONNECTED) {</text:span></text:p>
      <text:p text:style-name="Text_20_body"><text:span text:style-name="T3"><text:s text:c="4"/>delay(500);</text:span></text:p>
      <text:p text:style-name="Text_20_body"><text:span text:style-name="T3"><text:s text:c="4"/>Serial.print(".");</text:span></text:p>
      <text:p text:style-name="Text_20_body"><text:span text:style-name="T3"><text:s text:c="4"/>zeit++;</text:span></text:p>
      <text:p text:style-name="Text_20_body"><text:span text:style-name="T3"><text:s text:c="4"/>if (zeit == 30) <text:s text:c="5"/>Serial.print("Ich habe nicht ewig Zeit &gt;:(");</text:span></text:p>
      <text:p text:style-name="Text_20_body"><text:span text:style-name="T3"><text:s text:c="4"/>else if (zeit == 70) Serial.print("Wird's mal!?");</text:span></text:p>
      <text:p text:style-name="Text_20_body"><text:span text:style-name="T3"><text:s text:c="2"/>}</text:span></text:p>
      <text:p text:style-name="Text_20_body"><text:span text:style-name="T3"><text:s text:c="2"/>Serial.println("\ndu bist Verbunden! \nWebsite IP: " + WiFi.localIP().toString());</text:span></text:p>
      <text:p text:style-name="Text_20_body"><text:span text:style-name="T3"/></text:p>
      <text:p text:style-name="Text_20_body"><text:span text:style-name="T3"><text:s text:c="2"/>server.on("/", <text:s text:c="8"/>handleRoot);</text:span></text:p>
      <text:p text:style-name="Text_20_body"><text:span text:style-name="T3"><text:s text:c="2"/>server.on("/setMode", <text:s/>handleSetMode);</text:span></text:p>
      <text:p text:style-name="Text_20_body"><text:span text:style-name="T3"><text:s text:c="2"/>server.on("/setServo", handleSetServo);</text:span></text:p>
      <text:p text:style-name="Text_20_body"><text:span text:style-name="T3"><text:s text:c="2"/>server.on("/setPose", <text:s/>handleSetPose);</text:span></text:p>
      <text:p text:style-name="Text_20_body"><text:span text:style-name="T3"><text:s text:c="2"/>server.begin();</text:span></text:p>
      <text:p text:style-name="Text_20_body"><text:soft-page-break/><text:span text:style-name="T3">}</text:span></text:p>
      <text:p text:style-name="Text_20_body"><text:span text:style-name="T3"/></text:p>
      <text:p text:style-name="Text_20_body"><text:span text:style-name="T3">void loop() {</text:span></text:p>
      <text:p text:style-name="Text_20_body"><text:span text:style-name="T3"><text:s text:c="2"/>server.handleClient();</text:span></text:p>
      <text:p text:style-name="Text_20_body"><text:span text:style-name="T3"/></text:p>
      <text:p text:style-name="Text_20_body"><text:span text:style-name="T3"><text:s text:c="2"/>// =====================</text:span></text:p>
      <text:p text:style-name="Text_20_body"><text:span text:style-name="T3"><text:s text:c="2"/>// 1. FLEX-SENSOR LOGIK (DIFF-PRINZIP)</text:span></text:p>
      <text:p text:style-name="Text_20_body"><text:span text:style-name="T3"><text:s text:c="2"/>// =====================</text:span></text:p>
      <text:p text:style-name="Text_20_body"><text:span text:style-name="T3"><text:s text:c="2"/>if (aktuellerModus == MODE_FLEX) {</text:span></text:p>
      <text:p text:style-name="Text_20_body"><text:span text:style-name="T3"><text:s text:c="4"/>if (millis() - letzteMessung &gt;= MESS_INTERVALL) {</text:span></text:p>
      <text:p text:style-name="Text_20_body"><text:span text:style-name="T3"><text:s text:c="6"/>letzteMessung = millis();</text:span></text:p>
      <text:p text:style-name="Text_20_body"><text:span text:style-name="T3"/></text:p>
      <text:p text:style-name="Text_20_body"><text:span text:style-name="T3"><text:s text:c="6"/>leseFlex();</text:span></text:p>
      <text:p text:style-name="Text_20_body"><text:span text:style-name="T3"/></text:p>
      <text:p text:style-name="Text_20_body"><text:span text:style-name="T3"><text:s text:c="6"/>for (int i = 0; i &lt; 5; i++) {</text:span></text:p>
      <text:p text:style-name="Text_20_body"><text:span text:style-name="T3"><text:s text:c="8"/>// Diff zum letzten Messwert berechnen</text:span></text:p>
      <text:p text:style-name="Text_20_body"><text:span text:style-name="T3"><text:s text:c="8"/>int diff = saubereWerte[i] - lastWerte[i];</text:span></text:p>
      <text:p text:style-name="Text_20_body"><text:span text:style-name="T3"><text:s text:c="8"/>lastWerte[i] = saubereWerte[i];</text:span></text:p>
      <text:p text:style-name="Text_20_body"><text:span text:style-name="T3"/></text:p>
      <text:p text:style-name="Text_20_body"><text:span text:style-name="T3"><text:s text:c="8"/>// Diff akkumulieren und begrenzen</text:span></text:p>
      <text:p text:style-name="Text_20_body"><text:span text:style-name="T3"><text:s text:c="8"/>wertDiff[i] = wertDiff[i] + diff;</text:span></text:p>
      <text:p text:style-name="Text_20_body"><text:span text:style-name="T3"><text:s text:c="8"/>wertDiff[i] = constrain(wertDiff[i], diffMin[i], diffMax[i]);</text:span></text:p>
      <text:p text:style-name="Text_20_body"><text:span text:style-name="T3"/></text:p>
      <text:p text:style-name="Text_20_body"><text:span text:style-name="T3"><text:s text:c="8"/>// Akkumulierten Diff auf Servo-Bereich mappen</text:span></text:p>
      <text:p text:style-name="Text_20_body"><text:span text:style-name="T3"><text:s text:c="8"/>int servoZiel = map(wertDiff[i], diffMin[i], diffMax[i], servoLow[i], servoHigh[i]);</text:span></text:p>
      <text:p text:style-name="Text_20_body"><text:span text:style-name="T3"><text:s text:c="8"/>servoZiel = constrain(servoZiel, servoLow[i], servoHigh[i]);</text:span></text:p>
      <text:p text:style-name="Text_20_body"><text:span text:style-name="T3"/></text:p>
      <text:p text:style-name="Text_20_body"><text:span text:style-name="T3"><text:s text:c="8"/>aktuelleWerte[i] = servoZiel;</text:span></text:p>
      <text:p text:style-name="Text_20_body"><text:span text:style-name="T3"><text:s text:c="8"/>Servo_Angle(servoPins[i], servoZiel);</text:span></text:p>
      <text:p text:style-name="Text_20_body"><text:span text:style-name="T3"><text:s text:c="6"/>}</text:span></text:p>
      <text:p text:style-name="Text_20_body"><text:span text:style-name="T3"/></text:p>
      <text:p text:style-name="Text_20_body"><text:span text:style-name="T3"><text:s text:c="6"/>debugAusgabe();</text:span></text:p>
      <text:p text:style-name="Text_20_body"><text:span text:style-name="T3"><text:s text:c="4"/>}</text:span></text:p>
      <text:p text:style-name="Text_20_body"><text:span text:style-name="T3"><text:s text:c="2"/>}</text:span></text:p>
      <text:p text:style-name="Text_20_body"><text:span text:style-name="T3"/></text:p>
      <text:p text:style-name="Text_20_body"><text:span text:style-name="T3"><text:s text:c="2"/>// =====================</text:span></text:p>
      <text:p text:style-name="Text_20_body"><text:span text:style-name="T3"><text:s text:c="2"/>// 2. KAMERA MODUS LOGIK</text:span></text:p>
      <text:p text:style-name="Text_20_body"><text:span text:style-name="T3"><text:s text:c="2"/>// =====================</text:span></text:p>
      <text:p text:style-name="Text_20_body"><text:soft-page-break/><text:span text:style-name="T3"><text:s text:c="2"/>else if (aktuellerModus == MODE_CAMERA) {</text:span></text:p>
      <text:p text:style-name="Text_20_body"><text:span text:style-name="T3"><text:s text:c="4"/>if (Serial.available() &gt; 0) {</text:span></text:p>
      <text:p text:style-name="Text_20_body"><text:span text:style-name="T3"><text:s text:c="6"/>String data = Serial.readStringUntil('\n');</text:span></text:p>
      <text:p text:style-name="Text_20_body"><text:span text:style-name="T3"><text:s text:c="6"/>data.trim();</text:span></text:p>
      <text:p text:style-name="Text_20_body"><text:span text:style-name="T3"/></text:p>
      <text:p text:style-name="Text_20_body"><text:span text:style-name="T3"><text:s text:c="6"/>int comma1 = data.indexOf(',');</text:span></text:p>
      <text:p text:style-name="Text_20_body"><text:span text:style-name="T3"><text:s text:c="6"/>int comma2 = data.indexOf(',', comma1 + 1);</text:span></text:p>
      <text:p text:style-name="Text_20_body"><text:span text:style-name="T3"><text:s text:c="6"/>int comma3 = data.indexOf(',', comma2 + 1);</text:span></text:p>
      <text:p text:style-name="Text_20_body"><text:span text:style-name="T3"><text:s text:c="6"/>int comma4 = data.indexOf(',', comma3 + 1);</text:span></text:p>
      <text:p text:style-name="Text_20_body"><text:span text:style-name="T3"/></text:p>
      <text:p text:style-name="Text_20_body"><text:span text:style-name="T3"><text:s text:c="6"/>if (comma1 &gt; 0 &amp;&amp; comma4 &gt; 0) {</text:span></text:p>
      <text:p text:style-name="Text_20_body"><text:span text:style-name="T3"><text:s text:c="8"/>int v0 = data.substring(0, <text:s text:c="9"/>comma1).toInt();</text:span></text:p>
      <text:p text:style-name="Text_20_body"><text:span text:style-name="T3"><text:s text:c="8"/>int v1 = data.substring(comma1 + 1, comma2).toInt();</text:span></text:p>
      <text:p text:style-name="Text_20_body"><text:span text:style-name="T3"><text:s text:c="8"/>int v2 = data.substring(comma2 + 1, comma3).toInt();</text:span></text:p>
      <text:p text:style-name="Text_20_body"><text:span text:style-name="T3"><text:s text:c="8"/>int v3 = data.substring(comma3 + 1, comma4).toInt();</text:span></text:p>
      <text:p text:style-name="Text_20_body"><text:span text:style-name="T3"><text:s text:c="8"/>int v4 = data.substring(comma4 + 1).toInt();</text:span></text:p>
      <text:p text:style-name="Text_20_body"><text:span text:style-name="T3"/></text:p>
      <text:p text:style-name="Text_20_body"><text:span text:style-name="T3"><text:s text:c="8"/>v0 = map(v0, 0, 180, 120, <text:s/>80);</text:span></text:p>
      <text:p text:style-name="Text_20_body"><text:span text:style-name="T3"><text:s text:c="8"/>v1 = map(v1, 0, 180, 120, <text:s/>60);</text:span></text:p>
      <text:p text:style-name="Text_20_body"><text:span text:style-name="T3"><text:s text:c="8"/>v2 = map(v2, 0, 180, 120, <text:s/>80);</text:span></text:p>
      <text:p text:style-name="Text_20_body"><text:span text:style-name="T3"><text:s text:c="8"/>v3 = map(v3, 0, 180, <text:s/>70, 115);</text:span></text:p>
      <text:p text:style-name="Text_20_body"><text:span text:style-name="T3"><text:s text:c="8"/>v4 = map(v4, 0, 180, <text:s/>70, 140);</text:span></text:p>
      <text:p text:style-name="Text_20_body"><text:span text:style-name="T3"/></text:p>
      <text:p text:style-name="Text_20_body"><text:span text:style-name="T3"><text:s text:c="8"/>aktuelleWerte[0] = v0; Servo_Angle(servoPins[0], v0);</text:span></text:p>
      <text:p text:style-name="Text_20_body"><text:span text:style-name="T3"><text:s text:c="8"/>aktuelleWerte[1] = v1; Servo_Angle(servoPins[1], v1);</text:span></text:p>
      <text:p text:style-name="Text_20_body"><text:span text:style-name="T3"><text:s text:c="8"/>aktuelleWerte[2] = v2; Servo_Angle(servoPins[2], v2);</text:span></text:p>
      <text:p text:style-name="Text_20_body"><text:span text:style-name="T3"><text:s text:c="8"/>aktuelleWerte[3] = v3; Servo_Angle(servoPins[3], v3);</text:span></text:p>
      <text:p text:style-name="Text_20_body"><text:span text:style-name="T3"><text:s text:c="8"/>aktuelleWerte[4] = v4; Servo_Angle(servoPins[4], v4);</text:span></text:p>
      <text:p text:style-name="Text_20_body"><text:span text:style-name="T3"><text:s text:c="6"/>}</text:span></text:p>
      <text:p text:style-name="Text_20_body"><text:span text:style-name="T3"><text:s text:c="4"/>}</text:span></text:p>
      <text:p text:style-name="Text_20_body"><text:span text:style-name="T3"><text:s text:c="2"/>}</text:span></text:p>
      <text:p text:style-name="Text_20_body"><text:span text:style-name="T3">}</text:span></text:p>
      <text:p text:style-name="Text_20_body"><text:span text:style-name="T3"/></text:p>
      <text:p text:style-name="Text_20_body"><text:span text:style-name="Strong_20_Emphasis"><text:span text:style-name="T4">Was ich geändert habe und warum:</text:span></text:span></text:p>
      <text:p text:style-name="Text_20_body">Drei neue Arrays für das Diff-Prinzip: <text:span text:style-name="Source_20_Text">lastWerte[5]</text:span> speichert den vorherigen gefilterten Wert, <text:span text:style-name="Source_20_Text">wertDiff[5]</text:span> den akkumulierten Diff, und <text:span text:style-name="Source_20_Text">diffMax[5]</text:span> gibt dir den Empfindlichkeitsbereich pro Finger. Die zentrale Logik im Flex-Loop ist jetzt:</text:p>
      <text:p text:style-name="Text_20_body"/>
      <text:p text:style-name="P20"><text:soft-page-break/><text:span text:style-name="Source_20_Text"><text:span text:style-name="T20">diff = saubererWert - letzterWert <text:s/>→ wie stark hat sich was verändert?</text:span></text:span></text:p>
      <text:p text:style-name="P20"><text:span text:style-name="Source_20_Text"><text:span text:style-name="T20">wertDiff += diff <text:s text:c="18"/>→ aufaddieren</text:span></text:span></text:p>
      <text:p text:style-name="P20"><text:span text:style-name="Source_20_Text"><text:span text:style-name="T20">wertDiff = constrain(...) <text:s text:c="9"/>→ Bereich begrenzen</text:span></text:span></text:p>
      <text:p text:style-name="P21"><text:span text:style-name="Source_20_Text"><text:span text:style-name="T20">servo = map(wertDiff, ...) <text:s text:c="8"/>→ auf Servo-Winkel mappen</text:span></text:span></text:p>
      <text:p text:style-name="Text_20_body"><text:span text:style-name="Strong_20_Emphasis">Wichtiger Tuning-Parameter:</text:span> <text:span text:style-name="Source_20_Text">diffMax[5] = {20, 20, 20, 20, 20}</text:span> — genau wie im Testcode. Wenn ein Finger zu träge reagiert → Wert kleiner machen (z.B. <text:span text:style-name="Source_20_Text">10</text:span>). Zu zappelig → größer (z.B. <text:span text:style-name="Source_20_Text">40</text:span>). Du kannst das pro Finger individuell anpassen.</text:p>
      <text:p text:style-name="Text_20_body">Beim Wechsel in den Flex-Modus werden <text:span text:style-name="Source_20_Text">wertDiff</text:span> und <text:span text:style-name="Source_20_Text">lastWerte</text:span> zurückgesetzt, damit kein falscher Startzustand übrig bleibt.</text:p>
      <text:p text:style-name="Text_20_body"><text:span text:style-name="T3">------------------------------------------------------------------------------------------------------------------------------------------------</text:span></text:p>
      <text:p text:style-name="P46"><text:span text:style-name="T3">prompt:</text:span><text:span text:style-name="T5"> </text:span><text:span text:style-name="T19">/********** alle werte auf eine eigene ebene gemacht um einfacher zu überschauen und kontrollieren Servo-Werte: Daumen: 120 (zu) → 80 (auf) Zeigefinger: 120 (zu) → 60 (auf) Mittelfinger: 120 (zu) → 80 (auf) Ringfinger: 70 (zu) → 115 (auf) Kleiner Finger: 70 (zu) → 140 (auf) *****/ /********LIBS************/ #include &lt;WiFi.h&gt; #include &lt;WebServer.h&gt; #include &lt;Wire.h&gt; #include "Freenove_4WD_Car_For_ESP32.h" #include "MedianFilter.h" /************************/ /*********W-LAN DATEN*********/ const char* ssid = "Nisa"; const char* password = "12345678"; /****************************/ WebServer server(80); /*********BETRIEBSMODI*******/ enum Mode { MODE_MANUAL, MODE_FLEX, MODE_CAMERA }; Mode aktuellerModus = MODE_MANUAL; /*********SERVO-DATEN***********/ int servoPins[] = { 0, 1, 2, 3, 4 }; int aktuelleWerte[5] = { 80, 60, 80, 115, 140 }; // Startposition = offen int gespeichertePose[5] = { 90, 90, 90, 90, 90 }; /*********SERVO-GRENZEN***********/ const int servoLow[5] = { 80, 60, 80, 115, 140 }; const int servoHigh[5] = { 120, 120, 120,70 ,70 }; /*********************************/ /*****MedianFilter – ein Filter pro Finger********/ MedianFilter flexFilter0(15, 3200); MedianFilter flexFilter1(15, 3170); MedianFilter flexFilter2(15, 3170); MedianFilter flexFilter3(15, 3170); MedianFilter flexFilter4(15, 3040); const int flexPins[5] = { A0, A3, A6, A7, A4 }; MedianFilter* flexFilters[5] = { &amp;flexFilter0, &amp;flexFilter1, &amp;flexFilter2, &amp;flexFilter3, &amp;flexFilter4 }; int roheWerte[5] = { 0, 0, 0, 0, 0 }; int saubereWerte[5] = { 0, 0, 0, 0, 0 }; /*********DIFF-PRINZIP VARIABLEN***********/ int lastWerte[5] = { 0, 0, 0, 0, 0 }; // vorheriger gefilterter Wert pro Finger int wertDiff[5] = { 0, 0, 0, 0, 0 }; // akkumulierter Diff pro Finger // Bereich in dem wertDiff gehalten wird (entspricht dem "0,20" aus dem Testcode) // Hier kannst du pro Finger feinjustieren wie empfindlich die Bewegung ist const int diffMin[5] = { 0, 0, 0, 0, 0 }; const int diffMax[5] = { 20, 20, 20, 20, 20 }; /******************************************/ int ServoWert; int zeit; unsigned long letzteMessung = 0; unsigned long letzteDebug = 0; const int MESS_INTERVALL = 50; // auf 50ms erhöht (wie im Testcode mit delay(50)) const int DEBUG_INTERVALL = 500; /************************/ /****************HTML************************/ void handleRoot() { String html = "&lt;!DOCTYPE html&gt;&lt;html lang='de'&gt;&lt;head&gt;"; html += "&lt;meta charset='UTF-8'&gt;&lt;meta name='viewport' content='width=device-width, initial-scale=1.0'&gt;"; html += "&lt;title&gt;RoboHand Controller&lt;/title&gt;"; html += "&lt;style&gt;"; html += "body { font-family: sans-serif; text-align: center; background: #f4f4f9; padding: 20px; }"; html += ".section { background: white; padding: 15px; border-radius: 10px; margin-bottom: 20px; box-shadow: 0 2px 5px rgba(0,0,0,0.1); }"; html += "button { padding: 10px 20px; margin: 5px; font-size: 16px; cursor: pointer; border-radius: 5px; border: none; transition: </text:span><text:soft-page-break/><text:span text:style-name="T19">0.3s; }"; html += ".btn-mode { background: #2196F3; color: white; }"; html += ".btn-pose { background: #4CAF50; color: white; }"; html += ".btn-save { background: #f44336; color: white; }"; html += "input[type=range] { width: 80%; height: 20px; }"; html += "button:disabled { background: #ccc; cursor: not-allowed; }"; html += "&lt;/style&gt;&lt;/head&gt;&lt;body&gt;"; html += "&lt;h1&gt;\U0001F916 RoboHand Control&lt;/h1&gt;"; html += "&lt;div class='section'&gt;"; html += "&lt;h3&gt;Betriebsmodus&lt;/h3&gt;"; html += "&lt;button class='btn-mode' onclick=\"setMode('manual')\"&gt;Website-Steuerung&lt;/button&gt;"; html += "&lt;button class='btn-mode' onclick=\"setMode('flex')\"&gt;Flex-Sensor Modus&lt;/button&gt;"; html += "&lt;button class='btn-mode' onclick=\"setMode('camera')\"&gt;Kamera Modus&lt;/button&gt;"; String statusString = "Website"; if (aktuellerModus == MODE_FLEX) statusString = "Flex-Sensoren"; else if (aktuellerModus == MODE_CAMERA) statusString = "Kamera Modus"; html += "&lt;p&gt;Aktueller Status: &lt;b id='statusText'&gt;" + statusString + "&lt;/b&gt;&lt;/p&gt;"; html += "&lt;/div&gt;"; html += "&lt;div class='section' id='manualControls'&gt;"; html += "&lt;h3&gt;Manuelle Fingersteuerung&lt;/h3&gt;"; String fingerNames[] = { "Daumen", "Zeigefinger", "Mittelfinger", "Ringfinger", "Kleiner Finger" }; for (int i = 0; i &lt; 5; i++) { html += "&lt;p&gt;" + fingerNames[i] + ": &lt;input type='range' min='0' max='180' value='" + String(aktuelleWerte[i]) + "' onchange='sendServo(" + String(i) + ", this.value)'&gt;&lt;/p&gt;"; } html += "&lt;/div&gt;"; html += "&lt;div class='section'&gt;"; html += "&lt;h3&gt;Posen-Speicher&lt;/h3&gt;"; html += "&lt;button class='btn-pose' id='p1' onclick=\"runPose('peace')\"&gt;✌️ Peace&lt;/button&gt;"; html += "&lt;button class='btn-pose' id='p2' onclick=\"runPose('fist')\"&gt;✊ Faust&lt;/button&gt;"; html += "&lt;button class='btn-pose' id='p3' onclick=\"runPose('load')\"&gt;Speicher laden&lt;/button&gt;"; html += "&lt;hr&gt;&lt;button class='btn-save' onclick=\"runPose('save')\"&gt;Aktuelle Pose speichern&lt;/button&gt;"; html += "&lt;/div&gt;"; html += "&lt;script&gt;"; html += "var isManual = " + String(aktuellerModus == MODE_MANUAL ? "true" : "false") + ";"; html += "function updateUI() {"; html += " const controls = ['p1', 'p2', 'p3', 'manualControls'];"; html += " controls.forEach(id =&gt; {"; html += " const el = document.getElementById(id);"; html += " if(el.tagName === 'BUTTON') el.disabled = !isManual;"; html += " else el.style.opacity = isManual ? '1' : '0.3';"; html += " });"; html += "}"; html += "function setMode(m) {"; html += " isManual = (m === 'manual'); updateUI();"; html += " fetch('/setMode?val=' + m);"; html += " let text = 'Website';"; html += " if(m === 'flex') text = 'Flex-Sensoren';"; html += " if(m === 'camera') text = 'Kamera Modus';"; html += " document.getElementById('statusText').innerText = text;"; html += "}"; html += "function sendServo(id, val) { if(isManual) fetch('/setServo?id=' + id + '&amp;val=' + val); }"; html += "function runPose(p) { fetch('/setPose?type=' + p); }"; html += "window.onload = updateUI;"; html += "&lt;/script&gt;&lt;/body&gt;&lt;/html&gt;"; server.send(200, "text/html", html); } void handleSetMode() { String val = server.arg("val"); if (val == "manual") aktuellerModus = MODE_MANUAL; else if (val == "flex") aktuellerModus = MODE_FLEX; else if (val == "camera") aktuellerModus = MODE_CAMERA; // Beim Wechsel in Flex-Modus: Diff-Akkumulatoren zurücksetzen if (val == "flex") { for (int i = 0; i &lt; 5; i++) { wertDiff[i] = 0; lastWerte[i] = 0; } } Serial.println("Modus gewechselt auf: " + val); server.send(200, "text/plain", "OK"); } void handleSetServo() { if (aktuellerModus == MODE_MANUAL) { int id = server.arg("id").toInt(); int val = server.arg("val").toInt(); aktuelleWerte[id] = val; if (id == 0) val = map(val, 0, 180, 80, 120); if (id == 1) val = map(val, 0, 180, 60, 120); if (id == 2) val = map(val, 0, 180, 80, 120); if (id == 3) val = map(val, 0, 180, 115, 70); if (id == 4) val = map(val, 0, 180, 140, 70); Servo_Angle(servoPins[id], val); } server.send(200, "text/plain", "OK"); } void handleSetPose() { String type = server.arg("type"); if (type == "save") { for </text:span><text:soft-page-break/><text:span text:style-name="T19">(int i = 0; i &lt; 5; i++) gespeichertePose[i] = aktuelleWerte[i]; Serial.println("Pose gespeichert!"); } else if (aktuellerModus == MODE_MANUAL) { if (type == "peace") { int p[] = { 120, 60, 80, 115, 140 }; for (int i = 0; i &lt; 5; i++) { aktuelleWerte[i] = p[i]; Servo_Angle(servoPins[i], p[i]); } } else if (type == "fist") { int p[] = { 120, 120, 120, 70, 70 }; for (int i = 0; i &lt; 5; i++) { aktuelleWerte[i] = p[i]; Servo_Angle(servoPins[i], p[i]); } } else if (type == "load") { for (int i = 0; i &lt; 5; i++) { aktuelleWerte[i] = gespeichertePose[i]; Servo_Angle(servoPins[i], aktuelleWerte[i]); } } } server.send(200, "text/plain", "OK"); } void leseFlex() { for (int i = 0; i &lt; 5; i++) { roheWerte[i] = analogRead(flexPins[i]); saubereWerte[i] = flexFilters[i]-&gt;in(roheWerte[i]); } } void debugAusgabe() { if (millis() - letzteDebug &lt; DEBUG_INTERVALL) return; letzteDebug = millis(); String fingerKuerzel[] = { "DAU", "ZEI", "MIT", "RIN", "KLE" }; Serial.println("=== Flex-Sensor Messwerte (Diff-Modus) ==="); for (int i = 0; i &lt; 5; i++) { Serial.print("["); Serial.print(fingerKuerzel[i]); Serial.print("] Roh: "); Serial.print(roheWerte[i]); Serial.print(" | Gefiltert: "); Serial.print(saubereWerte[i]); Serial.print(" | WertDiff: "); Serial.print(wertDiff[i]); Serial.print(" | Servo: "); Serial.println(aktuelleWerte[i]); } Serial.println("------------------------------------------"); } void setup() { Serial.begin(115200); PCA9685_Setup(); for (int i = 0; i &lt; 5; i++) { pinMode(flexPins[i], INPUT); } WiFi.begin(ssid, password); while (WiFi.status() != WL_CONNECTED) { delay(500); Serial.print("."); zeit++; if (zeit == 30) Serial.print("Ich habe nicht ewig Zeit &gt;:("); else if (zeit == 70) Serial.print("Wird's mal!?"); } Serial.println("\ndu bist Verbunden! \nWebsite IP: " + WiFi.localIP().toString()); server.on("/", handleRoot); server.on("/setMode", handleSetMode); server.on("/setServo", handleSetServo); server.on("/setPose", handleSetPose); server.begin(); } void loop() { server.handleClient(); // ===================== // 1. FLEX-SENSOR LOGIK (DIFF-PRINZIP) // ===================== if (aktuellerModus == MODE_FLEX) { if (millis() - letzteMessung &gt;= MESS_INTERVALL) { letzteMessung = millis(); leseFlex(); for (int i = 0; i &lt; 5; i++) { // Diff zum letzten Messwert berechnen int diff = saubereWerte[i] - lastWerte[i]; lastWerte[i] = saubereWerte[i]; // Diff akkumulieren und begrenzen wertDiff[i] = wertDiff[i] + diff; wertDiff[i] = constrain(wertDiff[i], diffMin[i], diffMax[i]); // Akkumulierten Diff auf Servo-Bereich mappen int servoZiel = map(wertDiff[i], diffMin[i], diffMax[i], servoLow[i], servoHigh[i]); aktuelleWerte[i] = servoZiel; Servo_Angle(servoPins[i], servoZiel); } debugAusgabe(); } } // ===================== // 2. KAMERA MODUS LOGIK // ===================== else if (aktuellerModus == MODE_CAMERA) { if (Serial.available() &gt; 0) { String data = Serial.readStringUntil('\n'); data.trim(); int comma1 = data.indexOf(','); int comma2 = data.indexOf(',', comma1 + 1); int comma3 = data.indexOf(',', comma2 + 1); int comma4 = data.indexOf(',', comma3 + 1); if (comma1 &gt; 0 &amp;&amp; comma4 &gt; 0) { int v0 = data.substring(0, comma1).toInt(); int v1 = data.substring(comma1 + 1, comma2).toInt(); int v2 = data.substring(comma2 + 1, comma3).toInt(); int v3 = data.substring(comma3 + 1, comma4).toInt(); int v4 = data.substring(comma4 + 1).toInt(); v0 = map(v0, 0, 180, 120, 80); v1 = map(v1, 0, 180, 120, 60); v2 = map(v2, 0, 180, 120, 80); v3 = map(v3, 0, 180, 70, 115); v4 = map(v4, 0, 180, 70, 140); aktuelleWerte[0] = v0; Servo_Angle(servoPins[0], v0); aktuelleWerte[1] = v1; Servo_Angle(servoPins[1], v1); aktuelleWerte[2] = v2; Servo_Angle(servoPins[2], v2); aktuelleWerte[3] = v3; Servo_Angle(servoPins[3], v3); aktuelleWerte[4] = v4; Servo_Angle(servoPins[4], v4); } } } }</text:span></text:p>
      <text:p text:style-name="P46"><text:span text:style-name="T19"/></text:p>
      <text:p text:style-name="P46"><text:soft-page-break/><text:span text:style-name="T19"/></text:p>
      <text:p text:style-name="P46"><text:span text:style-name="T19"/></text:p>
      <text:p text:style-name="P27"><text:span text:style-name="Source_20_Text"><text:span text:style-name="T10">import cv2</text:span></text:span></text:p>
      <text:p text:style-name="P23"><text:span text:style-name="Source_20_Text"><text:span text:style-name="T16">import mediapipe as mp</text:span></text:span></text:p>
      <text:p text:style-name="P23"><text:span text:style-name="Source_20_Text"><text:span text:style-name="T16">import serial</text:span></text:span></text:p>
      <text:p text:style-name="P23"><text:span text:style-name="Source_20_Text"><text:span text:style-name="T16">import time</text:span></text:span></text:p>
      <text:p text:style-name="P28"/>
      <text:p text:style-name="P23"><text:span text:style-name="Source_20_Text"><text:span text:style-name="T16"># 1. SETUP SERIAL CONNECTION TO ESP32</text:span></text:span></text:p>
      <text:p text:style-name="P28"/>
      <text:p text:style-name="P23"><text:span text:style-name="Source_20_Text"><text:span text:style-name="T16">esp32 = serial.Serial('/dev/ttyUSB0', 115200)</text:span></text:span></text:p>
      <text:p text:style-name="P28"/>
      <text:p text:style-name="P23"><text:span text:style-name="Source_20_Text"><text:span text:style-name="T16">print("Waiting for ESP32 to wake up...")</text:span></text:span></text:p>
      <text:p text:style-name="P23"><text:span text:style-name="Source_20_Text"><text:span text:style-name="T16">time.sleep(3) # The crucial 3-second wait we discussed!</text:span></text:span></text:p>
      <text:p text:style-name="P28"/>
      <text:p text:style-name="P28"/>
      <text:p text:style-name="P23"><text:span text:style-name="Source_20_Text"><text:span text:style-name="T16"># 2. SETUP MEDIAPIPE &amp; WEBCAM</text:span></text:span></text:p>
      <text:p text:style-name="P23"><text:span text:style-name="Source_20_Text"><text:span text:style-name="T16">cap = cv2.VideoCapture(0)</text:span></text:span></text:p>
      <text:p text:style-name="P23"><text:span text:style-name="Source_20_Text"><text:span text:style-name="T16">cap.set(cv2.CAP_PROP_FRAME_WIDTH, 600)</text:span></text:span></text:p>
      <text:p text:style-name="P23"><text:span text:style-name="Source_20_Text"><text:span text:style-name="T16">cap.set(cv2.CAP_PROP_FRAME_HEIGHT, 600)</text:span></text:span></text:p>
      <text:p text:style-name="P28"/>
      <text:p text:style-name="P23"><text:span text:style-name="Source_20_Text"><text:span text:style-name="T16">mp_drawing = mp.solutions.drawing_utils</text:span></text:span></text:p>
      <text:p text:style-name="P23"><text:span text:style-name="Source_20_Text"><text:span text:style-name="T16">mp_hands = mp.solutions.hands</text:span></text:span></text:p>
      <text:p text:style-name="P23"><text:span text:style-name="Source_20_Text"><text:span text:style-name="T16">hand = mp_hands.Hands(max_num_hands=1) # Restrict to 1 hand to avoid confusing the robot</text:span></text:span></text:p>
      <text:p text:style-name="P28"/>
      <text:p text:style-name="P23"><text:span text:style-name="Source_20_Text"><text:span text:style-name="T16"># Timer variables to prevent flooding the ESP32</text:span></text:span></text:p>
      <text:p text:style-name="P23"><text:span text:style-name="Source_20_Text"><text:span text:style-name="T16">last_send_time = 0</text:span></text:span></text:p>
      <text:p text:style-name="P23"><text:span text:style-name="Source_20_Text"><text:span text:style-name="T16">send_delay = 0.05 # Send data 20 times per second</text:span></text:span></text:p>
      <text:p text:style-name="P28"/>
      <text:p text:style-name="P23"><text:span text:style-name="Source_20_Text"><text:span text:style-name="T16">print("MediaPipe Hands erfolgreich importiert! Starte Tracking...")</text:span></text:span></text:p>
      <text:p text:style-name="P28"/>
      <text:p text:style-name="P23"><text:span text:style-name="Source_20_Text"><text:span text:style-name="T16">while True:</text:span></text:span></text:p>
      <text:p text:style-name="P23"><text:span text:style-name="Source_20_Text"><text:span text:style-name="T16"><text:s text:c="4"/>success, frame = cap.read() # Read webcam</text:span></text:span></text:p>
      <text:p text:style-name="P23"><text:span text:style-name="Source_20_Text"><text:span text:style-name="T16"><text:s text:c="4"/></text:span></text:span></text:p>
      <text:p text:style-name="P23"><text:span text:style-name="Source_20_Text"><text:span text:style-name="T16"><text:s text:c="4"/>if success: </text:span></text:span></text:p>
      <text:p text:style-name="P23"><text:span text:style-name="Source_20_Text"><text:span text:style-name="T16"><text:s text:c="8"/>RGB_frame = cv2.cvtColor(frame, cv2.COLOR_BGR2RGB)</text:span></text:span></text:p>
      <text:p text:style-name="P23"><text:span text:style-name="Source_20_Text"><text:span text:style-name="T16"><text:s text:c="8"/>result = hand.process(RGB_frame)</text:span></text:span></text:p>
      <text:p text:style-name="P28"/>
      <text:p text:style-name="P23"><text:span text:style-name="Source_20_Text"><text:span text:style-name="T16"><text:s text:c="8"/>if result.multi_hand_landmarks:</text:span></text:span></text:p>
      <text:p text:style-name="P23"><text:span text:style-name="Source_20_Text"><text:span text:style-name="T16"><text:s text:c="11"/># Grab the first hand detected</text:span></text:span></text:p>
      <text:p text:style-name="P23"><text:span text:style-name="Source_20_Text"><text:span text:style-name="T16"><text:s text:c="11"/>my_hand = result.multi_hand_landmarks[0]</text:span></text:span></text:p>
      <text:p text:style-name="P23"><text:span text:style-name="Source_20_Text"><text:span text:style-name="T16"><text:s text:c="11"/></text:span></text:span></text:p>
      <text:p text:style-name="P23"><text:span text:style-name="Source_20_Text"><text:span text:style-name="T16"><text:s text:c="11"/># Draw the skeleton on the screen</text:span></text:span></text:p>
      <text:p text:style-name="P23"><text:span text:style-name="Source_20_Text"><text:span text:style-name="T16"><text:s text:c="11"/>mp_drawing.draw_landmarks(frame, my_hand, mp_hands.HAND_CONNECTIONS)</text:span></text:span></text:p>
      <text:p text:style-name="P23"><text:span text:style-name="Source_20_Text"><text:span text:style-name="T16"><text:s text:c="11"/></text:span></text:span></text:p>
      <text:p text:style-name="P23"><text:span text:style-name="Source_20_Text"><text:span text:style-name="T16"><text:s text:c="11"/># 3. CALCULATE FINGER ANGLES</text:span></text:span></text:p>
      <text:p text:style-name="P23"><text:span text:style-name="Source_20_Text"><text:span text:style-name="T16"><text:s text:c="11"/>lm = my_hand.landmark # List of all 21 points</text:span></text:span></text:p>
      <text:p text:style-name="P23"><text:span text:style-name="Source_20_Text"><text:span text:style-name="T16"><text:s text:c="11"/>angles = []</text:span></text:span></text:p>
      <text:p text:style-name="P23"><text:span text:style-name="Source_20_Text"><text:span text:style-name="T16"><text:s text:c="11"/></text:span></text:span></text:p>
      <text:p text:style-name="P23"><text:span text:style-name="Source_20_Text"><text:span text:style-name="T16"><text:s text:c="11"/># Thumb (Point 4 is tip, Point 2 is joint)</text:span></text:span></text:p>
      <text:p text:style-name="P23"><text:span text:style-name="Source_20_Text"><text:span text:style-name="T16"><text:s text:c="11"/># Thumb moves sideways, so we check the X coordinate</text:span></text:span></text:p>
      <text:p text:style-name="P23"><text:span text:style-name="Source_20_Text"><text:span text:style-name="T16"><text:s text:c="11"/>if lm[4].x &gt; lm[2].x:</text:span></text:span></text:p>
      <text:p text:style-name="P23"><text:span text:style-name="Source_20_Text"><text:span text:style-name="T16"><text:s text:c="15"/>angles.append(180) # Open</text:span></text:span></text:p>
      <text:p text:style-name="P23"><text:span text:style-name="Source_20_Text"><text:span text:style-name="T16"><text:s text:c="11"/>else:</text:span></text:span></text:p>
      <text:p text:style-name="P23"><text:span text:style-name="Source_20_Text"><text:span text:style-name="T16"><text:s text:c="15"/>angles.append(0) <text:s text:c="2"/># Closed</text:span></text:span></text:p>
      <text:p text:style-name="P23"><text:span text:style-name="Source_20_Text"><text:span text:style-name="T16"><text:s text:c="15"/></text:span></text:span></text:p>
      <text:p text:style-name="P23"><text:span text:style-name="Source_20_Text"><text:span text:style-name="T16"><text:s text:c="11"/># Index, Middle, Ring, Pinky (Tips are 8, 12, 16, 20. Joints are 6, 10, 14, 18)</text:span></text:span></text:p>
      <text:p text:style-name="P23"><text:span text:style-name="Source_20_Text"><text:span text:style-name="T16"><text:s text:c="11"/># These move up/down, so we check the Y coordinate (lower Y value = higher on screen)</text:span></text:span></text:p>
      <text:p text:style-name="P23"><text:span text:style-name="Source_20_Text"><text:span text:style-name="T16"><text:s text:c="11"/>finger_tips = [8, 12, 16, 20]</text:span></text:span></text:p>
      <text:p text:style-name="P23"><text:span text:style-name="Source_20_Text"><text:span text:style-name="T16"><text:s text:c="11"/>finger_joints = [6, 10, 14, 18]</text:span></text:span></text:p>
      <text:p text:style-name="P23"><text:soft-page-break/><text:span text:style-name="Source_20_Text"><text:span text:style-name="T16"><text:s text:c="11"/></text:span></text:span></text:p>
      <text:p text:style-name="P23"><text:span text:style-name="Source_20_Text"><text:span text:style-name="T16"><text:s text:c="11"/>for i in range(4):</text:span></text:span></text:p>
      <text:p text:style-name="P23"><text:span text:style-name="Source_20_Text"><text:span text:style-name="T16"><text:s text:c="15"/>tip_y = lm[finger_tips[i]].y</text:span></text:span></text:p>
      <text:p text:style-name="P23"><text:span text:style-name="Source_20_Text"><text:span text:style-name="T16"><text:s text:c="15"/>joint_y = lm[finger_joints[i]].y</text:span></text:span></text:p>
      <text:p text:style-name="P23"><text:span text:style-name="Source_20_Text"><text:span text:style-name="T16"><text:s text:c="15"/></text:span></text:span></text:p>
      <text:p text:style-name="P23"><text:span text:style-name="Source_20_Text"><text:span text:style-name="T16"><text:s text:c="15"/>if tip_y &lt; joint_y: # If tip is higher than the joint</text:span></text:span></text:p>
      <text:p text:style-name="P23"><text:span text:style-name="Source_20_Text"><text:span text:style-name="T16"><text:s text:c="19"/>angles.append(180) # Finger is open</text:span></text:span></text:p>
      <text:p text:style-name="P23"><text:span text:style-name="Source_20_Text"><text:span text:style-name="T16"><text:s text:c="15"/>else:</text:span></text:span></text:p>
      <text:p text:style-name="P23"><text:span text:style-name="Source_20_Text"><text:span text:style-name="T16"><text:s text:c="19"/>angles.append(0) <text:s text:c="2"/># Finger is closed</text:span></text:span></text:p>
      <text:p text:style-name="P28"/>
      <text:p text:style-name="P23"><text:span text:style-name="Source_20_Text"><text:span text:style-name="T16"><text:s text:c="11"/># 4. SEND DATA TO ESP32 (Non-Blocking)</text:span></text:span></text:p>
      <text:p text:style-name="P23"><text:span text:style-name="Source_20_Text"><text:span text:style-name="T16"><text:s text:c="11"/>current_time = time.time()</text:span></text:span></text:p>
      <text:p text:style-name="P23"><text:span text:style-name="Source_20_Text"><text:span text:style-name="T16"><text:s text:c="11"/>if current_time - last_send_time &gt; send_delay:</text:span></text:span></text:p>
      <text:p text:style-name="P23"><text:span text:style-name="Source_20_Text"><text:span text:style-name="T16"><text:s text:c="15"/># Format: "Thumb,Index,Middle,Ring,Pinky\n"</text:span></text:span></text:p>
      <text:p text:style-name="P23"><text:span text:style-name="Source_20_Text"><text:span text:style-name="T16"><text:s text:c="15"/># Example: "180,0,180,180,0\n"</text:span></text:span></text:p>
      <text:p text:style-name="P23"><text:span text:style-name="Source_20_Text"><text:span text:style-name="T16"><text:s text:c="15"/>data_string = f"{angles[0]},{angles[1]},{angles[2]},{angles[3]},{angles[4]}\n"</text:span></text:span></text:p>
      <text:p text:style-name="P23"><text:span text:style-name="Source_20_Text"><text:span text:style-name="T16"><text:s text:c="15"/></text:span></text:span></text:p>
      <text:p text:style-name="P23"><text:span text:style-name="Source_20_Text"><text:span text:style-name="T16"><text:s text:c="15"/>print("Sending:", data_string.strip()) # Print to console so you can see it working</text:span></text:span></text:p>
      <text:p text:style-name="P23"><text:span text:style-name="Source_20_Text"><text:span text:style-name="T16"><text:s text:c="15"/></text:span></text:span></text:p>
      <text:p text:style-name="P23"><text:span text:style-name="Source_20_Text"><text:span text:style-name="T16"><text:s text:c="15"/># UNCOMMENT THIS LINE to actually send the data to the ESP32</text:span></text:span></text:p>
      <text:p text:style-name="P23"><text:span text:style-name="Source_20_Text"><text:span text:style-name="T16"><text:s text:c="15"/>esp32.write(data_string.encode('utf-8'))</text:span></text:span></text:p>
      <text:p text:style-name="P23"><text:span text:style-name="Source_20_Text"><text:span text:style-name="T16"><text:s text:c="15"/></text:span></text:span></text:p>
      <text:p text:style-name="P23"><text:span text:style-name="Source_20_Text"><text:span text:style-name="T16"><text:s text:c="15"/>last_send_time = current_time # Reset timer</text:span></text:span></text:p>
      <text:p text:style-name="P28"/>
      <text:p text:style-name="P23"><text:span text:style-name="Source_20_Text"><text:span text:style-name="T16"><text:s text:c="8"/>cv2.imshow("capture image", frame) </text:span></text:span></text:p>
      <text:p text:style-name="P23"><text:span text:style-name="Source_20_Text"><text:span text:style-name="T16"><text:s text:c="8"/></text:span></text:span></text:p>
      <text:p text:style-name="P23"><text:span text:style-name="Source_20_Text"><text:span text:style-name="T16"><text:s text:c="8"/>if cv2.waitKey(1) == ord('q'):</text:span></text:span></text:p>
      <text:p text:style-name="P23"><text:span text:style-name="Source_20_Text"><text:span text:style-name="T16"><text:s text:c="12"/>break</text:span></text:span></text:p>
      <text:p text:style-name="P23"><text:span text:style-name="Source_20_Text"><text:span text:style-name="T16"><text:s text:c="8"/></text:span></text:span></text:p>
      <text:p text:style-name="P23"><text:span text:style-name="Source_20_Text"><text:span text:style-name="T16"># Cleanup</text:span></text:span></text:p>
      <text:p text:style-name="P23"><text:span text:style-name="Source_20_Text"><text:span text:style-name="T16">cap.release()</text:span></text:span></text:p>
      <text:p text:style-name="P23"><text:span text:style-name="Source_20_Text"><text:span text:style-name="T16">cv2.destroyAllWindows()</text:span></text:span></text:p>
      <text:p text:style-name="P23"><text:span text:style-name="Source_20_Text"><text:span text:style-name="T16"># esp32.close()</text:span></text:span></text:p>
      <text:p text:style-name="P22"><text:span text:style-name="Source_20_Text"><text:span text:style-name="T16">print("Programm beendet!")</text:span></text:span></text:p>
      <text:p text:style-name="P37"><text:span text:style-name="T22">ergänze den code. er soll die möglichkeit geben zwei hände zu steuern. das soll mit einem button auf der website entschieden werden ob 1 hand oder 2. ebenfalls im python code</text:span></text:p>
      <text:p text:style-name="P37"><text:span text:style-name="T22"/></text:p>
      <text:p text:style-name="P37"><text:span text:style-name="T22"/></text:p>
      <text:p text:style-name="P37"><text:span text:style-name="T22"/></text:p>
      <text:p text:style-name="P38"><text:span text:style-name="T22">antwort :</text:span></text:p>
      <text:p text:style-name="P38"><text:span text:style-name="T22"/></text:p>
      <text:p text:style-name="P38"><text:span text:style-name="T22"/></text:p>
      <text:p text:style-name="P52"><text:span text:style-name="T22">Hier sind beide Dateien komplett überarbeitet mit Zwei-Hand-Unterstützung:</text:span></text:p>
      <text:p text:style-name="P47">2 Dateien erstellt, datei lesen</text:p>
      <text:p text:style-name="Text_20_body">2 Dateien erstellt, datei lesen</text:p>
      <text:p text:style-name="Text_20_body">Hier ist was geändert wurde:</text:p>
      <text:p text:style-name="Text_20_body"><text:span text:style-name="Strong_20_Emphasis">ESP32 (</text:span><text:span text:style-name="Strong_20_Emphasis"><text:span text:style-name="Source_20_Text">.ino</text:span></text:span><text:span text:style-name="Strong_20_Emphasis">):</text:span></text:p>
      <text:list xml:id="list2065772123" text:style-name="L1">
        <text:list-item>
          <text:p text:style-name="P49">Neue Variable <text:span text:style-name="Source_20_Text">zweiHandModus</text:span> und komplette zweite Hand-Arrays (<text:span text:style-name="Source_20_Text">servoPins2</text:span>, <text:span text:style-name="Source_20_Text">aktuelleWerte2</text:span>, <text:span text:style-name="Source_20_Text">servoLow2/High2</text:span> mit Pins 5–9 – die Pins musst du noch auf deine Hardware anpassen) </text:p>
        </text:list-item>
        <text:list-item>
          <text:p text:style-name="P49">Hilfsfunktion <text:span text:style-name="Source_20_Text">setServoById(id, val)</text:span> — IDs 0–4 = Hand 1, IDs 5–9 = Hand 2 </text:p>
        </text:list-item>
        <text:list-item>
          <text:p text:style-name="P49">Neuer Button auf der Website <text:span text:style-name="Strong_20_Emphasis">"1 Hand / 2 Hände"</text:span> mit lila Farbe; der zweite Slider-Block erscheint/verschwindet dynamisch </text:p>
        </text:list-item>
        <text:list-item>
          <text:p text:style-name="P49">Neuer Endpoint <text:span text:style-name="Source_20_Text">/setHands?n=1</text:span> oder <text:span text:style-name="Source_20_Text">n=2</text:span> </text:p>
        </text:list-item>
        <text:list-item>
          <text:p text:style-name="P49"><text:soft-page-break/>Neuer Endpoint <text:span text:style-name="Source_20_Text">/status</text:span> → gibt <text:span text:style-name="Source_20_Text">{"mode":"camera","hands":2}</text:span> zurück (wird von Python gepollt) </text:p>
        </text:list-item>
        <text:list-item>
          <text:p text:style-name="P48">Kamera-Parser erkennt automatisch ob 5 oder 10 Komma-Werte ankommen und steuert entsprechend 1 oder 2 Hände </text:p>
        </text:list-item>
      </text:list>
      <text:p text:style-name="Text_20_body"><text:span text:style-name="Strong_20_Emphasis">Python (</text:span><text:span text:style-name="Strong_20_Emphasis"><text:span text:style-name="Source_20_Text">.py</text:span></text:span><text:span text:style-name="Strong_20_Emphasis">):</text:span></text:p>
      <text:list xml:id="list1728137177" text:style-name="L2">
        <text:list-item>
          <text:p text:style-name="P51">MediaPipe erkennt immer bis zu 2 Hände (<text:span text:style-name="Source_20_Text">max_num_hands=2</text:span>) </text:p>
        </text:list-item>
        <text:list-item>
          <text:p text:style-name="P51">Alle 2 Sekunden wird <text:span text:style-name="Source_20_Text">/status</text:span> vom ESP32 abgefragt — <text:span text:style-name="Source_20_Text">two_hand_mode</text:span> synchronisiert sich automatisch mit dem Website-Button, kein manuelles Umstellen nötig </text:p>
        </text:list-item>
        <text:list-item>
          <text:p text:style-name="P51">Hände werden nach <text:span text:style-name="Strong_20_Emphasis">Händigkeit</text:span> sortiert (Right → Hand 1, Left → Hand 2); Daumen-Erkennung ist gespiegelt je nach Hand </text:p>
        </text:list-item>
        <text:list-item>
          <text:p text:style-name="P50">Sendet 5 oder 10 Werte je nach Modus, mit Neutral-Werten (offene Hand) wenn eine Hand nicht im Bild ist </text:p>
        </text:list-item>
      </text:list>
      <text:p text:style-name="Text_20_body"><text:span text:style-name="Strong_20_Emphasis">Einzige manuelle Anpassung:</text:span> <text:span text:style-name="Source_20_Text">ESP32_IP</text:span> in der Python-Datei auf die IP aus dem Serial-Monitor setzen.</text:p>
      <text:p text:style-name="P38"><text:span text:style-name="T22"/></text:p>
      <text:p text:style-name="P36"><text:span text:style-name="T22">/**********</text:span></text:p>
      <text:p text:style-name="P36"><text:span text:style-name="T22"><text:s/>* RoboHand Controller – Zwei-Hände-Version</text:span></text:p>
      <text:p text:style-name="P36"><text:span text:style-name="T22"><text:s/>*</text:span></text:p>
      <text:p text:style-name="P36"><text:span text:style-name="T22"><text:s/>* Hand 1 (Rechts):</text:span></text:p>
      <text:p text:style-name="P36"><text:span text:style-name="T22"><text:s/>* <text:s text:c="2"/>Daumen: <text:s text:c="8"/>80 (auf) → 120 (zu)</text:span></text:p>
      <text:p text:style-name="P36"><text:span text:style-name="T22"><text:s/>* <text:s text:c="2"/>Zeigefinger: <text:s text:c="3"/>60 (auf) → 120 (zu)</text:span></text:p>
      <text:p text:style-name="P36"><text:span text:style-name="T22"><text:s/>* <text:s text:c="2"/>Mittelfinger: <text:s text:c="2"/>80 (auf) → 120 (zu)</text:span></text:p>
      <text:p text:style-name="P36"><text:span text:style-name="T22"><text:s/>* <text:s text:c="2"/>Ringfinger: <text:s text:c="3"/>115 (auf) → <text:s/>70 (zu)</text:span></text:p>
      <text:p text:style-name="P36"><text:span text:style-name="T22"><text:s/>* <text:s text:c="2"/>Kleiner Finger:140 (auf) → <text:s/>70 (zu)</text:span></text:p>
      <text:p text:style-name="P36"><text:span text:style-name="T22"><text:s/>*</text:span></text:p>
      <text:p text:style-name="P36"><text:span text:style-name="T22"><text:s/>* Hand 2 (Links) – Pins und Werte ggf. anpassen:</text:span></text:p>
      <text:p text:style-name="P36"><text:span text:style-name="T22"><text:s/>* <text:s text:c="2"/>Gleiche Struktur, Pins 5–9</text:span></text:p>
      <text:p text:style-name="P36"><text:span text:style-name="T22"><text:s/>*</text:span></text:p>
      <text:p text:style-name="P36"><text:span text:style-name="T22"><text:s/>* Kamera-Protokoll:</text:span></text:p>
      <text:p text:style-name="P36"><text:span text:style-name="T22"><text:s/>* <text:s text:c="2"/>1 Hand: <text:s/>"v0,v1,v2,v3,v4\n" <text:s text:c="9"/>(5 Werte, 4 Kommas)</text:span></text:p>
      <text:p text:style-name="P36"><text:span text:style-name="T22"><text:s/>* <text:s text:c="2"/>2 Hände: "v0,v1,v2,v3,v4,v5,v6,v7,v8,v9\n" (10 Werte, 9 Kommas)</text:span></text:p>
      <text:p text:style-name="P36"><text:span text:style-name="T22"><text:s/>*</text:span></text:p>
      <text:p text:style-name="P36"><text:span text:style-name="T22"><text:s/>* Status-Endpoint: GET /status <text:s/>→ {"mode":"camera","hands":2}</text:span></text:p>
      <text:p text:style-name="P36"><text:span text:style-name="T22"><text:s/>**********/</text:span></text:p>
      <text:p text:style-name="P36"><text:span text:style-name="T22"/></text:p>
      <text:p text:style-name="P36"><text:span text:style-name="T22">/********LIBS************/</text:span></text:p>
      <text:p text:style-name="P36"><text:span text:style-name="T22">#include &lt;WiFi.h&gt;</text:span></text:p>
      <text:p text:style-name="P36"><text:span text:style-name="T22">#include &lt;WebServer.h&gt;</text:span></text:p>
      <text:p text:style-name="P36"><text:span text:style-name="T22">#include &lt;Wire.h&gt;</text:span></text:p>
      <text:p text:style-name="P36"><text:span text:style-name="T22">#include "Freenove_4WD_Car_For_ESP32.h"</text:span></text:p>
      <text:p text:style-name="P36"><text:span text:style-name="T22">#include "MedianFilter.h"</text:span></text:p>
      <text:p text:style-name="P36"><text:span text:style-name="T22">/************************/</text:span></text:p>
      <text:p text:style-name="P36"><text:span text:style-name="T22"/></text:p>
      <text:p text:style-name="P36"><text:span text:style-name="T22">/*********W-LAN DATEN*********/</text:span></text:p>
      <text:p text:style-name="P36"><text:span text:style-name="T22">const char* ssid <text:s text:c="4"/>= "Nisa";</text:span></text:p>
      <text:p text:style-name="P36"><text:span text:style-name="T22">const char* password = "12345678";</text:span></text:p>
      <text:p text:style-name="P36"><text:span text:style-name="T22">/****************************/</text:span></text:p>
      <text:p text:style-name="P36"><text:span text:style-name="T22"/></text:p>
      <text:p text:style-name="P36"><text:span text:style-name="T22">WebServer server(80);</text:span></text:p>
      <text:p text:style-name="P36"><text:span text:style-name="T22"/></text:p>
      <text:p text:style-name="P36"><text:span text:style-name="T22">/*********BETRIEBSMODI*******/</text:span></text:p>
      <text:p text:style-name="P36"><text:span text:style-name="T22">enum Mode { MODE_MANUAL, MODE_FLEX, MODE_CAMERA };</text:span></text:p>
      <text:p text:style-name="P36"><text:span text:style-name="T22">Mode aktuellerModus = MODE_MANUAL;</text:span></text:p>
      <text:p text:style-name="P36"><text:span text:style-name="T22">bool zweiHandModus <text:s/>= false; <text:s text:c="2"/>// ← NEU: 1 oder 2 Hände</text:span></text:p>
      <text:p text:style-name="P36"><text:span text:style-name="T22"/></text:p>
      <text:p text:style-name="P36"><text:span text:style-name="T22">/*===========================================================</text:span></text:p>
      <text:p text:style-name="P36"><text:span text:style-name="T22"><text:s/>* <text:s/>HAND 1</text:span></text:p>
      <text:p text:style-name="P36"><text:span text:style-name="T22"><text:s/>*===========================================================*/</text:span></text:p>
      <text:p text:style-name="P36"><text:span text:style-name="T22">int servoPins[5] <text:s text:c="8"/>= { <text:s/>0, <text:s text:c="2"/>1, <text:s text:c="2"/>2, <text:s text:c="2"/>3, <text:s text:c="2"/>4 <text:s/>};</text:span></text:p>
      <text:p text:style-name="P36"><text:soft-page-break/><text:span text:style-name="T22">int aktuelleWerte[5] <text:s text:c="4"/>= { 80, <text:s/>60, <text:s/>80, 115, 140 <text:s/>}; <text:s/>// Startposition = offen</text:span></text:p>
      <text:p text:style-name="P36"><text:span text:style-name="T22">int gespeichertePose[5] <text:s/>= { 90, <text:s/>90, <text:s/>90, <text:s/>90, <text:s/>90 <text:s/>};</text:span></text:p>
      <text:p text:style-name="P36"><text:span text:style-name="T22">const int servoLow[5] <text:s text:c="3"/>= { 80, <text:s/>60, <text:s/>80, 115, 140 <text:s/>}; <text:s/>// offen</text:span></text:p>
      <text:p text:style-name="P36"><text:span text:style-name="T22">const int servoHigh[5] <text:s text:c="2"/>= {120, 120, 120, <text:s/>70, <text:s/>70 <text:s/>}; <text:s/>// geschlossen</text:span></text:p>
      <text:p text:style-name="P36"><text:span text:style-name="T22"/></text:p>
      <text:p text:style-name="P36"><text:span text:style-name="T22">/*===========================================================</text:span></text:p>
      <text:p text:style-name="P36"><text:span text:style-name="T22"><text:s/>* <text:s/>HAND 2 <text:s/>← NEU (Pins 5–9, Werte nach Bedarf anpassen)</text:span></text:p>
      <text:p text:style-name="P36"><text:span text:style-name="T22"><text:s/>*===========================================================*/</text:span></text:p>
      <text:p text:style-name="P36"><text:span text:style-name="T22">int servoPins2[5] <text:s text:c="7"/>= { <text:s/>5, <text:s text:c="2"/>6, <text:s text:c="2"/>7, <text:s text:c="2"/>8, <text:s text:c="2"/>9 <text:s/>};</text:span></text:p>
      <text:p text:style-name="P36"><text:span text:style-name="T22">int aktuelleWerte2[5] <text:s text:c="3"/>= { 80, <text:s/>60, <text:s/>80, 115, 140 <text:s/>}; <text:s/>// Startposition = offen</text:span></text:p>
      <text:p text:style-name="P36"><text:span text:style-name="T22">int gespeichertePose2[5] = { 90, <text:s/>90, <text:s/>90, <text:s/>90, <text:s/>90 <text:s/>};</text:span></text:p>
      <text:p text:style-name="P36"><text:span text:style-name="T22">const int servoLow2[5] <text:s text:c="2"/>= { 80, <text:s/>60, <text:s/>80, 115, 140 <text:s/>}; <text:s/>// offen</text:span></text:p>
      <text:p text:style-name="P36"><text:span text:style-name="T22">const int servoHigh2[5] <text:s/>= {120, 120, 120, <text:s/>70, <text:s/>70 <text:s/>}; <text:s/>// geschlossen</text:span></text:p>
      <text:p text:style-name="P36"><text:span text:style-name="T22"/></text:p>
      <text:p text:style-name="P36"><text:span text:style-name="T22">/*===========================================================</text:span></text:p>
      <text:p text:style-name="P36"><text:span text:style-name="T22"><text:s/>* Hilfsfunktion: Servo für Hand 1 oder 2 setzen</text:span></text:p>
      <text:p text:style-name="P36"><text:span text:style-name="T22"><text:s/>* id 0–4 = Hand 1, <text:s/>id 5–9 = Hand 2</text:span></text:p>
      <text:p text:style-name="P36"><text:span text:style-name="T22"><text:s/>* rawVal 0–180 (Slider-Wert, wird intern gemappt)</text:span></text:p>
      <text:p text:style-name="P36"><text:span text:style-name="T22"><text:s/>*===========================================================*/</text:span></text:p>
      <text:p text:style-name="P36"><text:span text:style-name="T22">void setServoById(int id, int rawVal) {</text:span></text:p>
      <text:p text:style-name="P36"><text:span text:style-name="T22"><text:s text:c="2"/>if (id &lt; 5) {</text:span></text:p>
      <text:p text:style-name="P36"><text:span text:style-name="T22"><text:s text:c="4"/>int mapped = map(rawVal, 0, 180, servoLow[id], servoHigh[id]);</text:span></text:p>
      <text:p text:style-name="P36"><text:span text:style-name="T22"><text:s text:c="4"/>aktuelleWerte[id] = mapped;</text:span></text:p>
      <text:p text:style-name="P36"><text:span text:style-name="T22"><text:s text:c="4"/>Servo_Angle(servoPins[id], mapped);</text:span></text:p>
      <text:p text:style-name="P36"><text:span text:style-name="T22"><text:s text:c="2"/>} else {</text:span></text:p>
      <text:p text:style-name="P36"><text:span text:style-name="T22"><text:s text:c="4"/>int j <text:s text:c="5"/>= id - 5;</text:span></text:p>
      <text:p text:style-name="P36"><text:span text:style-name="T22"><text:s text:c="4"/>int mapped = map(rawVal, 0, 180, servoLow2[j], servoHigh2[j]);</text:span></text:p>
      <text:p text:style-name="P36"><text:span text:style-name="T22"><text:s text:c="4"/>aktuelleWerte2[j] = mapped;</text:span></text:p>
      <text:p text:style-name="P36"><text:span text:style-name="T22"><text:s text:c="4"/>Servo_Angle(servoPins2[j], mapped);</text:span></text:p>
      <text:p text:style-name="P36"><text:span text:style-name="T22"><text:s text:c="2"/>}</text:span></text:p>
      <text:p text:style-name="P36"><text:span text:style-name="T22">}</text:span></text:p>
      <text:p text:style-name="P36"><text:span text:style-name="T22"/></text:p>
      <text:p text:style-name="P36"><text:span text:style-name="T22">/*****MedianFilter – ein Filter pro Finger (Flex-Modus, Hand 1)****/</text:span></text:p>
      <text:p text:style-name="P36"><text:span text:style-name="T22">MedianFilter flexFilter0(15, 3200);</text:span></text:p>
      <text:p text:style-name="P36"><text:span text:style-name="T22">MedianFilter flexFilter1(15, 3170);</text:span></text:p>
      <text:p text:style-name="P36"><text:span text:style-name="T22">MedianFilter flexFilter2(15, 3170);</text:span></text:p>
      <text:p text:style-name="P36"><text:span text:style-name="T22">MedianFilter flexFilter3(15, 3170);</text:span></text:p>
      <text:p text:style-name="P36"><text:span text:style-name="T22">MedianFilter flexFilter4(15, 3040);</text:span></text:p>
      <text:p text:style-name="P36"><text:span text:style-name="T22"/></text:p>
      <text:p text:style-name="P36"><text:span text:style-name="T22">const int flexPins[5] = { A0, A3, A6, A7, A4 };</text:span></text:p>
      <text:p text:style-name="P36"><text:span text:style-name="T22"/></text:p>
      <text:p text:style-name="P36"><text:span text:style-name="T22">MedianFilter* flexFilters[5] = {</text:span></text:p>
      <text:p text:style-name="P36"><text:span text:style-name="T22"><text:s text:c="2"/>&amp;flexFilter0, &amp;flexFilter1, &amp;flexFilter2,</text:span></text:p>
      <text:p text:style-name="P36"><text:span text:style-name="T22"><text:s text:c="2"/>&amp;flexFilter3, &amp;flexFilter4</text:span></text:p>
      <text:p text:style-name="P36"><text:span text:style-name="T22">};</text:span></text:p>
      <text:p text:style-name="P36"><text:span text:style-name="T22"/></text:p>
      <text:p text:style-name="P36"><text:span text:style-name="T22">int roheWerte[5] <text:s text:c="3"/>= {0};</text:span></text:p>
      <text:p text:style-name="P36"><text:span text:style-name="T22">int saubereWerte[5] = {0};</text:span></text:p>
      <text:p text:style-name="P36"><text:span text:style-name="T22"/></text:p>
      <text:p text:style-name="P36"><text:span text:style-name="T22">/*********DIFF-PRINZIP VARIABLEN***********/</text:span></text:p>
      <text:p text:style-name="P36"><text:span text:style-name="T22">int lastWerte[5] <text:s text:c="7"/>= {0};</text:span></text:p>
      <text:p text:style-name="P36"><text:span text:style-name="T22">int wertDiff[5] <text:s text:c="8"/>= {0};</text:span></text:p>
      <text:p text:style-name="P36"><text:span text:style-name="T22">const int diffMin[5] <text:s text:c="3"/>= { 0, <text:s/>0, <text:s/>0, <text:s/>0, <text:s/>0};</text:span></text:p>
      <text:p text:style-name="P36"><text:span text:style-name="T22">const int diffMax[5] <text:s text:c="3"/>= {20, 20, 20, 20, 20};</text:span></text:p>
      <text:p text:style-name="P36"><text:span text:style-name="T22">/******************************************/</text:span></text:p>
      <text:p text:style-name="P36"><text:span text:style-name="T22"/></text:p>
      <text:p text:style-name="P36"><text:span text:style-name="T22">int ServoWert;</text:span></text:p>
      <text:p text:style-name="P36"><text:span text:style-name="T22">int zeit;</text:span></text:p>
      <text:p text:style-name="P36"><text:span text:style-name="T22"/></text:p>
      <text:p text:style-name="P36"><text:span text:style-name="T22">unsigned long letzteMessung = 0;</text:span></text:p>
      <text:p text:style-name="P36"><text:span text:style-name="T22">unsigned long letzteDebug <text:s text:c="2"/>= 0;</text:span></text:p>
      <text:p text:style-name="P36"><text:span text:style-name="T22">const int MESS_INTERVALL <text:s text:c="3"/>= 50;</text:span></text:p>
      <text:p text:style-name="P36"><text:span text:style-name="T22">const int DEBUG_INTERVALL <text:s text:c="2"/>= 500;</text:span></text:p>
      <text:p text:style-name="P36"><text:span text:style-name="T22"/></text:p>
      <text:p text:style-name="P36"><text:span text:style-name="T22">/****************HTML************************/</text:span></text:p>
      <text:p text:style-name="P36"><text:span text:style-name="T22">void handleRoot() {</text:span></text:p>
      <text:p text:style-name="P36"><text:span text:style-name="T22"><text:s text:c="2"/>String statusString = "Website";</text:span></text:p>
      <text:p text:style-name="P36"><text:span text:style-name="T22"><text:s text:c="2"/>if (aktuellerModus == MODE_FLEX) <text:s text:c="7"/>statusString = "Flex-Sensoren";</text:span></text:p>
      <text:p text:style-name="P36"><text:span text:style-name="T22"><text:s text:c="2"/>else if (aktuellerModus == MODE_CAMERA) statusString = "Kamera Modus";</text:span></text:p>
      <text:p text:style-name="P36"><text:soft-page-break/><text:span text:style-name="T22"/></text:p>
      <text:p text:style-name="P36"><text:span text:style-name="T22"><text:s text:c="2"/>String fingerNames[] = {"Daumen","Zeigefinger","Mittelfinger","Ringfinger","Kleiner Finger"};</text:span></text:p>
      <text:p text:style-name="P36"><text:span text:style-name="T22"/></text:p>
      <text:p text:style-name="P36"><text:span text:style-name="T22"><text:s text:c="2"/>String html = "&lt;!DOCTYPE html&gt;&lt;html lang='de'&gt;&lt;head&gt;";</text:span></text:p>
      <text:p text:style-name="P36"><text:span text:style-name="T22"><text:s text:c="2"/>html += "&lt;meta charset='UTF-8'&gt;&lt;meta name='viewport' content='width=device-width, initial-scale=1.0'&gt;";</text:span></text:p>
      <text:p text:style-name="P36"><text:span text:style-name="T22"><text:s text:c="2"/>html += "&lt;title&gt;RoboHand Controller&lt;/title&gt;";</text:span></text:p>
      <text:p text:style-name="P36"><text:span text:style-name="T22"><text:s text:c="2"/>html += "&lt;style&gt;";</text:span></text:p>
      <text:p text:style-name="P36"><text:span text:style-name="T22"><text:s text:c="2"/>html += "*{box-sizing:border-box;}";</text:span></text:p>
      <text:p text:style-name="P36"><text:span text:style-name="T22"><text:s text:c="2"/>html += "body{font-family:sans-serif;text-align:center;background:#f4f4f9;padding:20px;margin:0;}";</text:span></text:p>
      <text:p text:style-name="P36"><text:span text:style-name="T22"><text:s text:c="2"/>html += "h1{margin-bottom:16px;}";</text:span></text:p>
      <text:p text:style-name="P36"><text:span text:style-name="T22"><text:s text:c="2"/>html += ".section{background:white;padding:18px;border-radius:10px;margin-bottom:20px;box-shadow:0 2px 5px rgba(0,0,0,.1);}";</text:span></text:p>
      <text:p text:style-name="P36"><text:span text:style-name="T22"><text:s text:c="2"/>// ── Slider-Grid: feste Labelbreite, Slider füllt den Rest ──</text:span></text:p>
      <text:p text:style-name="P36"><text:span text:style-name="T22"><text:s text:c="2"/>html += ".slider-row{display:grid;grid-template-columns:130px 1fr;align-items:center;gap:8px;margin:6px 0;}";</text:span></text:p>
      <text:p text:style-name="P36"><text:span text:style-name="T22"><text:s text:c="2"/>html += ".slider-row label{text-align:right;font-size:14px;white-space:nowrap;}";</text:span></text:p>
      <text:p text:style-name="P36"><text:span text:style-name="T22"><text:s text:c="2"/>html += ".slider-row input[type=range]{width:100%;height:20px;margin:0;}";</text:span></text:p>
      <text:p text:style-name="P36"><text:span text:style-name="T22"><text:s text:c="2"/>// ── Nebeneinander-Layout für Finger + Posen ────────────────</text:span></text:p>
      <text:p text:style-name="P36"><text:span text:style-name="T22"><text:s text:c="2"/>html += ".side-by-side{display:flex;gap:16px;align-items:flex-start;}";</text:span></text:p>
      <text:p text:style-name="P36"><text:span text:style-name="T22"><text:s text:c="2"/>html += ".side-by-side .finger-col{flex:1 1 0;min-width:0;}";</text:span></text:p>
      <text:p text:style-name="P36"><text:span text:style-name="T22"><text:s text:c="2"/>html += ".side-by-side .pose-col{flex:0 0 200px;width:200px;}";</text:span></text:p>
      <text:p text:style-name="P36"><text:span text:style-name="T22"><text:s text:c="2"/>html += "@media(max-width:600px){.side-by-side{flex-direction:column;}.side-by-side .pose-col{width:100%;}}";</text:span></text:p>
      <text:p text:style-name="P36"><text:span text:style-name="T22"><text:s text:c="2"/>html += ".hand-block{border:2px solid #ddd;border-radius:8px;padding:12px;margin:8px 0;}";</text:span></text:p>
      <text:p text:style-name="P36"><text:span text:style-name="T22"><text:s text:c="2"/>html += ".hand-block h4{margin:0 0 10px;color:#555;}";</text:span></text:p>
      <text:p text:style-name="P36"><text:span text:style-name="T22"><text:s text:c="2"/>// ── Buttons ────────────────────────────────────────────────</text:span></text:p>
      <text:p text:style-name="P36"><text:span text:style-name="T22"><text:s text:c="2"/>html += "button{padding:10px 16px;margin:5px 3px;font-size:15px;cursor:pointer;border-radius:5px;border:none;transition:.2s;}";</text:span></text:p>
      <text:p text:style-name="P36"><text:span text:style-name="T22"><text:s text:c="2"/>html += ".btn-mode{background:#2196F3;color:white;}";</text:span></text:p>
      <text:p text:style-name="P36"><text:span text:style-name="T22"><text:s text:c="2"/>html += ".btn-hand{background:#9C27B0;color:white;}";</text:span></text:p>
      <text:p text:style-name="P36"><text:span text:style-name="T22"><text:s text:c="2"/>html += ".btn-pose{background:#4CAF50;color:white;width:calc(100% - 10px);display:block;}";</text:span></text:p>
      <text:p text:style-name="P36"><text:span text:style-name="T22"><text:s text:c="2"/>html += ".btn-save{background:#f44336;color:white;width:calc(100% - 10px);display:block;}";</text:span></text:p>
      <text:p text:style-name="P36"><text:span text:style-name="T22"><text:s text:c="2"/>html += "button:disabled{background:#ccc;cursor:not-allowed;}";</text:span></text:p>
      <text:p text:style-name="P36"><text:span text:style-name="T22"><text:s text:c="2"/>html += ".pose-col .section{height:100%;}";</text:span></text:p>
      <text:p text:style-name="P36"><text:span text:style-name="T22"><text:s text:c="2"/>html += ".pose-col h3{margin-top:0;}";</text:span></text:p>
      <text:p text:style-name="P36"><text:span text:style-name="T22"><text:s text:c="2"/>html += "hr{margin:12px 0;}";</text:span></text:p>
      <text:p text:style-name="P36"><text:span text:style-name="T22"><text:s text:c="2"/>html += "&lt;/style&gt;&lt;/head&gt;&lt;body&gt;";</text:span></text:p>
      <text:p text:style-name="P36"><text:span text:style-name="T22"/></text:p>
      <text:p text:style-name="P36"><text:span text:style-name="T22"><text:s text:c="2"/>html += "&lt;h1&gt;&amp;#129302; RoboHand Control&lt;/h1&gt;";</text:span></text:p>
      <text:p text:style-name="P36"><text:span text:style-name="T22"/></text:p>
      <text:p text:style-name="P36"><text:span text:style-name="T22"><text:s text:c="2"/>// ── Betriebsmodus + Hände-Toggle ──────────────────────────</text:span></text:p>
      <text:p text:style-name="P36"><text:span text:style-name="T22"><text:s text:c="2"/>html += "&lt;div class='section'&gt;";</text:span></text:p>
      <text:p text:style-name="P36"><text:span text:style-name="T22"><text:s text:c="2"/>html += "&lt;h3&gt;Betriebsmodus&lt;/h3&gt;";</text:span></text:p>
      <text:p text:style-name="P36"><text:span text:style-name="T22"><text:s text:c="2"/>html += "&lt;button class='btn-mode' onclick=\"setMode('manual')\"&gt;Website-Steuerung&lt;/button&gt;";</text:span></text:p>
      <text:p text:style-name="P36"><text:span text:style-name="T22"><text:s text:c="2"/>html += "&lt;button class='btn-mode' onclick=\"setMode('flex')\"&gt;Flex-Sensor Modus&lt;/button&gt;";</text:span></text:p>
      <text:p text:style-name="P36"><text:span text:style-name="T22"><text:s text:c="2"/>html += "&lt;button class='btn-mode' onclick=\"setMode('camera')\"&gt;Kamera Modus&lt;/button&gt;";</text:span></text:p>
      <text:p text:style-name="P36"><text:span text:style-name="T22"><text:s text:c="2"/>html += "&lt;p&gt;Aktueller Status: &lt;b id='statusText'&gt;" + statusString + "&lt;/b&gt;&lt;/p&gt;";</text:span></text:p>
      <text:p text:style-name="P36"><text:span text:style-name="T22"><text:s text:c="2"/>html += "&lt;hr&gt;";</text:span></text:p>
      <text:p text:style-name="P36"><text:span text:style-name="T22"><text:s text:c="2"/>html += "&lt;h3&gt;Anzahl H&amp;auml;nde&lt;/h3&gt;";</text:span></text:p>
      <text:p text:style-name="P36"><text:span text:style-name="T22"><text:s text:c="2"/>html += "&lt;button class='btn-hand' id='btn1H' onclick=\"setHands(1)\"&gt;&amp;#9995; 1 Hand&lt;/button&gt;";</text:span></text:p>
      <text:p text:style-name="P36"><text:span text:style-name="T22"><text:s text:c="2"/>html += "&lt;button class='btn-hand' id='btn2H' onclick=\"setHands(2)\"&gt;&amp;#128400; 2 H&amp;auml;nde&lt;/button&gt;";</text:span></text:p>
      <text:p text:style-name="P36"><text:span text:style-name="T22"><text:s text:c="2"/>html += "&lt;p&gt;Aktuell: &lt;b id='handText'&gt;" + String(zweiHandModus ? "2 H&amp;auml;nde" : "1 Hand") + "&lt;/b&gt;&lt;/p&gt;";</text:span></text:p>
      <text:p text:style-name="P36"><text:span text:style-name="T22"><text:s text:c="2"/>html += "&lt;/div&gt;";</text:span></text:p>
      <text:p text:style-name="P36"><text:span text:style-name="T22"/></text:p>
      <text:p text:style-name="P36"><text:span text:style-name="T22"><text:s text:c="2"/>// ── Nebeneinander: Slider links, Posen rechts ──────────────</text:span></text:p>
      <text:p text:style-name="P36"><text:span text:style-name="T22"><text:s text:c="2"/>html += "&lt;div class='side-by-side'&gt;";</text:span></text:p>
      <text:p text:style-name="P36"><text:span text:style-name="T22"/></text:p>
      <text:p text:style-name="P36"><text:span text:style-name="T22"><text:s text:c="2"/>// ── Finger-Spalte ──────────────────────────────────────────</text:span></text:p>
      <text:p text:style-name="P36"><text:span text:style-name="T22"><text:s text:c="2"/>html += "&lt;div class='finger-col section' id='manualControls'&gt;";</text:span></text:p>
      <text:p text:style-name="P36"><text:span text:style-name="T22"><text:s text:c="2"/>html += "&lt;h3 style='margin-top:0'&gt;Manuelle Fingersteuerung&lt;/h3&gt;";</text:span></text:p>
      <text:p text:style-name="P36"><text:span text:style-name="T22"/></text:p>
      <text:p text:style-name="P36"><text:span text:style-name="T22"><text:s text:c="2"/>// Hand 1</text:span></text:p>
      <text:p text:style-name="P36"><text:span text:style-name="T22"><text:s text:c="2"/>html += "&lt;div class='hand-block'&gt;&lt;h4&gt;&amp;#9995; Hand 1&lt;/h4&gt;";</text:span></text:p>
      <text:p text:style-name="P36"><text:span text:style-name="T22"><text:s text:c="2"/>for (int i = 0; i &lt; 5; i++) {</text:span></text:p>
      <text:p text:style-name="P36"><text:span text:style-name="T22"><text:s text:c="4"/>html += "&lt;div class='slider-row'&gt;";</text:span></text:p>
      <text:p text:style-name="P36"><text:span text:style-name="T22"><text:s text:c="4"/>html += "&lt;label&gt;" + fingerNames[i] + "&lt;/label&gt;";</text:span></text:p>
      <text:p text:style-name="P36"><text:soft-page-break/><text:span text:style-name="T22"><text:s text:c="4"/>html += "&lt;input type='range' min='0' max='180' value='" + String(aktuelleWerte[i])</text:span></text:p>
      <text:p text:style-name="P36"><text:span text:style-name="T22"><text:s text:c="9"/>+ "' onchange='sendServo(" + String(i) + ", this.value)'&gt;";</text:span></text:p>
      <text:p text:style-name="P36"><text:span text:style-name="T22"><text:s text:c="4"/>html += "&lt;/div&gt;";</text:span></text:p>
      <text:p text:style-name="P36"><text:span text:style-name="T22"><text:s text:c="2"/>}</text:span></text:p>
      <text:p text:style-name="P36"><text:span text:style-name="T22"><text:s text:c="2"/>html += "&lt;/div&gt;";</text:span></text:p>
      <text:p text:style-name="P36"><text:span text:style-name="T22"/></text:p>
      <text:p text:style-name="P36"><text:span text:style-name="T22"><text:s text:c="2"/>// Hand 2 (nur sichtbar wenn zweiHandModus)</text:span></text:p>
      <text:p text:style-name="P36"><text:span text:style-name="T22"><text:s text:c="2"/>html += "&lt;div class='hand-block' id='hand2Block' style='display:" + String(zweiHandModus ? "block" : "none") + "'&gt;";</text:span></text:p>
      <text:p text:style-name="P36"><text:span text:style-name="T22"><text:s text:c="2"/>html += "&lt;h4&gt;&amp;#128400; Hand 2&lt;/h4&gt;";</text:span></text:p>
      <text:p text:style-name="P36"><text:span text:style-name="T22"><text:s text:c="2"/>for (int i = 0; i &lt; 5; i++) {</text:span></text:p>
      <text:p text:style-name="P36"><text:span text:style-name="T22"><text:s text:c="4"/>html += "&lt;div class='slider-row'&gt;";</text:span></text:p>
      <text:p text:style-name="P36"><text:span text:style-name="T22"><text:s text:c="4"/>html += "&lt;label&gt;" + fingerNames[i] + "&lt;/label&gt;";</text:span></text:p>
      <text:p text:style-name="P36"><text:span text:style-name="T22"><text:s text:c="4"/>html += "&lt;input type='range' min='0' max='180' value='" + String(aktuelleWerte2[i])</text:span></text:p>
      <text:p text:style-name="P36"><text:span text:style-name="T22"><text:s text:c="9"/>+ "' onchange='sendServo(" + String(i+5) + ", this.value)'&gt;";</text:span></text:p>
      <text:p text:style-name="P36"><text:span text:style-name="T22"><text:s text:c="4"/>html += "&lt;/div&gt;";</text:span></text:p>
      <text:p text:style-name="P36"><text:span text:style-name="T22"><text:s text:c="2"/>}</text:span></text:p>
      <text:p text:style-name="P36"><text:span text:style-name="T22"><text:s text:c="2"/>html += "&lt;/div&gt;";</text:span></text:p>
      <text:p text:style-name="P36"><text:span text:style-name="T22"><text:s text:c="2"/>html += "&lt;/div&gt;"; // finger-col</text:span></text:p>
      <text:p text:style-name="P36"><text:span text:style-name="T22"/></text:p>
      <text:p text:style-name="P36"><text:span text:style-name="T22"><text:s text:c="2"/>// ── Posen-Spalte ──────────────────────────────────────────</text:span></text:p>
      <text:p text:style-name="P36"><text:span text:style-name="T22"><text:s text:c="2"/>html += "&lt;div class='pose-col'&gt;&lt;div class='section'&gt;";</text:span></text:p>
      <text:p text:style-name="P36"><text:span text:style-name="T22"><text:s text:c="2"/>html += "&lt;h3&gt;Posen&lt;/h3&gt;";</text:span></text:p>
      <text:p text:style-name="P36"><text:span text:style-name="T22"><text:s text:c="2"/>html += "&lt;button class='btn-pose' id='p1' onclick=\"runPose('peace')\"&gt;&amp;#9996;&amp;#65039; Peace&lt;/button&gt;";</text:span></text:p>
      <text:p text:style-name="P36"><text:span text:style-name="T22"><text:s text:c="2"/>html += "&lt;button class='btn-pose' id='p2' onclick=\"runPose('fist')\"&gt;&amp;#9994; Faust&lt;/button&gt;";</text:span></text:p>
      <text:p text:style-name="P36"><text:span text:style-name="T22"><text:s text:c="2"/>html += "&lt;hr&gt;";</text:span></text:p>
      <text:p text:style-name="P36"><text:span text:style-name="T22"><text:s text:c="2"/>// "Aktuelle Pose speichern" speichert, "Gespeicherte Pose laden" lädt exakt diese zurück</text:span></text:p>
      <text:p text:style-name="P36"><text:span text:style-name="T22"><text:s text:c="2"/>html += "&lt;button class='btn-save' onclick=\"runPose('save')\"&gt;&amp;#128190; Pose speichern&lt;/button&gt;";</text:span></text:p>
      <text:p text:style-name="P36"><text:span text:style-name="T22"><text:s text:c="2"/>html += "&lt;button class='btn-pose' id='p3' onclick=\"runPose('load')\"&gt;&amp;#128196; Gespeicherte&lt;br&gt;Pose laden&lt;/button&gt;";</text:span></text:p>
      <text:p text:style-name="P36"><text:span text:style-name="T22"><text:s text:c="2"/>html += "&lt;/div&gt;&lt;/div&gt;"; // pose-col</text:span></text:p>
      <text:p text:style-name="P36"><text:span text:style-name="T22"/></text:p>
      <text:p text:style-name="P36"><text:span text:style-name="T22"><text:s text:c="2"/>html += "&lt;/div&gt;"; // side-by-side</text:span></text:p>
      <text:p text:style-name="P36"><text:span text:style-name="T22"/></text:p>
      <text:p text:style-name="P36"><text:span text:style-name="T22"><text:s text:c="2"/>// ── JavaScript ─────────────────────────────────────────────</text:span></text:p>
      <text:p text:style-name="P36"><text:span text:style-name="T22"><text:s text:c="2"/>html += "&lt;script&gt;";</text:span></text:p>
      <text:p text:style-name="P36"><text:span text:style-name="T22"><text:s text:c="2"/>html += "var isManual=" + String(aktuellerModus == MODE_MANUAL ? "true" : "false") + ";";</text:span></text:p>
      <text:p text:style-name="P36"><text:span text:style-name="T22"><text:s text:c="2"/>html += "var twoHands=" + String(zweiHandModus ? "true" : "false") + ";";</text:span></text:p>
      <text:p text:style-name="P36"><text:span text:style-name="T22"/></text:p>
      <text:p text:style-name="P36"><text:span text:style-name="T22"><text:s text:c="2"/>html += "function updateUI(){";</text:span></text:p>
      <text:p text:style-name="P36"><text:span text:style-name="T22"><text:s text:c="2"/>html += " ['p1','p2','p3'].forEach(id=&gt;{const e=document.getElementById(id);if(e)e.disabled=!isManual;});";</text:span></text:p>
      <text:p text:style-name="P36"><text:span text:style-name="T22"><text:s text:c="2"/>html += " const mc=document.getElementById('manualControls');";</text:span></text:p>
      <text:p text:style-name="P36"><text:span text:style-name="T22"><text:s text:c="2"/>html += " if(mc)mc.style.opacity=isManual?'1':'0.3';";</text:span></text:p>
      <text:p text:style-name="P36"><text:span text:style-name="T22"><text:s text:c="2"/>html += " document.getElementById('hand2Block').style.display=twoHands?'block':'none';";</text:span></text:p>
      <text:p text:style-name="P36"><text:span text:style-name="T22"><text:s text:c="2"/>html += " document.getElementById('btn1H').style.fontWeight=twoHands?'normal':'bold';";</text:span></text:p>
      <text:p text:style-name="P36"><text:span text:style-name="T22"><text:s text:c="2"/>html += " document.getElementById('btn2H').style.fontWeight=twoHands?'bold':'normal';";</text:span></text:p>
      <text:p text:style-name="P36"><text:span text:style-name="T22"><text:s text:c="2"/>html += "}";</text:span></text:p>
      <text:p text:style-name="P36"><text:span text:style-name="T22"/></text:p>
      <text:p text:style-name="P36"><text:span text:style-name="T22"><text:s text:c="2"/>html += "function setMode(m){";</text:span></text:p>
      <text:p text:style-name="P36"><text:span text:style-name="T22"><text:s text:c="2"/>html += " isManual=(m==='manual');updateUI();";</text:span></text:p>
      <text:p text:style-name="P36"><text:span text:style-name="T22"><text:s text:c="2"/>html += " fetch('/setMode?val='+m);";</text:span></text:p>
      <text:p text:style-name="P36"><text:span text:style-name="T22"><text:s text:c="2"/>html += " let t='Website';";</text:span></text:p>
      <text:p text:style-name="P36"><text:span text:style-name="T22"><text:s text:c="2"/>html += " if(m==='flex')t='Flex-Sensoren';";</text:span></text:p>
      <text:p text:style-name="P36"><text:span text:style-name="T22"><text:s text:c="2"/>html += " if(m==='camera')t='Kamera Modus';";</text:span></text:p>
      <text:p text:style-name="P36"><text:span text:style-name="T22"><text:s text:c="2"/>html += " document.getElementById('statusText').innerText=t;";</text:span></text:p>
      <text:p text:style-name="P36"><text:span text:style-name="T22"><text:s text:c="2"/>html += "}";</text:span></text:p>
      <text:p text:style-name="P36"><text:span text:style-name="T22"/></text:p>
      <text:p text:style-name="P36"><text:span text:style-name="T22"><text:s text:c="2"/>html += "function setHands(n){";</text:span></text:p>
      <text:p text:style-name="P36"><text:span text:style-name="T22"><text:s text:c="2"/>html += " twoHands=(n===2);updateUI();";</text:span></text:p>
      <text:p text:style-name="P36"><text:span text:style-name="T22"><text:s text:c="2"/>html += " document.getElementById('handText').innerText=twoHands?'2 H\u00e4nde':'1 Hand';";</text:span></text:p>
      <text:p text:style-name="P36"><text:span text:style-name="T22"><text:s text:c="2"/>html += " fetch('/setHands?n='+n);";</text:span></text:p>
      <text:p text:style-name="P36"><text:span text:style-name="T22"><text:s text:c="2"/>html += "}";</text:span></text:p>
      <text:p text:style-name="P36"><text:span text:style-name="T22"/></text:p>
      <text:p text:style-name="P36"><text:span text:style-name="T22"><text:s text:c="2"/>html += "function sendServo(id,val){if(isManual)fetch('/setServo?id='+id+'&amp;val='+val);}";</text:span></text:p>
      <text:p text:style-name="P36"><text:span text:style-name="T22"><text:s text:c="2"/>html += "function runPose(p){fetch('/setPose?type='+p);}";</text:span></text:p>
      <text:p text:style-name="P36"><text:span text:style-name="T22"><text:s text:c="2"/>html += "window.onload=updateUI;";</text:span></text:p>
      <text:p text:style-name="P36"><text:span text:style-name="T22"><text:s text:c="2"/>html += "&lt;/script&gt;&lt;/body&gt;&lt;/html&gt;";</text:span></text:p>
      <text:p text:style-name="P36"><text:soft-page-break/><text:span text:style-name="T22"/></text:p>
      <text:p text:style-name="P36"><text:span text:style-name="T22"><text:s text:c="2"/>server.send(200, "text/html", html);</text:span></text:p>
      <text:p text:style-name="P36"><text:span text:style-name="T22">}</text:span></text:p>
      <text:p text:style-name="P36"><text:span text:style-name="T22"/></text:p>
      <text:p text:style-name="P36"><text:span text:style-name="T22">/****** /setMode ******/</text:span></text:p>
      <text:p text:style-name="P36"><text:span text:style-name="T22">void handleSetMode() {</text:span></text:p>
      <text:p text:style-name="P36"><text:span text:style-name="T22"><text:s text:c="2"/>String val = server.arg("val");</text:span></text:p>
      <text:p text:style-name="P36"><text:span text:style-name="T22"><text:s text:c="2"/>if <text:s text:c="5"/>(val == "manual") aktuellerModus = MODE_MANUAL;</text:span></text:p>
      <text:p text:style-name="P36"><text:span text:style-name="T22"><text:s text:c="2"/>else if (val == "flex") <text:s text:c="2"/>aktuellerModus = MODE_FLEX;</text:span></text:p>
      <text:p text:style-name="P36"><text:span text:style-name="T22"><text:s text:c="2"/>else if (val == "camera") aktuellerModus = MODE_CAMERA;</text:span></text:p>
      <text:p text:style-name="P36"><text:span text:style-name="T22"/></text:p>
      <text:p text:style-name="P36"><text:span text:style-name="T22"><text:s text:c="2"/>if (val == "flex") {</text:span></text:p>
      <text:p text:style-name="P36"><text:span text:style-name="T22"><text:s text:c="4"/>for (int i = 0; i &lt; 5; i++) { wertDiff[i] = 0; lastWerte[i] = 0; }</text:span></text:p>
      <text:p text:style-name="P36"><text:span text:style-name="T22"><text:s text:c="2"/>}</text:span></text:p>
      <text:p text:style-name="P36"><text:span text:style-name="T22"><text:s text:c="2"/>Serial.println("Modus: " + val);</text:span></text:p>
      <text:p text:style-name="P36"><text:span text:style-name="T22"><text:s text:c="2"/>server.send(200, "text/plain", "OK");</text:span></text:p>
      <text:p text:style-name="P36"><text:span text:style-name="T22">}</text:span></text:p>
      <text:p text:style-name="P36"><text:span text:style-name="T22"/></text:p>
      <text:p text:style-name="P36"><text:span text:style-name="T22">/****** /setHands <text:s/>← NEU ******/</text:span></text:p>
      <text:p text:style-name="P36"><text:span text:style-name="T22">void handleSetHands() {</text:span></text:p>
      <text:p text:style-name="P36"><text:span text:style-name="T22"><text:s text:c="2"/>int n = server.arg("n").toInt();</text:span></text:p>
      <text:p text:style-name="P36"><text:span text:style-name="T22"><text:s text:c="2"/>zweiHandModus = (n == 2);</text:span></text:p>
      <text:p text:style-name="P36"><text:span text:style-name="T22"><text:s text:c="2"/>Serial.println("Haende: " + String(n));</text:span></text:p>
      <text:p text:style-name="P36"><text:span text:style-name="T22"><text:s text:c="2"/>server.send(200, "text/plain", "OK");</text:span></text:p>
      <text:p text:style-name="P36"><text:span text:style-name="T22">}</text:span></text:p>
      <text:p text:style-name="P36"><text:span text:style-name="T22"/></text:p>
      <text:p text:style-name="P36"><text:span text:style-name="T22">/****** /status <text:s/>← NEU (für Python) ******/</text:span></text:p>
      <text:p text:style-name="P36"><text:span text:style-name="T22">void handleStatus() {</text:span></text:p>
      <text:p text:style-name="P36"><text:span text:style-name="T22"><text:s text:c="2"/>String modeStr = "manual";</text:span></text:p>
      <text:p text:style-name="P36"><text:span text:style-name="T22"><text:s text:c="2"/>if <text:s text:c="5"/>(aktuellerModus == MODE_FLEX) <text:s text:c="2"/>modeStr = "flex";</text:span></text:p>
      <text:p text:style-name="P36"><text:span text:style-name="T22"><text:s text:c="2"/>else if (aktuellerModus == MODE_CAMERA) modeStr = "camera";</text:span></text:p>
      <text:p text:style-name="P36"><text:span text:style-name="T22"><text:s text:c="2"/>String json = "{\"mode\":\"" + modeStr + "\",\"hands\":" + String(zweiHandModus ? 2 : 1) + "}";</text:span></text:p>
      <text:p text:style-name="P36"><text:span text:style-name="T22"><text:s text:c="2"/>server.send(200, "application/json", json);</text:span></text:p>
      <text:p text:style-name="P36"><text:span text:style-name="T22">}</text:span></text:p>
      <text:p text:style-name="P36"><text:span text:style-name="T22"/></text:p>
      <text:p text:style-name="P36"><text:span text:style-name="T22">/****** /setServo ******/</text:span></text:p>
      <text:p text:style-name="P36"><text:span text:style-name="T22">void handleSetServo() {</text:span></text:p>
      <text:p text:style-name="P36"><text:span text:style-name="T22"><text:s text:c="2"/>if (aktuellerModus != MODE_MANUAL) { server.send(200, "text/plain", "OK"); return; }</text:span></text:p>
      <text:p text:style-name="P36"><text:span text:style-name="T22"><text:s text:c="2"/>int id <text:s/>= server.arg("id").toInt();</text:span></text:p>
      <text:p text:style-name="P36"><text:span text:style-name="T22"><text:s text:c="2"/>int val = server.arg("val").toInt();</text:span></text:p>
      <text:p text:style-name="P36"><text:span text:style-name="T22"><text:s text:c="2"/>setServoById(id, val);</text:span></text:p>
      <text:p text:style-name="P36"><text:span text:style-name="T22"><text:s text:c="2"/>server.send(200, "text/plain", "OK");</text:span></text:p>
      <text:p text:style-name="P36"><text:span text:style-name="T22">}</text:span></text:p>
      <text:p text:style-name="P36"><text:span text:style-name="T22"/></text:p>
      <text:p text:style-name="P36"><text:span text:style-name="T22">/****** /setPose ******/</text:span></text:p>
      <text:p text:style-name="P36"><text:span text:style-name="T22">void handleSetPose() {</text:span></text:p>
      <text:p text:style-name="P36"><text:span text:style-name="T22"><text:s text:c="2"/>String type = server.arg("type");</text:span></text:p>
      <text:p text:style-name="P36"><text:span text:style-name="T22"/></text:p>
      <text:p text:style-name="P36"><text:span text:style-name="T22"><text:s text:c="2"/>if (type == "save") {</text:span></text:p>
      <text:p text:style-name="P36"><text:span text:style-name="T22"><text:s text:c="4"/>for (int i = 0; i &lt; 5; i++) {</text:span></text:p>
      <text:p text:style-name="P36"><text:span text:style-name="T22"><text:s text:c="6"/>gespeichertePose[i] <text:s/>= aktuelleWerte[i];</text:span></text:p>
      <text:p text:style-name="P36"><text:span text:style-name="T22"><text:s text:c="6"/>gespeichertePose2[i] = aktuelleWerte2[i];</text:span></text:p>
      <text:p text:style-name="P36"><text:span text:style-name="T22"><text:s text:c="4"/>}</text:span></text:p>
      <text:p text:style-name="P36"><text:span text:style-name="T22"><text:s text:c="4"/>Serial.println("Pose gespeichert!");</text:span></text:p>
      <text:p text:style-name="P36"><text:span text:style-name="T22"><text:s text:c="2"/>}</text:span></text:p>
      <text:p text:style-name="P36"><text:span text:style-name="T22"><text:s text:c="2"/>else if (aktuellerModus == MODE_MANUAL) {</text:span></text:p>
      <text:p text:style-name="P36"><text:span text:style-name="T22"><text:s text:c="4"/>if (type == "peace") {</text:span></text:p>
      <text:p text:style-name="P36"><text:span text:style-name="T22"><text:s text:c="6"/>int p[] = {120, 60, 80, 115, 140};</text:span></text:p>
      <text:p text:style-name="P36"><text:span text:style-name="T22"><text:s text:c="6"/>for (int i = 0; i &lt; 5; i++) { aktuelleWerte[i] = p[i]; Servo_Angle(servoPins[i], p[i]); }</text:span></text:p>
      <text:p text:style-name="P36"><text:span text:style-name="T22"><text:s text:c="6"/>if (zweiHandModus) {</text:span></text:p>
      <text:p text:style-name="P36"><text:span text:style-name="T22"><text:s text:c="8"/>for (int i = 0; i &lt; 5; i++) { aktuelleWerte2[i] = p[i]; Servo_Angle(servoPins2[i], p[i]); }</text:span></text:p>
      <text:p text:style-name="P36"><text:span text:style-name="T22"><text:s text:c="6"/>}</text:span></text:p>
      <text:p text:style-name="P36"><text:span text:style-name="T22"><text:s text:c="4"/>}</text:span></text:p>
      <text:p text:style-name="P36"><text:span text:style-name="T22"><text:s text:c="4"/>else if (type == "fist") {</text:span></text:p>
      <text:p text:style-name="P36"><text:span text:style-name="T22"><text:s text:c="6"/>int p[] = {120, 120, 120, 70, 70};</text:span></text:p>
      <text:p text:style-name="P36"><text:span text:style-name="T22"><text:s text:c="6"/>for (int i = 0; i &lt; 5; i++) { aktuelleWerte[i] = p[i]; Servo_Angle(servoPins[i], p[i]); }</text:span></text:p>
      <text:p text:style-name="P36"><text:span text:style-name="T22"><text:s text:c="6"/>if (zweiHandModus) {</text:span></text:p>
      <text:p text:style-name="P36"><text:span text:style-name="T22"><text:s text:c="8"/>for (int i = 0; i &lt; 5; i++) { aktuelleWerte2[i] = p[i]; Servo_Angle(servoPins2[i], p[i]); }</text:span></text:p>
      <text:p text:style-name="P36"><text:span text:style-name="T22"><text:s text:c="6"/>}</text:span></text:p>
      <text:p text:style-name="P36"><text:soft-page-break/><text:span text:style-name="T22"><text:s text:c="4"/>}</text:span></text:p>
      <text:p text:style-name="P36"><text:span text:style-name="T22"><text:s text:c="4"/>else if (type == "load") {</text:span></text:p>
      <text:p text:style-name="P36"><text:span text:style-name="T22"><text:s text:c="6"/>for (int i = 0; i &lt; 5; i++) {</text:span></text:p>
      <text:p text:style-name="P36"><text:span text:style-name="T22"><text:s text:c="8"/>aktuelleWerte[i] = gespeichertePose[i];</text:span></text:p>
      <text:p text:style-name="P36"><text:span text:style-name="T22"><text:s text:c="8"/>Servo_Angle(servoPins[i], aktuelleWerte[i]);</text:span></text:p>
      <text:p text:style-name="P36"><text:span text:style-name="T22"><text:s text:c="6"/>}</text:span></text:p>
      <text:p text:style-name="P36"><text:span text:style-name="T22"><text:s text:c="6"/>if (zweiHandModus) {</text:span></text:p>
      <text:p text:style-name="P36"><text:span text:style-name="T22"><text:s text:c="8"/>for (int i = 0; i &lt; 5; i++) {</text:span></text:p>
      <text:p text:style-name="P36"><text:span text:style-name="T22"><text:s text:c="10"/>aktuelleWerte2[i] = gespeichertePose2[i];</text:span></text:p>
      <text:p text:style-name="P36"><text:span text:style-name="T22"><text:s text:c="10"/>Servo_Angle(servoPins2[i], aktuelleWerte2[i]);</text:span></text:p>
      <text:p text:style-name="P36"><text:span text:style-name="T22"><text:s text:c="8"/>}</text:span></text:p>
      <text:p text:style-name="P36"><text:span text:style-name="T22"><text:s text:c="6"/>}</text:span></text:p>
      <text:p text:style-name="P36"><text:span text:style-name="T22"><text:s text:c="4"/>}</text:span></text:p>
      <text:p text:style-name="P36"><text:span text:style-name="T22"><text:s text:c="2"/>}</text:span></text:p>
      <text:p text:style-name="P36"><text:span text:style-name="T22"><text:s text:c="2"/>server.send(200, "text/plain", "OK");</text:span></text:p>
      <text:p text:style-name="P36"><text:span text:style-name="T22">}</text:span></text:p>
      <text:p text:style-name="P36"><text:span text:style-name="T22"/></text:p>
      <text:p text:style-name="P36"><text:span text:style-name="T22">/****** Flex-Sensor lesen ******/</text:span></text:p>
      <text:p text:style-name="P36"><text:span text:style-name="T22">void leseFlex() {</text:span></text:p>
      <text:p text:style-name="P36"><text:span text:style-name="T22"><text:s text:c="2"/>for (int i = 0; i &lt; 5; i++) {</text:span></text:p>
      <text:p text:style-name="P36"><text:span text:style-name="T22"><text:s text:c="4"/>roheWerte[i] <text:s text:c="3"/>= analogRead(flexPins[i]);</text:span></text:p>
      <text:p text:style-name="P36"><text:span text:style-name="T22"><text:s text:c="4"/>saubereWerte[i] = flexFilters[i]-&gt;in(roheWerte[i]);</text:span></text:p>
      <text:p text:style-name="P36"><text:span text:style-name="T22"><text:s text:c="2"/>}</text:span></text:p>
      <text:p text:style-name="P36"><text:span text:style-name="T22">}</text:span></text:p>
      <text:p text:style-name="P36"><text:span text:style-name="T22"/></text:p>
      <text:p text:style-name="P36"><text:span text:style-name="T22">/****** Debug-Ausgabe ******/</text:span></text:p>
      <text:p text:style-name="P36"><text:span text:style-name="T22">void debugAusgabe() {</text:span></text:p>
      <text:p text:style-name="P36"><text:span text:style-name="T22"><text:s text:c="2"/>if (millis() - letzteDebug &lt; DEBUG_INTERVALL) return;</text:span></text:p>
      <text:p text:style-name="P36"><text:span text:style-name="T22"><text:s text:c="2"/>letzteDebug = millis();</text:span></text:p>
      <text:p text:style-name="P36"><text:span text:style-name="T22"/></text:p>
      <text:p text:style-name="P36"><text:span text:style-name="T22"><text:s text:c="2"/>String k[] = {"DAU","ZEI","MIT","RIN","KLE"};</text:span></text:p>
      <text:p text:style-name="P36"><text:span text:style-name="T22"><text:s text:c="2"/>Serial.println("=== Flex-Sensor (Diff-Modus) ===");</text:span></text:p>
      <text:p text:style-name="P36"><text:span text:style-name="T22"><text:s text:c="2"/>for (int i = 0; i &lt; 5; i++) {</text:span></text:p>
      <text:p text:style-name="P36"><text:span text:style-name="T22"><text:s text:c="4"/>Serial.print("["); Serial.print(k[i]); Serial.print("] ");</text:span></text:p>
      <text:p text:style-name="P36"><text:span text:style-name="T22"><text:s text:c="4"/>Serial.print("Roh: "); <text:s text:c="6"/>Serial.print(roheWerte[i]);</text:span></text:p>
      <text:p text:style-name="P36"><text:span text:style-name="T22"><text:s text:c="4"/>Serial.print(" <text:s/>Gefiltert: ");Serial.print(saubereWerte[i]);</text:span></text:p>
      <text:p text:style-name="P36"><text:span text:style-name="T22"><text:s text:c="4"/>Serial.print(" <text:s/>Diff: "); <text:s text:c="3"/>Serial.print(wertDiff[i]);</text:span></text:p>
      <text:p text:style-name="P36"><text:span text:style-name="T22"><text:s text:c="4"/>Serial.print(" <text:s/>Servo: "); <text:s text:c="2"/>Serial.println(aktuelleWerte[i]);</text:span></text:p>
      <text:p text:style-name="P36"><text:span text:style-name="T22"><text:s text:c="2"/>}</text:span></text:p>
      <text:p text:style-name="P36"><text:span text:style-name="T22"><text:s text:c="2"/>Serial.println("--------------------------------");</text:span></text:p>
      <text:p text:style-name="P36"><text:span text:style-name="T22">}</text:span></text:p>
      <text:p text:style-name="P36"><text:span text:style-name="T22"/></text:p>
      <text:p text:style-name="P36"><text:span text:style-name="T22">void setup() {</text:span></text:p>
      <text:p text:style-name="P36"><text:span text:style-name="T22"><text:s text:c="2"/>Serial.begin(115200);</text:span></text:p>
      <text:p text:style-name="P36"><text:span text:style-name="T22"><text:s text:c="2"/>PCA9685_Setup();</text:span></text:p>
      <text:p text:style-name="P36"><text:span text:style-name="T22"/></text:p>
      <text:p text:style-name="P36"><text:span text:style-name="T22"><text:s text:c="2"/>for (int i = 0; i &lt; 5; i++) pinMode(flexPins[i], INPUT);</text:span></text:p>
      <text:p text:style-name="P36"><text:span text:style-name="T22"/></text:p>
      <text:p text:style-name="P36"><text:span text:style-name="T22"><text:s text:c="2"/>WiFi.begin(ssid, password);</text:span></text:p>
      <text:p text:style-name="P36"><text:span text:style-name="T22"><text:s text:c="2"/>while (WiFi.status() != WL_CONNECTED) {</text:span></text:p>
      <text:p text:style-name="P36"><text:span text:style-name="T22"><text:s text:c="4"/>delay(500); Serial.print(".");</text:span></text:p>
      <text:p text:style-name="P36"><text:span text:style-name="T22"><text:s text:c="4"/>zeit++;</text:span></text:p>
      <text:p text:style-name="P36"><text:span text:style-name="T22"><text:s text:c="4"/>if <text:s text:c="5"/>(zeit == 30) Serial.print("Ich habe nicht ewig Zeit &gt;:(");</text:span></text:p>
      <text:p text:style-name="P36"><text:span text:style-name="T22"><text:s text:c="4"/>else if (zeit == 70) Serial.print("Wird's mal!?");</text:span></text:p>
      <text:p text:style-name="P36"><text:span text:style-name="T22"><text:s text:c="2"/>}</text:span></text:p>
      <text:p text:style-name="P36"><text:span text:style-name="T22"><text:s text:c="2"/>Serial.println("\nVerbunden! IP: " + WiFi.localIP().toString());</text:span></text:p>
      <text:p text:style-name="P36"><text:span text:style-name="T22"/></text:p>
      <text:p text:style-name="P36"><text:span text:style-name="T22"><text:s text:c="2"/>server.on("/", <text:s text:c="7"/>handleRoot);</text:span></text:p>
      <text:p text:style-name="P36"><text:span text:style-name="T22"><text:s text:c="2"/>server.on("/setMode", handleSetMode);</text:span></text:p>
      <text:p text:style-name="P36"><text:span text:style-name="T22"><text:s text:c="2"/>server.on("/setHands",handleSetHands); <text:s text:c="2"/>// NEU</text:span></text:p>
      <text:p text:style-name="P36"><text:span text:style-name="T22"><text:s text:c="2"/>server.on("/status", <text:s/>handleStatus); <text:s text:c="4"/>// NEU</text:span></text:p>
      <text:p text:style-name="P36"><text:span text:style-name="T22"><text:s text:c="2"/>server.on("/setServo",handleSetServo);</text:span></text:p>
      <text:p text:style-name="P36"><text:span text:style-name="T22"><text:s text:c="2"/>server.on("/setPose", handleSetPose);</text:span></text:p>
      <text:p text:style-name="P36"><text:span text:style-name="T22"><text:s text:c="2"/>server.begin();</text:span></text:p>
      <text:p text:style-name="P36"><text:span text:style-name="T22">}</text:span></text:p>
      <text:p text:style-name="P36"><text:span text:style-name="T22"/></text:p>
      <text:p text:style-name="P36"><text:span text:style-name="T22">void loop() {</text:span></text:p>
      <text:p text:style-name="P36"><text:span text:style-name="T22"><text:s text:c="2"/>server.handleClient();</text:span></text:p>
      <text:p text:style-name="P36"><text:span text:style-name="T22"/></text:p>
      <text:p text:style-name="P36"><text:soft-page-break/><text:span text:style-name="T22"><text:s text:c="2"/>// =====================</text:span></text:p>
      <text:p text:style-name="P36"><text:span text:style-name="T22"><text:s text:c="2"/>// 1. FLEX-SENSOR LOGIK (nur Hand 1)</text:span></text:p>
      <text:p text:style-name="P36"><text:span text:style-name="T22"><text:s text:c="2"/>// =====================</text:span></text:p>
      <text:p text:style-name="P36"><text:span text:style-name="T22"><text:s text:c="2"/>if (aktuellerModus == MODE_FLEX) {</text:span></text:p>
      <text:p text:style-name="P36"><text:span text:style-name="T22"><text:s text:c="4"/>if (millis() - letzteMessung &gt;= MESS_INTERVALL) {</text:span></text:p>
      <text:p text:style-name="P36"><text:span text:style-name="T22"><text:s text:c="6"/>letzteMessung = millis();</text:span></text:p>
      <text:p text:style-name="P36"><text:span text:style-name="T22"><text:s text:c="6"/>leseFlex();</text:span></text:p>
      <text:p text:style-name="P36"><text:span text:style-name="T22"/></text:p>
      <text:p text:style-name="P36"><text:span text:style-name="T22"><text:s text:c="6"/>for (int i = 0; i &lt; 5; i++) {</text:span></text:p>
      <text:p text:style-name="P36"><text:span text:style-name="T22"><text:s text:c="8"/>int diff <text:s text:c="3"/>= saubereWerte[i] - lastWerte[i];</text:span></text:p>
      <text:p text:style-name="P36"><text:span text:style-name="T22"><text:s text:c="8"/>lastWerte[i] = saubereWerte[i];</text:span></text:p>
      <text:p text:style-name="P36"><text:span text:style-name="T22"/></text:p>
      <text:p text:style-name="P36"><text:span text:style-name="T22"><text:s text:c="8"/>wertDiff[i] = constrain(wertDiff[i] + diff, diffMin[i], diffMax[i]);</text:span></text:p>
      <text:p text:style-name="P36"><text:span text:style-name="T22"><text:s text:c="8"/>int servoZiel = map(wertDiff[i], diffMin[i], diffMax[i], servoLow[i], servoHigh[i]);</text:span></text:p>
      <text:p text:style-name="P36"><text:span text:style-name="T22"/></text:p>
      <text:p text:style-name="P36"><text:span text:style-name="T22"><text:s text:c="8"/>aktuelleWerte[i] = servoZiel;</text:span></text:p>
      <text:p text:style-name="P36"><text:span text:style-name="T22"><text:s text:c="8"/>Servo_Angle(servoPins[i], servoZiel);</text:span></text:p>
      <text:p text:style-name="P36"><text:span text:style-name="T22"><text:s text:c="6"/>}</text:span></text:p>
      <text:p text:style-name="P36"><text:span text:style-name="T22"><text:s text:c="6"/>debugAusgabe();</text:span></text:p>
      <text:p text:style-name="P36"><text:span text:style-name="T22"><text:s text:c="4"/>}</text:span></text:p>
      <text:p text:style-name="P36"><text:span text:style-name="T22"><text:s text:c="2"/>}</text:span></text:p>
      <text:p text:style-name="P36"><text:span text:style-name="T22"/></text:p>
      <text:p text:style-name="P36"><text:span text:style-name="T22"><text:s text:c="2"/>// =====================</text:span></text:p>
      <text:p text:style-name="P36"><text:span text:style-name="T22"><text:s text:c="2"/>// 2. KAMERA MODUS LOGIK</text:span></text:p>
      <text:p text:style-name="P36"><text:span text:style-name="T22"><text:s text:c="2"/>// <text:s text:c="3"/>1 Hand: <text:s text:c="2"/>5 Werte <text:s/>→ <text:s/>"v0,v1,v2,v3,v4\n"</text:span></text:p>
      <text:p text:style-name="P36"><text:span text:style-name="T22"><text:s text:c="2"/>// <text:s text:c="3"/>2 Hände: 10 Werte <text:s/>→ <text:s/>"v0,...,v4,v5,...,v9\n"</text:span></text:p>
      <text:p text:style-name="P36"><text:span text:style-name="T22"><text:s text:c="2"/>// =====================</text:span></text:p>
      <text:p text:style-name="P36"><text:span text:style-name="T22"><text:s text:c="2"/>else if (aktuellerModus == MODE_CAMERA) {</text:span></text:p>
      <text:p text:style-name="P36"><text:span text:style-name="T22"><text:s text:c="4"/>if (Serial.available() &gt; 0) {</text:span></text:p>
      <text:p text:style-name="P36"><text:span text:style-name="T22"><text:s text:c="6"/>String data = Serial.readStringUntil('\n');</text:span></text:p>
      <text:p text:style-name="P36"><text:span text:style-name="T22"><text:s text:c="6"/>data.trim();</text:span></text:p>
      <text:p text:style-name="P36"><text:span text:style-name="T22"/></text:p>
      <text:p text:style-name="P36"><text:span text:style-name="T22"><text:s text:c="6"/>// Kommas zählen → entscheidet ob 1 oder 2 Hände</text:span></text:p>
      <text:p text:style-name="P36"><text:span text:style-name="T22"><text:s text:c="6"/>int commaCount = 0;</text:span></text:p>
      <text:p text:style-name="P36"><text:span text:style-name="T22"><text:s text:c="6"/>for (int i = 0; i &lt; (int)data.length(); i++) {</text:span></text:p>
      <text:p text:style-name="P36"><text:span text:style-name="T22"><text:s text:c="8"/>if (data[i] == ',') commaCount++;</text:span></text:p>
      <text:p text:style-name="P36"><text:span text:style-name="T22"><text:s text:c="6"/>}</text:span></text:p>
      <text:p text:style-name="P36"><text:span text:style-name="T22"/></text:p>
      <text:p text:style-name="P36"><text:span text:style-name="T22"><text:s text:c="6"/>// --- 1 Hand (4 Kommas, 5 Werte) ---</text:span></text:p>
      <text:p text:style-name="P36"><text:span text:style-name="T22"><text:s text:c="6"/>if (commaCount == 4) {</text:span></text:p>
      <text:p text:style-name="P36"><text:span text:style-name="T22"><text:s text:c="8"/>int c[4];</text:span></text:p>
      <text:p text:style-name="P36"><text:span text:style-name="T22"><text:s text:c="8"/>c[0] = data.indexOf(',');</text:span></text:p>
      <text:p text:style-name="P36"><text:span text:style-name="T22"><text:s text:c="8"/>c[1] = data.indexOf(',', c[0]+1);</text:span></text:p>
      <text:p text:style-name="P36"><text:span text:style-name="T22"><text:s text:c="8"/>c[2] = data.indexOf(',', c[1]+1);</text:span></text:p>
      <text:p text:style-name="P36"><text:span text:style-name="T22"><text:s text:c="8"/>c[3] = data.indexOf(',', c[2]+1);</text:span></text:p>
      <text:p text:style-name="P36"><text:span text:style-name="T22"/></text:p>
      <text:p text:style-name="P36"><text:span text:style-name="T22"><text:s text:c="8"/>if (c[0] &gt; 0) {</text:span></text:p>
      <text:p text:style-name="P36"><text:span text:style-name="T22"><text:s text:c="10"/>int v[5];</text:span></text:p>
      <text:p text:style-name="P36"><text:span text:style-name="T22"><text:s text:c="10"/>v[0] = data.substring(0, <text:s text:c="7"/>c[0]).toInt();</text:span></text:p>
      <text:p text:style-name="P36"><text:span text:style-name="T22"><text:s text:c="10"/>v[1] = data.substring(c[0]+1, <text:s text:c="2"/>c[1]).toInt();</text:span></text:p>
      <text:p text:style-name="P36"><text:span text:style-name="T22"><text:s text:c="10"/>v[2] = data.substring(c[1]+1, <text:s text:c="2"/>c[2]).toInt();</text:span></text:p>
      <text:p text:style-name="P36"><text:span text:style-name="T22"><text:s text:c="10"/>v[3] = data.substring(c[2]+1, <text:s text:c="2"/>c[3]).toInt();</text:span></text:p>
      <text:p text:style-name="P36"><text:span text:style-name="T22"><text:s text:c="10"/>v[4] = data.substring(c[3]+1 <text:s text:c="6"/>).toInt();</text:span></text:p>
      <text:p text:style-name="P36"><text:span text:style-name="T22"/></text:p>
      <text:p text:style-name="P36"><text:span text:style-name="T22"><text:s text:c="10"/>v[0] = map(v[0], 0,180, 120, <text:s/>80);</text:span></text:p>
      <text:p text:style-name="P36"><text:span text:style-name="T22"><text:s text:c="10"/>v[1] = map(v[1], 0,180, 120, <text:s/>60);</text:span></text:p>
      <text:p text:style-name="P36"><text:span text:style-name="T22"><text:s text:c="10"/>v[2] = map(v[2], 0,180, 120, <text:s/>80);</text:span></text:p>
      <text:p text:style-name="P36"><text:span text:style-name="T22"><text:s text:c="10"/>v[3] = map(v[3], 0,180, <text:s/>70, 115);</text:span></text:p>
      <text:p text:style-name="P36"><text:span text:style-name="T22"><text:s text:c="10"/>v[4] = map(v[4], 0,180, <text:s/>70, 140);</text:span></text:p>
      <text:p text:style-name="P36"><text:span text:style-name="T22"/></text:p>
      <text:p text:style-name="P36"><text:span text:style-name="T22"><text:s text:c="10"/>for (int i = 0; i &lt; 5; i++) {</text:span></text:p>
      <text:p text:style-name="P36"><text:span text:style-name="T22"><text:s text:c="12"/>aktuelleWerte[i] = v[i];</text:span></text:p>
      <text:p text:style-name="P36"><text:span text:style-name="T22"><text:s text:c="12"/>Servo_Angle(servoPins[i], v[i]);</text:span></text:p>
      <text:p text:style-name="P36"><text:span text:style-name="T22"><text:s text:c="10"/>}</text:span></text:p>
      <text:p text:style-name="P36"><text:span text:style-name="T22"><text:s text:c="8"/>}</text:span></text:p>
      <text:p text:style-name="P36"><text:span text:style-name="T22"><text:s text:c="6"/>}</text:span></text:p>
      <text:p text:style-name="P36"><text:span text:style-name="T22"/></text:p>
      <text:p text:style-name="P36"><text:span text:style-name="T22"><text:s text:c="6"/>// --- 2 Hände (9 Kommas, 10 Werte) ---</text:span></text:p>
      <text:p text:style-name="P36"><text:span text:style-name="T22"><text:s text:c="6"/>else if (commaCount == 9 &amp;&amp; zweiHandModus) {</text:span></text:p>
      <text:p text:style-name="P36"><text:soft-page-break/><text:span text:style-name="T22"><text:s text:c="8"/>int c[9];</text:span></text:p>
      <text:p text:style-name="P36"><text:span text:style-name="T22"><text:s text:c="8"/>c[0] = data.indexOf(',');</text:span></text:p>
      <text:p text:style-name="P36"><text:span text:style-name="T22"><text:s text:c="8"/>for (int i = 1; i &lt; 9; i++) c[i] = data.indexOf(',', c[i-1]+1);</text:span></text:p>
      <text:p text:style-name="P36"><text:span text:style-name="T22"/></text:p>
      <text:p text:style-name="P36"><text:span text:style-name="T22"><text:s text:c="8"/>if (c[0] &gt; 0 &amp;&amp; c[8] &gt; 0) {</text:span></text:p>
      <text:p text:style-name="P36"><text:span text:style-name="T22"><text:s text:c="10"/>int v[10];</text:span></text:p>
      <text:p text:style-name="P36"><text:span text:style-name="T22"><text:s text:c="10"/>v[0] = data.substring(0, <text:s text:c="7"/>c[0]).toInt();</text:span></text:p>
      <text:p text:style-name="P36"><text:span text:style-name="T22"><text:s text:c="10"/>for (int i = 1; i &lt; 9; i++)</text:span></text:p>
      <text:p text:style-name="P36"><text:span text:style-name="T22"><text:s text:c="12"/>v[i] = data.substring(c[i-1]+1, c[i]).toInt();</text:span></text:p>
      <text:p text:style-name="P36"><text:span text:style-name="T22"><text:s text:c="10"/>v[9] = data.substring(c[8]+1).toInt();</text:span></text:p>
      <text:p text:style-name="P36"><text:span text:style-name="T22"/></text:p>
      <text:p text:style-name="P36"><text:span text:style-name="T22"><text:s text:c="10"/>// Hand 1 mappen</text:span></text:p>
      <text:p text:style-name="P36"><text:span text:style-name="T22"><text:s text:c="10"/>int h1[5];</text:span></text:p>
      <text:p text:style-name="P36"><text:span text:style-name="T22"><text:s text:c="10"/>h1[0] = map(v[0], 0,180, 120, <text:s/>80);</text:span></text:p>
      <text:p text:style-name="P36"><text:span text:style-name="T22"><text:s text:c="10"/>h1[1] = map(v[1], 0,180, 120, <text:s/>60);</text:span></text:p>
      <text:p text:style-name="P36"><text:span text:style-name="T22"><text:s text:c="10"/>h1[2] = map(v[2], 0,180, 120, <text:s/>80);</text:span></text:p>
      <text:p text:style-name="P36"><text:span text:style-name="T22"><text:s text:c="10"/>h1[3] = map(v[3], 0,180, <text:s/>70, 115);</text:span></text:p>
      <text:p text:style-name="P36"><text:span text:style-name="T22"><text:s text:c="10"/>h1[4] = map(v[4], 0,180, <text:s/>70, 140);</text:span></text:p>
      <text:p text:style-name="P36"><text:span text:style-name="T22"/></text:p>
      <text:p text:style-name="P36"><text:span text:style-name="T22"><text:s text:c="10"/>// Hand 2 mappen (gleiche Range – bei Bedarf anpassen)</text:span></text:p>
      <text:p text:style-name="P36"><text:span text:style-name="T22"><text:s text:c="10"/>int h2[5];</text:span></text:p>
      <text:p text:style-name="P36"><text:span text:style-name="T22"><text:s text:c="10"/>h2[0] = map(v[5], 0,180, 120, <text:s/>80);</text:span></text:p>
      <text:p text:style-name="P36"><text:span text:style-name="T22"><text:s text:c="10"/>h2[1] = map(v[6], 0,180, 120, <text:s/>60);</text:span></text:p>
      <text:p text:style-name="P36"><text:span text:style-name="T22"><text:s text:c="10"/>h2[2] = map(v[7], 0,180, 120, <text:s/>80);</text:span></text:p>
      <text:p text:style-name="P36"><text:span text:style-name="T22"><text:s text:c="10"/>h2[3] = map(v[8], 0,180, <text:s/>70, 115);</text:span></text:p>
      <text:p text:style-name="P36"><text:span text:style-name="T22"><text:s text:c="10"/>h2[4] = map(v[9], 0,180, <text:s/>70, 140);</text:span></text:p>
      <text:p text:style-name="P36"><text:span text:style-name="T22"/></text:p>
      <text:p text:style-name="P36"><text:span text:style-name="T22"><text:s text:c="10"/>for (int i = 0; i &lt; 5; i++) {</text:span></text:p>
      <text:p text:style-name="P36"><text:span text:style-name="T22"><text:s text:c="12"/>aktuelleWerte[i] <text:s/>= h1[i]; Servo_Angle(servoPins[i], <text:s/>h1[i]);</text:span></text:p>
      <text:p text:style-name="P36"><text:span text:style-name="T22"><text:s text:c="12"/>aktuelleWerte2[i] = h2[i]; Servo_Angle(servoPins2[i], h2[i]);</text:span></text:p>
      <text:p text:style-name="P36"><text:span text:style-name="T22"><text:s text:c="10"/>}</text:span></text:p>
      <text:p text:style-name="P36"><text:span text:style-name="T22"><text:s text:c="8"/>}</text:span></text:p>
      <text:p text:style-name="P36"><text:span text:style-name="T22"><text:s text:c="6"/>}</text:span></text:p>
      <text:p text:style-name="P36"><text:span text:style-name="T22"><text:s text:c="4"/>}</text:span></text:p>
      <text:p text:style-name="P36"><text:span text:style-name="T22"><text:s text:c="2"/>}</text:span></text:p>
      <text:p text:style-name="P36"><text:span text:style-name="T22">}</text:span></text:p>
      <text:p text:style-name="P36"><text:span text:style-name="T22"/></text:p>
      <text:p text:style-name="P36"><text:span text:style-name="T22"/></text:p>
      <text:p text:style-name="P36"><text:span text:style-name="T22">import cv2</text:span></text:p>
      <text:p text:style-name="P36"><text:span text:style-name="T22">import mediapipe as mp</text:span></text:p>
      <text:p text:style-name="P36"><text:span text:style-name="T22">import serial</text:span></text:p>
      <text:p text:style-name="P36"><text:span text:style-name="T22">import time</text:span></text:p>
      <text:p text:style-name="P36"><text:span text:style-name="T22">import requests <text:s text:c="2"/># pip install requests</text:span></text:p>
      <text:p text:style-name="P36"><text:span text:style-name="T22"/></text:p>
      <text:p text:style-name="P36"><text:span text:style-name="T22"># ─────────────────────────────────────────────────────────────</text:span></text:p>
      <text:p text:style-name="P36"><text:span text:style-name="T22"># 1. KONFIGURATION</text:span></text:p>
      <text:p text:style-name="P36"><text:span text:style-name="T22"># ─────────────────────────────────────────────────────────────</text:span></text:p>
      <text:p text:style-name="P36"><text:span text:style-name="T22">SERIAL_PORT <text:s/>= '/dev/ttyUSB0'</text:span></text:p>
      <text:p text:style-name="P36"><text:span text:style-name="T22">BAUD_RATE <text:s text:c="3"/>= 115200</text:span></text:p>
      <text:p text:style-name="P36"><text:span text:style-name="T22">ESP32_IP <text:s text:c="4"/>= '192.168.x.x' <text:s text:c="5"/># ← IP aus dem Serial-Monitor eintragen</text:span></text:p>
      <text:p text:style-name="P36"><text:span text:style-name="T22">SEND_DELAY <text:s text:c="2"/>= 0.05 <text:s text:c="14"/># Alle 50 ms senden (20 Hz)</text:span></text:p>
      <text:p text:style-name="P36"><text:span text:style-name="T22">STATUS_DELAY = 2.0 <text:s text:c="15"/># Alle 2 s Status vom ESP32 abfragen</text:span></text:p>
      <text:p text:style-name="P36"><text:span text:style-name="T22"/></text:p>
      <text:p text:style-name="P36"><text:span text:style-name="T22"># Neutrale Winkel (offene Hand), werden gesendet wenn eine Hand fehlt</text:span></text:p>
      <text:p text:style-name="P36"><text:span text:style-name="T22">NEUTRAL = [180, 180, 180, 180, 180]</text:span></text:p>
      <text:p text:style-name="P36"><text:span text:style-name="T22"/></text:p>
      <text:p text:style-name="P36"><text:span text:style-name="T22"># ─────────────────────────────────────────────────────────────</text:span></text:p>
      <text:p text:style-name="P36"><text:span text:style-name="T22"># 2. SERIAL &amp; KAMERA</text:span></text:p>
      <text:p text:style-name="P36"><text:span text:style-name="T22"># ─────────────────────────────────────────────────────────────</text:span></text:p>
      <text:p text:style-name="P36"><text:span text:style-name="T22">esp32 = serial.Serial(SERIAL_PORT, BAUD_RATE)</text:span></text:p>
      <text:p text:style-name="P36"><text:span text:style-name="T22">print("Warte auf ESP32 …")</text:span></text:p>
      <text:p text:style-name="P36"><text:span text:style-name="T22">time.sleep(3)</text:span></text:p>
      <text:p text:style-name="P36"><text:span text:style-name="T22"/></text:p>
      <text:p text:style-name="P36"><text:span text:style-name="T22">cap = cv2.VideoCapture(0)</text:span></text:p>
      <text:p text:style-name="P36"><text:span text:style-name="T22">cap.set(cv2.CAP_PROP_FRAME_WIDTH, <text:s/>640)</text:span></text:p>
      <text:p text:style-name="P36"><text:span text:style-name="T22">cap.set(cv2.CAP_PROP_FRAME_HEIGHT, 480)</text:span></text:p>
      <text:p text:style-name="P36"><text:span text:style-name="T22"/></text:p>
      <text:p text:style-name="P36"><text:span text:style-name="T22"># ─────────────────────────────────────────────────────────────</text:span></text:p>
      <text:p text:style-name="P36"><text:span text:style-name="T22"># 3. MEDIAPIPE <text:s/>– <text:s/>immer max 2 Hände erkennen</text:span></text:p>
      <text:p text:style-name="P36"><text:soft-page-break/><text:span text:style-name="T22"># ─────────────────────────────────────────────────────────────</text:span></text:p>
      <text:p text:style-name="P36"><text:span text:style-name="T22">mp_drawing = mp.solutions.drawing_utils</text:span></text:p>
      <text:p text:style-name="P36"><text:span text:style-name="T22">mp_hands <text:s text:c="2"/>= mp.solutions.hands</text:span></text:p>
      <text:p text:style-name="P36"><text:span text:style-name="T22">hands_obj <text:s/>= mp_hands.Hands(</text:span></text:p>
      <text:p text:style-name="P36"><text:span text:style-name="T22"><text:s text:c="4"/>max_num_hands=2,</text:span></text:p>
      <text:p text:style-name="P36"><text:span text:style-name="T22"><text:s text:c="4"/>min_detection_confidence=0.7,</text:span></text:p>
      <text:p text:style-name="P36"><text:span text:style-name="T22"><text:s text:c="4"/>min_tracking_confidence=0.5</text:span></text:p>
      <text:p text:style-name="P36"><text:span text:style-name="T22">)</text:span></text:p>
      <text:p text:style-name="P36"><text:span text:style-name="T22"/></text:p>
      <text:p text:style-name="P36"><text:span text:style-name="T22"># ─────────────────────────────────────────────────────────────</text:span></text:p>
      <text:p text:style-name="P36"><text:span text:style-name="T22"># 4. ZWEI-HAND-MODUS – wird vom ESP32 synchronisiert</text:span></text:p>
      <text:p text:style-name="P36"><text:span text:style-name="T22"># ─────────────────────────────────────────────────────────────</text:span></text:p>
      <text:p text:style-name="P36"><text:span text:style-name="T22">two_hand_mode = False <text:s/># Startwert; wird durch ESP32-Status überschrieben</text:span></text:p>
      <text:p text:style-name="P36"><text:span text:style-name="T22"/></text:p>
      <text:p text:style-name="P36"><text:span text:style-name="T22">def fetch_esp32_status():</text:span></text:p>
      <text:p text:style-name="P36"><text:span text:style-name="T22"><text:s text:c="4"/>"""Holt aktuellen Modus und Handanzahl vom ESP32."""</text:span></text:p>
      <text:p text:style-name="P36"><text:span text:style-name="T22"><text:s text:c="4"/>try:</text:span></text:p>
      <text:p text:style-name="P36"><text:span text:style-name="T22"><text:s text:c="8"/>r = requests.get(f"http://{ESP32_IP}/status", timeout=0.5)</text:span></text:p>
      <text:p text:style-name="P36"><text:span text:style-name="T22"><text:s text:c="8"/>data = r.json() <text:s text:c="9"/># {"mode": "camera", "hands": 2}</text:span></text:p>
      <text:p text:style-name="P36"><text:span text:style-name="T22"><text:s text:c="8"/>return data.get("hands", 1) == 2</text:span></text:p>
      <text:p text:style-name="P36"><text:span text:style-name="T22"><text:s text:c="4"/>except Exception:</text:span></text:p>
      <text:p text:style-name="P36"><text:span text:style-name="T22"><text:s text:c="8"/>return two_hand_mode <text:s text:c="4"/># Letzten bekannten Wert behalten</text:span></text:p>
      <text:p text:style-name="P36"><text:span text:style-name="T22"/></text:p>
      <text:p text:style-name="P36"><text:span text:style-name="T22"># ─────────────────────────────────────────────────────────────</text:span></text:p>
      <text:p text:style-name="P36"><text:span text:style-name="T22"># 5. FINGERWINKEL BERECHNEN</text:span></text:p>
      <text:p text:style-name="P36"><text:span text:style-name="T22"># ─────────────────────────────────────────────────────────────</text:span></text:p>
      <text:p text:style-name="P36"><text:span text:style-name="T22">FINGER_TIPS <text:s text:c="2"/>= [8, 12, 16, 20]</text:span></text:p>
      <text:p text:style-name="P36"><text:span text:style-name="T22">FINGER_JOINTS = [6, 10, 14, 18]</text:span></text:p>
      <text:p text:style-name="P36"><text:span text:style-name="T22"/></text:p>
      <text:p text:style-name="P36"><text:span text:style-name="T22">def calculate_angles(hand_landmarks, handedness_label: str) -&gt; list:</text:span></text:p>
      <text:p text:style-name="P36"><text:span text:style-name="T22"><text:s text:c="4"/>"""</text:span></text:p>
      <text:p text:style-name="P36"><text:span text:style-name="T22"><text:s text:c="4"/>Gibt 5 Winkel zurück (0 = geschlossen, 180 = offen).</text:span></text:p>
      <text:p text:style-name="P36"><text:span text:style-name="T22"><text:s text:c="4"/>handedness_label: "Right" oder "Left" (aus MediaPipe-Perspektive,</text:span></text:p>
      <text:p text:style-name="P36"><text:span text:style-name="T22"><text:s text:c="4"/>also gespiegelt zur echten Hand wenn Kamera nicht gespiegelt ist).</text:span></text:p>
      <text:p text:style-name="P36"><text:span text:style-name="T22"><text:s text:c="4"/>"""</text:span></text:p>
      <text:p text:style-name="P36"><text:span text:style-name="T22"><text:s text:c="4"/>lm = hand_landmarks.landmark</text:span></text:p>
      <text:p text:style-name="P36"><text:span text:style-name="T22"><text:s text:c="4"/>angles = []</text:span></text:p>
      <text:p text:style-name="P36"><text:span text:style-name="T22"/></text:p>
      <text:p text:style-name="P36"><text:span text:style-name="T22"><text:s text:c="4"/># Daumen: X-Koordinate entscheidet (gespiegelt je nach Hand)</text:span></text:p>
      <text:p text:style-name="P36"><text:span text:style-name="T22"><text:s text:c="4"/>if handedness_label == "Right":</text:span></text:p>
      <text:p text:style-name="P36"><text:span text:style-name="T22"><text:s text:c="8"/>angles.append(180 if lm[4].x &gt; lm[2].x else 0)</text:span></text:p>
      <text:p text:style-name="P36"><text:span text:style-name="T22"><text:s text:c="4"/>else:</text:span></text:p>
      <text:p text:style-name="P36"><text:span text:style-name="T22"><text:s text:c="8"/>angles.append(180 if lm[4].x &lt; lm[2].x else 0)</text:span></text:p>
      <text:p text:style-name="P36"><text:span text:style-name="T22"/></text:p>
      <text:p text:style-name="P36"><text:span text:style-name="T22"><text:s text:c="4"/># Zeige-, Mittel-, Ring-, Kleinfinger: Y-Koordinate</text:span></text:p>
      <text:p text:style-name="P36"><text:span text:style-name="T22"><text:s text:c="4"/>for tip, joint in zip(FINGER_TIPS, FINGER_JOINTS):</text:span></text:p>
      <text:p text:style-name="P36"><text:span text:style-name="T22"><text:s text:c="8"/>angles.append(180 if lm[tip].y &lt; lm[joint].y else 0)</text:span></text:p>
      <text:p text:style-name="P36"><text:span text:style-name="T22"/></text:p>
      <text:p text:style-name="P36"><text:span text:style-name="T22"><text:s text:c="4"/>return angles</text:span></text:p>
      <text:p text:style-name="P36"><text:span text:style-name="T22"/></text:p>
      <text:p text:style-name="P36"><text:span text:style-name="T22"># ─────────────────────────────────────────────────────────────</text:span></text:p>
      <text:p text:style-name="P36"><text:span text:style-name="T22"># 6. HAUPTSCHLEIFE</text:span></text:p>
      <text:p text:style-name="P36"><text:span text:style-name="T22"># ─────────────────────────────────────────────────────────────</text:span></text:p>
      <text:p text:style-name="P36"><text:span text:style-name="T22">last_send_time <text:s text:c="2"/>= 0.0</text:span></text:p>
      <text:p text:style-name="P36"><text:span text:style-name="T22">last_status_time = 0.0</text:span></text:p>
      <text:p text:style-name="P36"><text:span text:style-name="T22"/></text:p>
      <text:p text:style-name="P36"><text:span text:style-name="T22">print(f"Starte Hand-Tracking … (ESP32 IP: {ESP32_IP})")</text:span></text:p>
      <text:p text:style-name="P36"><text:span text:style-name="T22">print("Drücke [Q] zum Beenden.")</text:span></text:p>
      <text:p text:style-name="P36"><text:span text:style-name="T22"/></text:p>
      <text:p text:style-name="P36"><text:span text:style-name="T22">while True:</text:span></text:p>
      <text:p text:style-name="P36"><text:span text:style-name="T22"><text:s text:c="4"/>now = time.time()</text:span></text:p>
      <text:p text:style-name="P36"><text:span text:style-name="T22"/></text:p>
      <text:p text:style-name="P36"><text:span text:style-name="T22"><text:s text:c="4"/># ── Status alle 2 s vom ESP32 holen ──────────────────────</text:span></text:p>
      <text:p text:style-name="P36"><text:span text:style-name="T22"><text:s text:c="4"/>if now - last_status_time &gt; STATUS_DELAY:</text:span></text:p>
      <text:p text:style-name="P36"><text:span text:style-name="T22"><text:s text:c="8"/>two_hand_mode <text:s text:c="3"/>= fetch_esp32_status()</text:span></text:p>
      <text:p text:style-name="P36"><text:span text:style-name="T22"><text:s text:c="8"/>last_status_time = now</text:span></text:p>
      <text:p text:style-name="P36"><text:span text:style-name="T22"><text:s text:c="8"/>print(f"[Status] {'2 Hände' if two_hand_mode else '1 Hand'}")</text:span></text:p>
      <text:p text:style-name="P36"><text:span text:style-name="T22"/></text:p>
      <text:p text:style-name="P36"><text:span text:style-name="T22"><text:s text:c="4"/># ── Frame lesen ───────────────────────────────────────────</text:span></text:p>
      <text:p text:style-name="P36"><text:soft-page-break/><text:span text:style-name="T22"><text:s text:c="4"/>success, frame = cap.read()</text:span></text:p>
      <text:p text:style-name="P36"><text:span text:style-name="T22"><text:s text:c="4"/>if not success:</text:span></text:p>
      <text:p text:style-name="P36"><text:span text:style-name="T22"><text:s text:c="8"/>continue</text:span></text:p>
      <text:p text:style-name="P36"><text:span text:style-name="T22"/></text:p>
      <text:p text:style-name="P36"><text:span text:style-name="T22"><text:s text:c="4"/># Optional: Kamerabild horizontal spiegeln damit es intuitiv wirkt</text:span></text:p>
      <text:p text:style-name="P36"><text:span text:style-name="T22"><text:s text:c="4"/>frame = cv2.flip(frame, 1)</text:span></text:p>
      <text:p text:style-name="P36"><text:span text:style-name="T22"/></text:p>
      <text:p text:style-name="P36"><text:span text:style-name="T22"><text:s text:c="4"/>rgb_frame = cv2.cvtColor(frame, cv2.COLOR_BGR2RGB)</text:span></text:p>
      <text:p text:style-name="P36"><text:span text:style-name="T22"><text:s text:c="4"/>result <text:s text:c="3"/>= hands_obj.process(rgb_frame)</text:span></text:p>
      <text:p text:style-name="P36"><text:span text:style-name="T22"/></text:p>
      <text:p text:style-name="P36"><text:span text:style-name="T22"><text:s text:c="4"/># ── Winkel pro Hand sammeln ───────────────────────────────</text:span></text:p>
      <text:p text:style-name="P36"><text:span text:style-name="T22"><text:s text:c="4"/>right_angles = NEUTRAL.copy() <text:s text:c="2"/># Hand 1 (Rechts)</text:span></text:p>
      <text:p text:style-name="P36"><text:span text:style-name="T22"><text:s text:c="4"/>left_angles <text:s/>= NEUTRAL.copy() <text:s text:c="2"/># Hand 2 (Links)</text:span></text:p>
      <text:p text:style-name="P36"><text:span text:style-name="T22"/></text:p>
      <text:p text:style-name="P36"><text:span text:style-name="T22"><text:s text:c="4"/>if result.multi_hand_landmarks:</text:span></text:p>
      <text:p text:style-name="P36"><text:span text:style-name="T22"><text:s text:c="8"/>for hand_lm, handedness in zip(</text:span></text:p>
      <text:p text:style-name="P36"><text:span text:style-name="T22"><text:s text:c="12"/>result.multi_hand_landmarks,</text:span></text:p>
      <text:p text:style-name="P36"><text:span text:style-name="T22"><text:s text:c="12"/>result.multi_handedness</text:span></text:p>
      <text:p text:style-name="P36"><text:span text:style-name="T22"><text:s text:c="8"/>):</text:span></text:p>
      <text:p text:style-name="P36"><text:span text:style-name="T22"><text:s text:c="12"/>label <text:s/>= handedness.classification[0].label <text:s/># "Left" / "Right"</text:span></text:p>
      <text:p text:style-name="P36"><text:span text:style-name="T22"><text:s text:c="12"/>angles = calculate_angles(hand_lm, label)</text:span></text:p>
      <text:p text:style-name="P36"><text:span text:style-name="T22"/></text:p>
      <text:p text:style-name="P36"><text:span text:style-name="T22"><text:s text:c="12"/># Skelett zeichnen</text:span></text:p>
      <text:p text:style-name="P36"><text:span text:style-name="T22"><text:s text:c="12"/>mp_drawing.draw_landmarks(frame, hand_lm, mp_hands.HAND_CONNECTIONS)</text:span></text:p>
      <text:p text:style-name="P36"><text:span text:style-name="T22"/></text:p>
      <text:p text:style-name="P36"><text:span text:style-name="T22"><text:s text:c="12"/># Label ins Bild schreiben</text:span></text:p>
      <text:p text:style-name="P36"><text:span text:style-name="T22"><text:s text:c="12"/>wrist = hand_lm.landmark[0]</text:span></text:p>
      <text:p text:style-name="P36"><text:span text:style-name="T22"><text:s text:c="12"/>cx = int(wrist.x * frame.shape[1])</text:span></text:p>
      <text:p text:style-name="P36"><text:span text:style-name="T22"><text:s text:c="12"/>cy = int(wrist.y * frame.shape[0])</text:span></text:p>
      <text:p text:style-name="P36"><text:span text:style-name="T22"><text:s text:c="12"/>cv2.putText(frame, label, (cx - 30, cy - 20),</text:span></text:p>
      <text:p text:style-name="P36"><text:span text:style-name="T22"><text:s text:c="24"/>cv2.FONT_HERSHEY_SIMPLEX, 0.8,</text:span></text:p>
      <text:p text:style-name="P36"><text:span text:style-name="T22"><text:s text:c="24"/>(0, 255, 0) if label == "Right" else (255, 100, 0),</text:span></text:p>
      <text:p text:style-name="P36"><text:span text:style-name="T22"><text:s text:c="24"/>2)</text:span></text:p>
      <text:p text:style-name="P36"><text:span text:style-name="T22"/></text:p>
      <text:p text:style-name="P36"><text:span text:style-name="T22"><text:s text:c="12"/>if label == "Right":</text:span></text:p>
      <text:p text:style-name="P36"><text:span text:style-name="T22"><text:s text:c="16"/>right_angles = angles</text:span></text:p>
      <text:p text:style-name="P36"><text:span text:style-name="T22"><text:s text:c="12"/>else:</text:span></text:p>
      <text:p text:style-name="P36"><text:span text:style-name="T22"><text:s text:c="16"/>left_angles = angles</text:span></text:p>
      <text:p text:style-name="P36"><text:span text:style-name="T22"/></text:p>
      <text:p text:style-name="P36"><text:span text:style-name="T22"><text:s text:c="4"/># ── Daten senden ─────────────────────────────────────────</text:span></text:p>
      <text:p text:style-name="P36"><text:span text:style-name="T22"><text:s text:c="4"/>if now - last_send_time &gt; SEND_DELAY:</text:span></text:p>
      <text:p text:style-name="P36"><text:span text:style-name="T22"><text:s text:c="8"/>if two_hand_mode:</text:span></text:p>
      <text:p text:style-name="P36"><text:span text:style-name="T22"><text:s text:c="12"/># 10 Werte: erst rechte Hand, dann linke</text:span></text:p>
      <text:p text:style-name="P36"><text:span text:style-name="T22"><text:s text:c="12"/>data_string = (</text:span></text:p>
      <text:p text:style-name="P36"><text:span text:style-name="T22"><text:s text:c="16"/>f"{right_angles[0]},{right_angles[1]},{right_angles[2]},"</text:span></text:p>
      <text:p text:style-name="P36"><text:span text:style-name="T22"><text:s text:c="16"/>f"{right_angles[3]},{right_angles[4]},"</text:span></text:p>
      <text:p text:style-name="P36"><text:span text:style-name="T22"><text:s text:c="16"/>f"{left_angles[0]},{left_angles[1]},{left_angles[2]},"</text:span></text:p>
      <text:p text:style-name="P36"><text:span text:style-name="T22"><text:s text:c="16"/>f"{left_angles[3]},{left_angles[4]}\n"</text:span></text:p>
      <text:p text:style-name="P36"><text:span text:style-name="T22"><text:s text:c="12"/>)</text:span></text:p>
      <text:p text:style-name="P36"><text:span text:style-name="T22"><text:s text:c="8"/>else:</text:span></text:p>
      <text:p text:style-name="P36"><text:span text:style-name="T22"><text:s text:c="12"/># 5 Werte: nur rechte (erste erkannte) Hand</text:span></text:p>
      <text:p text:style-name="P36"><text:span text:style-name="T22"><text:s text:c="12"/>data_string = (</text:span></text:p>
      <text:p text:style-name="P36"><text:span text:style-name="T22"><text:s text:c="16"/>f"{right_angles[0]},{right_angles[1]},{right_angles[2]},"</text:span></text:p>
      <text:p text:style-name="P36"><text:span text:style-name="T22"><text:s text:c="16"/>f"{right_angles[3]},{right_angles[4]}\n"</text:span></text:p>
      <text:p text:style-name="P36"><text:span text:style-name="T22"><text:s text:c="12"/>)</text:span></text:p>
      <text:p text:style-name="P36"><text:span text:style-name="T22"/></text:p>
      <text:p text:style-name="P36"><text:span text:style-name="T22"><text:s text:c="8"/>print(f"Sende ({'2H' if two_hand_mode else '1H'}): {data_string.strip()}")</text:span></text:p>
      <text:p text:style-name="P36"><text:span text:style-name="T22"><text:s text:c="8"/>esp32.write(data_string.encode('utf-8'))</text:span></text:p>
      <text:p text:style-name="P36"><text:span text:style-name="T22"><text:s text:c="8"/>last_send_time = now</text:span></text:p>
      <text:p text:style-name="P36"><text:span text:style-name="T22"/></text:p>
      <text:p text:style-name="P36"><text:span text:style-name="T22"><text:s text:c="4"/># ── HUD ──────────────────────────────────────────────────</text:span></text:p>
      <text:p text:style-name="P36"><text:span text:style-name="T22"><text:s text:c="4"/>mode_text = "2 Haende" if two_hand_mode else "1 Hand"</text:span></text:p>
      <text:p text:style-name="P36"><text:span text:style-name="T22"><text:s text:c="4"/>cv2.putText(frame, f"Modus: {mode_text}", (10, 30),</text:span></text:p>
      <text:p text:style-name="P36"><text:span text:style-name="T22"><text:s text:c="16"/>cv2.FONT_HERSHEY_SIMPLEX, 0.8, (0, 200, 255), 2)</text:span></text:p>
      <text:p text:style-name="P36"><text:span text:style-name="T22"/></text:p>
      <text:p text:style-name="P36"><text:span text:style-name="T22"><text:s text:c="4"/>cv2.imshow("RoboHand Tracking", frame)</text:span></text:p>
      <text:p text:style-name="P36"><text:span text:style-name="T22"><text:s text:c="4"/>if cv2.waitKey(1) == ord('q'):</text:span></text:p>
      <text:p text:style-name="P36"><text:span text:style-name="T22"><text:s text:c="8"/>break</text:span></text:p>
      <text:p text:style-name="P36"><text:span text:style-name="T22"/></text:p>
      <text:p text:style-name="P36"><text:soft-page-break/><text:span text:style-name="T22"># ─────────────────────────────────────────────────────────────</text:span></text:p>
      <text:p text:style-name="P36"><text:span text:style-name="T22"># 7. AUFRÄUMEN</text:span></text:p>
      <text:p text:style-name="P36"><text:span text:style-name="T22"># ─────────────────────────────────────────────────────────────</text:span></text:p>
      <text:p text:style-name="P36"><text:span text:style-name="T22">cap.release()</text:span></text:p>
      <text:p text:style-name="P36"><text:span text:style-name="T22">cv2.destroyAllWindows()</text:span></text:p>
      <text:p text:style-name="P36"><text:span text:style-name="T22">esp32.close()</text:span></text:p>
      <text:p text:style-name="P36"><text:span text:style-name="T22">print("Programm beendet.")</text:span></text:p>
      <text:p text:style-name="P36"><text:span text:style-name="T22"/></text:p>
      <text:p text:style-name="P36"><text:span text:style-name="T22">----------------------------------------------------------------------------------------------------------------------------------------------</text:span></text:p>
      <text:p text:style-name="P58">Prompt: <text:span text:style-name="T11">Gemini</text:span></text:p>
      <text:p text:style-name="P58">oem@oem-ThinkPad-L13-Yoga:~$ /usr/bin/python3 /home/oem/Desktop/TEST/send.py</text:p>
      <text:p text:style-name="P58">Traceback (most recent call last):</text:p>
      <text:p text:style-name="P58">  File "/home/oem/Desktop/TEST/send.py", line 8, in &lt;module&gt;</text:p>
      <text:p text:style-name="P58">    mp_drawing = mp.solutions.drawing.utils</text:p>
      <text:p text:style-name="P58">AttributeError: module 'mediapipe' has no attribute 'solutions'</text:p>
      <text:p text:style-name="P58"/>
      <text:p text:style-name="P58"/>
      <text:p text:style-name="P58"/>
      <text:p text:style-name="P58">import cv2</text:p>
      <text:p text:style-name="P58">import mediapipe as mp</text:p>
      <text:p text:style-name="P58"/>
      <text:p text:style-name="P58">cap = cv2.VideoCapture(0)</text:p>
      <text:p text:style-name="P58">cap.set(cv2.CAP_PROP_FRAME_WIDTH, 600)</text:p>
      <text:p text:style-name="P58"/>
      <text:p text:style-name="P58">cap.set(cv2.CAP_PROP_FRAME_HEIGHT, 600)</text:p>
      <text:p text:style-name="P58"/>
      <text:p text:style-name="P58">mp_drawing = mp.solutions.drawing.utils</text:p>
      <text:p text:style-name="P58">mp_hands = mp.solutions.hands</text:p>
      <text:p text:style-name="P58">hand = mp.hands.Hands()</text:p>
      <text:p text:style-name="P58"/>
      <text:p text:style-name="P58">while True:</text:p>
      <text:p text:style-name="P58"/>
      <text:p text:style-name="P58">sucess, frame = cap.rad() #ist bgr</text:p>
      <text:p text:style-name="P58">if sucess:</text:p>
      <text:p text:style-name="P58">RGB_frame = cv2.cvtColor(frame, cv2.COLOR_BGR2RBG)</text:p>
      <text:p text:style-name="P58">result = hand.process(RGB_frame)</text:p>
      <text:p text:style-name="P58"/>
      <text:p text:style-name="P58">if result.multi_hand_landmarks:</text:p>
      <text:p text:style-name="P58"/>
      <text:p text:style-name="P58">for hand_landmarks in result.multi_hand_landmarks:</text:p>
      <text:p text:style-name="P58">print(hand_landmarks)</text:p>
      <text:p text:style-name="P58">mp_drawing.draw_landmarks(frame, hand_landmarks, mp_hands.HAND_CONNECTIONS)</text:p>
      <text:p text:style-name="P58">cv2.imshow("capture image", frame) #rgb</text:p>
      <text:p text:style-name="P58">if cv2.waitKey(1)== ord('q'):</text:p>
      <text:p text:style-name="P58">break</text:p>
      <text:p text:style-name="P58">cv2.destroyAllWindows()</text:p>
      <text:p text:style-name="P58"/>
      <text:p text:style-name="P58"/>
      <text:p text:style-name="P58">print("MediaPipe Hands erfolgreich importiert!")</text:p>
      <text:p text:style-name="P58"><text:soft-page-break/></text:p>
      <text:p text:style-name="P59"><text:span text:style-name="T15">antwort</text:span>:</text:p>
      <text:p text:style-name="P60">The AttributeError: module 'mediapipe' has no attribute 'solutions' is a common roadblock, but it usually stems from a quick fix. However, looking at your script, there are also a few typos further down that will cause the program to crash immediately after you fix the import error!</text:p>
      <text:p text:style-name="P60">Let's get this fully sorted out.</text:p>
      <text:p text:style-name="P60"/>
      <text:p text:style-name="P60">Step 1: Fix the AttributeError</text:p>
      <text:p text:style-name="P60">When Python says mediapipe doesn't have solutions, it almost always means one of two things:</text:p>
      <text:p text:style-name="P60"/>
      <text:p text:style-name="P60">You have a file named mediapipe.py or a folder named mediapipe in your TEST directory: If you created a file named mediapipe.py (maybe to test the library) in /home/oem/Desktop/TEST/, Python will try to load that file instead of the actual MediaPipe library you installed.</text:p>
      <text:p text:style-name="P60">The Fix: Look inside /home/oem/Desktop/TEST/. If you see a mediapipe.py or a folder named mediapipe, rename it to something else (e.g., my_mediapipe_test.py).</text:p>
      <text:p text:style-name="P60">Corrupted or outdated installation: If there is no local file confusing Python, your MediaPipe installation might be broken or outdated.</text:p>
      <text:p text:style-name="P60">The Fix: Open your terminal and run:</text:p>
      <text:p text:style-name="P60">Bash</text:p>
      <text:p text:style-name="P60">pip3 install --upgrade mediapipe</text:p>
      <text:p text:style-name="P60">Step 2: Fix the Typos in Your Code</text:p>
      <text:p text:style-name="P60">Once the AttributeError is fixed, your script is going to hit a few roadblocks due to some small typos. I've corrected them for you:</text:p>
      <text:p text:style-name="P60"/>
      <text:p text:style-name="P60">drawing.utils needs to be drawing_utils (underscore, not a dot).</text:p>
      <text:p text:style-name="P60"/>
      <text:p text:style-name="P60">mp.hands.Hands() needs to be mp_hands.Hands() (using the variable you defined right above it).</text:p>
      <text:p text:style-name="P60"/>
      <text:p text:style-name="P60">cap.rad() needs to be cap.read().</text:p>
      <text:p text:style-name="P60"/>
      <text:p text:style-name="P60">cv2.COLOR_BGR2RBG needs to be cv2.COLOR_BGR2RGB.</text:p>
      <text:p text:style-name="P60">Here is your fully corrected, ready-to-run script:</text:p>
      <text:p text:style-name="P60"/>
      <text:p text:style-name="P60">Python</text:p>
      <text:p text:style-name="P60">import cv2import mediapipe as mpcap = cv2.VideoCapture(0)cap.set(cv2.CAP_PROP_FRAME_WIDTH, 600)cap.set(cv2.CAP_PROP_FRAME_HEIGHT, 600)# FIXED: underscore instead of dotmp_drawing = mp.solutions.drawing_utils mp_hands = mp.solutions.hands# FIXED: mp_hands instead of mp.handshand = mp_hands.Hands() while True: # FIXED: read() instead of rad() success, frame = cap.read() if success: # FIXED: COLOR_BGR2RGB instead of COLOR_BGR2RBG RGB_frame = cv2.cvtColor(frame, cv2.COLOR_BGR2RGB) result = hand.process(RGB_frame) if result.multi_hand_landmarks: for hand_landmarks in result.multi_hand_landmarks: print(hand_landmarks) mp_drawing.draw_landmarks(frame, hand_landmarks, mp_hands.HAND_CONNECTIONS) cv2.imshow("capture image", frame) if cv2.waitKey(1) == ord('q'): break cv2.destroyAllWindows()print("MediaPipe Hands erfolgreich importiert und beendet!")</text:p>
      <text:p text:style-name="P60"><text:soft-page-break/>Check your TEST folder for any confusing filenames, run the pip upgrade command just to be safe, and try running this updated code.</text:p>
      <text:p text:style-name="P60">Would you like me to explain how to customize the drawing utility so you can change the color and thickness of the hand tracking lines?</text:p>
      <text:p text:style-name="P60"/>
      <text:p text:style-name="P60"/>
      <text:p text:style-name="P60"/>
      <text:p text:style-name="P58"><text:span text:style-name="T11">Prompt: </text:span>none of the two solutions are the case</text:p>
      <text:p text:style-name="P60"/>
      <text:p text:style-name="P59">antwotz:</text:p>
      <text:p text:style-name="P60">I apologize for the runaround! You are absolutely right, and I missed a major, very recent change to the library.</text:p>
      <text:p text:style-name="P60"/>
      <text:p text:style-name="P60">The Real Culprit: The MediaPipe Update</text:p>
      <text:p text:style-name="P60">If you don't have a local naming conflict and your installation isn't corrupted, the issue is your MediaPipe version. In recent releases (specifically versions 0.10.31 and newer, which rolled out around late 2025/early 2026), Google completely removed the Legacy Solutions API (mp.solutions).</text:p>
      <text:p text:style-name="P60">Because you likely installed the newest version of the library, the solutions module literally does not exist in your installation anymore. It has been permanently replaced by the new MediaPipe Tasks API.</text:p>
      <text:p text:style-name="P60">You have two ways to solve this:</text:p>
      <text:p text:style-name="P60"/>
      <text:p text:style-name="P60">Option 1: The Quick Fix (Downgrade MediaPipe)</text:p>
      <text:p text:style-name="P60">If you want your current code to work exactly as written without having to learn the new API, you just need to downgrade MediaPipe to a version where mp.solutions still existed (version 0.10.14 or 0.10.21 are very stable).</text:p>
      <text:p text:style-name="P60">Run this in your terminal:</text:p>
      <text:p text:style-name="P60"/>
      <text:p text:style-name="P60">Bash</text:p>
      <text:p text:style-name="P60">pip3 uninstall mediapipe -ypip3 install mediapipe==0.10.14</text:p>
      <text:p text:style-name="P60">(Note: Since you are running the system python at /usr/bin/python3, you might need to add --user to the install command or use sudo depending on your setup, though a virtual environment is always best).</text:p>
      <text:p text:style-name="P60"/>
      <text:p text:style-name="P60">Option 2: The Future-Proof Fix (Use the Tasks API)</text:p>
      <text:p text:style-name="P60">If you want to stay on the latest version of MediaPipe, you will need to abandon mp.solutions entirely and rewrite your script to use mediapipe.tasks.vision.HandLandmarker.</text:p>
      <text:p text:style-name="P60">Would you like me to rewrite your script using the new MediaPipe Tasks API so it works flawlessly with your current, updated installation?</text:p>
      <text:p text:style-name="P60">------------------------------------------------------------------------------------------------------------------</text:p>
      <text:p text:style-name="P60"/>
      <text:p text:style-name="P57">Promopt: </text:p>
      <text:p text:style-name="P41">how would you configure this code for it to send the correct calucalted values to the servos?</text:p>
      <text:section text:style-name="Sect1" text:name="user-query-content-6">
        <text:p text:style-name="P42">import cv2</text:p>
        <text:p text:style-name="P42">import mediapipe as mp</text:p>
        <text:p text:style-name="P43"><text:soft-page-break/></text:p>
        <text:p text:style-name="P42">cap = cv2.VideoCapture(0)</text:p>
        <text:p text:style-name="P42">cap.set(cv2.CAP_PROP_FRAME_WIDTH, 600)</text:p>
        <text:p text:style-name="P42">cap.set(cv2.CAP_PROP_FRAME_HEIGHT, 600)</text:p>
        <text:p text:style-name="P43"/>
        <text:p text:style-name="P42">mp_drawing = mp.solutions.drawing_utils</text:p>
        <text:p text:style-name="P42">mp_hands = mp.solutions.hands</text:p>
        <text:p text:style-name="P42">hand = mp_hands.Hands()</text:p>
        <text:p text:style-name="P43"/>
        <text:p text:style-name="P42">while True:</text:p>
        <text:p text:style-name="P42">sucess, frame = cap.read() #ist bgr</text:p>
        <text:p text:style-name="P42">if sucess:</text:p>
        <text:p text:style-name="P42">RGB_frame = cv2.cvtColor(frame, cv2.COLOR_BGR2RGB)</text:p>
        <text:p text:style-name="P42">result = hand.process(RGB_frame)</text:p>
        <text:p text:style-name="P43"/>
        <text:p text:style-name="P42">if result.multi_hand_landmarks:</text:p>
        <text:p text:style-name="P42">for hand_landmarks in result.multi_hand_landmarks:</text:p>
        <text:p text:style-name="P42">print(hand_landmarks)</text:p>
        <text:p text:style-name="P42">mp_drawing.draw_landmarks(frame, hand_landmarks, mp_hands.HAND_CONNECTIONS)</text:p>
        <text:p text:style-name="P42">cv2.imshow("capture image", frame) #rgb</text:p>
        <text:p text:style-name="P42">if cv2.waitKey(1)== ord('q'):</text:p>
        <text:p text:style-name="P42">break</text:p>
        <text:p text:style-name="P42">cv2.destroyAllWindows()</text:p>
        <text:p text:style-name="P43"/>
        <text:p text:style-name="P42">print("MediaPipe Hands erfolgreich importiert!")</text:p>
      </text:section>
      <text:p text:style-name="P34"><text:line-break/><text:span text:style-name="T11">Antwort:</text:span></text:p>
      <text:p text:style-name="P44"><text:bookmark text:name="model-response-message-contentr_c7b5cc815b86f2e8"/>Here is your exact code, fully upgraded to calculate the finger positions, format them into a string, and send them to your ESP32 safely using the non-blocking timer we talked about!</text:p>
      <text:section text:style-name="Sect2" text:name="Bereich1">
        <text:p text:style-name="P45">To make this work reliably right out of the gate, I have set it up to calculate binary angles (0° or 180°). It checks if the tip of your finger is lower than the knuckle. If it is, the finger is closed (0°). If it's higher, the finger is open (180°). This is the best way to start because it prevents your servos from jittering wildly while you are testing.</text:p>
        <text:p text:style-name="P45">You will need to install the pyserial library if you haven't already (pip3 install pyserial).</text:p>
        <text:p text:style-name="P45">Python</text:p>
        <text:p text:style-name="P45">import cv2</text:p>
        <text:p text:style-name="P45">import mediapipe as mp</text:p>
        <text:p text:style-name="P45">import serial</text:p>
        <text:p text:style-name="P45">import time</text:p>
        <text:p text:style-name="P45"># ==========================================</text:p>
        <text:p text:style-name="P45"># 1. SETUP SERIAL CONNECTION TO ESP32</text:p>
        <text:p text:style-name="P45"># ==========================================</text:p>
        <text:p text:style-name="P45"># Change '/dev/ttyUSB0' to whatever port your ESP32 is on (e.g., 'COM3' on Windows)</text:p>
        <text:p text:style-name="P45"><text:soft-page-break/># I have commented it out so the code doesn't crash if your ESP32 isn't plugged in yet.</text:p>
        <text:p text:style-name="P45"># esp32 = serial.Serial('/dev/ttyUSB0', 115200)</text:p>
        <text:p text:style-name="P45">print("Waiting for ESP32 to wake up...")</text:p>
        <text:p text:style-name="P45">time.sleep(3) # The crucial 3-second wait we discussed!</text:p>
        <text:p text:style-name="P45"/>
        <text:p text:style-name="P45"># ==========================================</text:p>
        <text:p text:style-name="P45"># 2. SETUP MEDIAPIPE &amp; WEBCAM</text:p>
        <text:p text:style-name="P45"># ==========================================</text:p>
        <text:p text:style-name="P45">cap = cv2.VideoCapture(0)</text:p>
        <text:p text:style-name="P45">cap.set(cv2.CAP_PROP_FRAME_WIDTH, 600)</text:p>
        <text:p text:style-name="P45">cap.set(cv2.CAP_PROP_FRAME_HEIGHT, 600)</text:p>
        <text:p text:style-name="P45">mp_drawing = mp.solutions.drawing_utils</text:p>
        <text:p text:style-name="P45">mp_hands = mp.solutions.hands</text:p>
        <text:p text:style-name="P45">hand = mp_hands.Hands(max_num_hands=1) # Restrict to 1 hand to avoid confusing the robot</text:p>
        <text:p text:style-name="P45"># Timer variables to prevent flooding the ESP32</text:p>
        <text:p text:style-name="P45">last_send_time = 0</text:p>
        <text:p text:style-name="P45">send_delay = 0.05 # Send data 20 times per second</text:p>
        <text:p text:style-name="P45">print("MediaPipe Hands erfolgreich importiert! Starte Tracking...")</text:p>
        <text:p text:style-name="P45">while True:</text:p>
        <text:p text:style-name="P45"><text:s text:c="4"/>success, frame = cap.read() # Read webcam</text:p>
        <text:p text:style-name="P45"><text:s/></text:p>
        <text:p text:style-name="P45"><text:s text:c="4"/>if success: </text:p>
        <text:p text:style-name="P45"><text:s text:c="8"/>RGB_frame = cv2.cvtColor(frame, cv2.COLOR_BGR2RGB)</text:p>
        <text:p text:style-name="P45"><text:s text:c="8"/>result = hand.process(RGB_frame)</text:p>
        <text:p text:style-name="P45"><text:s text:c="8"/>if result.multi_hand_landmarks:</text:p>
        <text:p text:style-name="P45"><text:s text:c="11"/># Grab the first hand detected</text:p>
        <text:p text:style-name="P45"><text:s text:c="11"/>my_hand = result.multi_hand_landmarks[0]</text:p>
        <text:p text:style-name="P45"><text:s text:c="11"/></text:p>
        <text:p text:style-name="P45"><text:s text:c="11"/># Draw the skeleton on the screen</text:p>
        <text:p text:style-name="P45"><text:s text:c="11"/>mp_drawing.draw_landmarks(frame, my_hand, mp_hands.HAND_CONNECTIONS)</text:p>
        <text:p text:style-name="P45"><text:s text:c="11"/></text:p>
        <text:p text:style-name="P45"><text:s text:c="11"/># ==========================================</text:p>
        <text:p text:style-name="P45"><text:s text:c="11"/># 3. CALCULATE FINGER ANGLES</text:p>
        <text:p text:style-name="P45"><text:s text:c="11"/># ==========================================</text:p>
        <text:p text:style-name="P45"><text:s text:c="11"/>lm = my_hand.landmark # List of all 21 points</text:p>
        <text:p text:style-name="P45"><text:soft-page-break/><text:s text:c="11"/>angles = []</text:p>
        <text:p text:style-name="P45"><text:s text:c="11"/></text:p>
        <text:p text:style-name="P45"><text:s text:c="11"/># Thumb (Point 4 is tip, Point 2 is joint)</text:p>
        <text:p text:style-name="P45"><text:s text:c="11"/># Thumb moves sideways, so we check the X coordinate</text:p>
        <text:p text:style-name="P45"><text:s text:c="11"/>if lm[4].x &gt; lm[2].x:</text:p>
        <text:p text:style-name="P45"><text:s text:c="15"/>angles.append(180) # Open</text:p>
        <text:p text:style-name="P45"><text:s text:c="11"/>else:</text:p>
        <text:p text:style-name="P45"><text:s text:c="15"/>angles.append(0) <text:s text:c="2"/># Closed</text:p>
        <text:p text:style-name="P45"><text:s text:c="15"/></text:p>
        <text:p text:style-name="P45"><text:s text:c="11"/># Index, Middle, Ring, Pinky (Tips are 8, 12, 16, 20. Joints are 6, 10, 14, 18)</text:p>
        <text:p text:style-name="P45"><text:s text:c="11"/># These move up/down, so we check the Y coordinate (lower Y value = higher on screen)</text:p>
        <text:p text:style-name="P45"><text:s text:c="11"/>finger_tips = [8, 12, 16, 20]</text:p>
        <text:p text:style-name="P45"><text:s text:c="11"/>finger_joints = [6, 10, 14, 18]</text:p>
        <text:p text:style-name="P45"><text:s text:c="11"/></text:p>
        <text:p text:style-name="P45"><text:s text:c="11"/>for i in range(4):</text:p>
        <text:p text:style-name="P45"><text:s text:c="15"/>tip_y = lm[finger_tips[i]].y</text:p>
        <text:p text:style-name="P45"><text:s text:c="15"/>joint_y = lm[finger_joints[i]].y</text:p>
        <text:p text:style-name="P45"><text:s text:c="15"/></text:p>
        <text:p text:style-name="P45"><text:s text:c="15"/>if tip_y &lt; joint_y: # If tip is higher than the joint</text:p>
        <text:p text:style-name="P45"><text:s text:c="19"/>angles.append(180) # Finger is open</text:p>
        <text:p text:style-name="P45"><text:s text:c="15"/>else:</text:p>
        <text:p text:style-name="P45"><text:s text:c="19"/>angles.append(0) <text:s text:c="2"/># Finger is closed</text:p>
        <text:p text:style-name="P45"/>
        <text:p text:style-name="P45"><text:s text:c="11"/># ==========================================</text:p>
        <text:p text:style-name="P45"><text:s text:c="11"/># 4. SEND DATA TO ESP32 (Non-Blocking)</text:p>
        <text:p text:style-name="P45"><text:s text:c="11"/># ==========================================</text:p>
        <text:p text:style-name="P45"><text:s text:c="11"/>current_time = time.time()</text:p>
        <text:p text:style-name="P45"><text:s text:c="11"/>if current_time - last_send_time &gt; send_delay:</text:p>
        <text:p text:style-name="P45"><text:s text:c="15"/># Format: "Thumb,Index,Middle,Ring,Pinky\n"</text:p>
        <text:p text:style-name="P45"><text:s text:c="15"/># Example: "180,0,180,180,0\n"</text:p>
        <text:p text:style-name="P45"><text:s text:c="15"/>data_string = f"{angles[0]},{angles[1]},{angles[2]},{angles[3]},{angles[4]}\n"</text:p>
        <text:p text:style-name="P45"><text:s text:c="15"/></text:p>
        <text:p text:style-name="P45"><text:s text:c="15"/>print("Sending:", data_string.strip()) # Print to console so you can see it working</text:p>
        <text:p text:style-name="P45"><text:s text:c="15"/></text:p>
        <text:p text:style-name="P45"><text:s text:c="15"/># UNCOMMENT THIS LINE to actually send the data to the ESP32</text:p>
        <text:p text:style-name="P45"><text:soft-page-break/><text:s text:c="15"/># esp32.write(data_string.encode('utf-8'))</text:p>
        <text:p text:style-name="P45"><text:s text:c="15"/></text:p>
        <text:p text:style-name="P45"><text:s text:c="15"/>last_send_time = current_time # Reset timer</text:p>
        <text:p text:style-name="P45"/>
        <text:p text:style-name="P45"><text:s text:c="8"/>cv2.imshow("capture image", frame) </text:p>
        <text:p text:style-name="P45"><text:s text:c="8"/></text:p>
        <text:p text:style-name="P45"><text:s text:c="8"/>if cv2.waitKey(1) == ord('q'):</text:p>
        <text:p text:style-name="P45"><text:s text:c="12"/>break</text:p>
        <text:p text:style-name="P45"><text:s text:c="8"/></text:p>
        <text:p text:style-name="P45"># Cleanup</text:p>
        <text:p text:style-name="P45">cap.release()</text:p>
        <text:p text:style-name="P45">cv2.destroyAllWindows()</text:p>
        <text:p text:style-name="P45"># esp32.close() # UNCOMMENT THIS when using the real ESP32</text:p>
        <text:p text:style-name="P45">print("Programm beendet!")</text:p>
        <text:p text:style-name="P45">What I added:</text:p>
        <text:p text:style-name="P45"><text:s text:c="4"/>1. max_num_hands=1: I told MediaPipe to only look for 1 hand. If it detects two, the code would try to send 10 servo angles, which would crash your ESP32 logic.</text:p>
        <text:p text:style-name="P45"><text:s text:c="4"/>2. The Logic: The code looks at the Y coordinates of your fingertips. Because screens draw from top to bottom, a lower Y value actually means it's higher up on the screen. If your fingertip is higher than your middle knuckle, the code decides the finger is straight (180°).</text:p>
        <text:p text:style-name="P45"><text:s text:c="4"/>3. The Data String: It takes those five 0 or 180 values and smashes them into a single text string ending with \n (a newline character). The \n is super important because it tells the ESP32 "this is the end of the message, you can move the servos now."</text:p>
        <text:p text:style-name="P45">Try running this code! If you open and close your hand in front of the camera, you should see Sending: 180,180,180,180,180 turn into Sending: 0,0,0,0,0 in your terminal.</text:p>
        <text:p text:style-name="P45">Once that terminal output looks correct, we are ready to write the C++ code for your ESP32. Would you like to tackle the ESP32 side next?</text:p>
      </text:section>
      <text:p text:style-name="P53"><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thropic Mono" svg:font-family="'Anthropic Mono', ui-monospace, monospace"/>
    <style:font-face style:name="Anthropic Sans" svg:font-family="'Anthropic Sans', system-ui, 'Segoe UI', Roboto, Helvetica, Arial, sans-serif"/>
    <style:font-face style:name="Google Sans Flex" svg:font-family="'Google Sans Flex', '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vg:font-family="Rasa" style:font-pitch="variable"/>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9T03:34:41.296328073</meta:creation-date>
    <dc:date>2026-05-01T14:50:13.523482899</dc:date>
    <meta:editing-duration>PT10M55S</meta:editing-duration>
    <meta:editing-cycles>3</meta:editing-cycles>
    <meta:generator>LibreOffice/7.3.7.2$Linux_X86_64 LibreOffice_project/30$Build-2</meta:generator>
    <meta:document-statistic meta:table-count="0" meta:image-count="0" meta:object-count="0" meta:page-count="46" meta:paragraph-count="1586" meta:word-count="12068" meta:character-count="96251" meta:non-whitespace-character-count="80389"/>
  </office:meta>
</office:document-meta>
</file>